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3909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2193in"/>
    </style:style>
    <style:style style:name="co10" style:family="table-column">
      <style:table-column-properties fo:break-before="auto" style:column-width="0.5437in"/>
    </style:style>
    <style:style style:name="co11" style:family="table-column">
      <style:table-column-properties fo:break-before="auto" style:column-width="0.6492in"/>
    </style:style>
    <style:style style:name="co12" style:family="table-column">
      <style:table-column-properties fo:break-before="auto" style:column-width="0.5528in"/>
    </style:style>
    <style:style style:name="co13" style:family="table-column">
      <style:table-column-properties fo:break-before="auto" style:column-width="0.8165in"/>
    </style:style>
    <style:style style:name="co14" style:family="table-column">
      <style:table-column-properties fo:break-before="auto" style:column-width="0.37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5002" number:language="en" number:country="US">
      <number:number number:decimal-places="2"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ext-properties style:use-window-font-color="true" style:font-name="Arial" style:font-name-asian="微软雅黑" style:font-name-complex="Lohit Hindi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font-name="Liberation Serif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500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5002">
      <style:table-cell-properties fo:background-color="transparent"/>
      <style:text-properties style:use-window-font-color="true"/>
    </style:style>
    <style:style style:name="ce13" style:family="table-cell" style:parent-style-name="Default" style:data-style-name="N500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5002">
      <style:text-properties style:use-window-font-color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weight="bold" style:font-weight-asian="bold" style:font-weight-complex="bold"/>
    </style:style>
    <style:style style:name="ce16" style:family="table-cell" style:parent-style-name="Default" style:data-style-name="N5002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1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5002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4c4c4c"/>
      <style:text-properties style:use-window-font-color="true"/>
    </style:style>
    <style:style style:name="ce22" style:family="table-cell" style:parent-style-name="Default">
      <style:table-cell-properties fo:background-color="#4c4c4c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1"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6" style:family="table-cell" style:parent-style-name="Default" style:data-style-name="N2">
      <style:text-properties style:use-window-font-color="true"/>
    </style:style>
    <style:style style:name="ce27" style:family="table-cell" style:parent-style-name="Default" style:data-style-name="N2"/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Arial1" fo:font-weight="bold" style:font-weight-asian="bold" style:font-weight-complex="bold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6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1003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0036">
      <style:text-properties style:use-window-font-color="true"/>
    </style:style>
    <style:style style:name="ce40" style:family="table-cell" style:parent-style-name="Default" style:data-style-name="N10036"/>
    <style:style style:name="ce4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2" style:family="table-cell" style:parent-style-name="Default" style:data-style-name="N121">
      <style:text-properties style:use-window-font-color="true"/>
    </style:style>
    <style:style style:name="ce43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44" style:family="table-cell" style:parent-style-name="Default" style:data-style-name="N121">
      <style:table-cell-properties fo:background-color="transparent"/>
      <style:text-properties style:use-window-font-color="true"/>
    </style:style>
    <style:style style:name="ce45" style:family="table-cell" style:parent-style-name="Default" style:data-style-name="N121"/>
    <style:style style:name="T1" style:family="text">
      <style:text-properties style:font-weight-asian="bold" style:font-weight-complex="bold"/>
    </style:style>
    <style:style style:name="T2" style:family="text">
      <style:text-properties style:font-name-asian="微软雅黑" style:font-name-complex="Lohit Hindi"/>
    </style:style>
    <style:style style:name="T3" style:family="text">
      <style:text-properties style:font-name="Liberation Serif" style:font-name-asian="微软雅黑" style:font-name-complex="Lohit Hindi"/>
    </style:style>
  </office:automatic-styles>
  <office:body>
    <office:spreadsheet>
      <table:table table:name="Sheet1" table:style-name="ta1" table:print-ranges="Sheet1.A1:Sheet1.F6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5" table:default-cell-style-name="Default"/>
        <table:table-column table:style-name="co6" table:default-cell-style-name="ce9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ce9"/>
        <table:table-column table:style-name="co7" table:default-cell-style-name="ce9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9" table:default-cell-style-name="ce22"/>
        <table:table-column table:style-name="co10" table:default-cell-style-name="ce27"/>
        <table:table-column table:style-name="co11" table:default-cell-style-name="ce32"/>
        <table:table-column table:style-name="co11" table:default-cell-style-name="ce33"/>
        <table:table-column table:style-name="co12" table:default-cell-style-name="ce37"/>
        <table:table-column table:style-name="co13" table:default-cell-style-name="ce40"/>
        <table:table-column table:style-name="co10" table:default-cell-style-name="ce33"/>
        <table:table-column table:style-name="co10" table:default-cell-style-name="ce45"/>
        <table:table-column table:style-name="co14" table:default-cell-style-name="Default"/>
        <table:table-column table:style-name="co15" table:number-columns-repeated="96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Vorname</text:p>
          </table:table-cell>
          <table:table-cell table:style-name="ce1" office:value-type="string">
            <text:p>E-Mail-Adresse</text:p>
          </table:table-cell>
          <table:table-cell table:style-name="ce7" office:value-type="string">
            <text:p>Grp.</text:p>
          </table:table-cell>
          <table:table-cell table:style-name="ce7" office:value-type="string">
            <text:p>SG</text:p>
          </table:table-cell>
          <table:table-cell office:value-type="string">
            <text:p>FS</text:p>
          </table:table-cell>
          <table:table-cell table:style-name="ce10" office:value-type="string" table:number-columns-spanned="3" table:number-rows-spanned="1">
            <text:p>Übung 01</text:p>
          </table:table-cell>
          <table:covered-table-cell table:number-columns-repeated="2" table:style-name="ce1"/>
          <table:table-cell table:style-name="ce10" office:value-type="string" table:number-columns-spanned="4" table:number-rows-spanned="1">
            <text:p>Übung 02</text:p>
          </table:table-cell>
          <table:covered-table-cell table:number-columns-repeated="3" table:style-name="ce7"/>
          <table:table-cell table:style-name="ce18" office:value-type="string" table:number-columns-spanned="3" table:number-rows-spanned="1">
            <text:p>Übung 03</text:p>
          </table:table-cell>
          <table:covered-table-cell table:number-columns-repeated="2" table:style-name="ce1"/>
          <table:table-cell table:style-name="ce18" office:value-type="string" table:number-columns-spanned="4" table:number-rows-spanned="1">
            <text:p>Übung 04</text:p>
          </table:table-cell>
          <table:covered-table-cell table:number-columns-repeated="3" table:style-name="ce1"/>
          <table:table-cell table:style-name="ce18" office:value-type="string" table:number-columns-spanned="3" table:number-rows-spanned="1">
            <text:p>Übung 05</text:p>
          </table:table-cell>
          <table:covered-table-cell table:style-name="ce18"/>
          <table:covered-table-cell table:style-name="ce1"/>
          <table:table-cell table:style-name="ce18" office:value-type="string" table:number-columns-spanned="4" table:number-rows-spanned="1">
            <text:p>Übung 06</text:p>
          </table:table-cell>
          <table:covered-table-cell table:style-name="ce18"/>
          <table:covered-table-cell table:number-columns-repeated="2" table:style-name="ce1"/>
          <table:table-cell table:style-name="ce18" office:value-type="string" table:number-columns-spanned="3" table:number-rows-spanned="1">
            <text:p>Übung 07</text:p>
          </table:table-cell>
          <table:covered-table-cell table:style-name="ce18"/>
          <table:covered-table-cell table:style-name="ce1"/>
          <table:table-cell table:style-name="ce18" office:value-type="string" table:number-columns-spanned="4" table:number-rows-spanned="1">
            <text:p>Übung 08</text:p>
          </table:table-cell>
          <table:covered-table-cell table:number-columns-repeated="2" table:style-name="ce18"/>
          <table:covered-table-cell table:style-name="ce1"/>
          <table:table-cell table:style-name="ce18" office:value-type="string" table:number-columns-spanned="4" table:number-rows-spanned="1">
            <text:p>Übung 09</text:p>
          </table:table-cell>
          <table:covered-table-cell table:number-columns-repeated="2" table:style-name="ce18"/>
          <table:covered-table-cell table:style-name="ce1"/>
          <table:table-cell table:style-name="ce18" office:value-type="string" table:number-columns-spanned="4" table:number-rows-spanned="1">
            <text:p>Übung 10</text:p>
          </table:table-cell>
          <table:covered-table-cell table:number-columns-repeated="2" table:style-name="ce18"/>
          <table:covered-table-cell table:style-name="ce1"/>
          <table:table-cell table:style-name="ce18" office:value-type="string" table:number-columns-spanned="3" table:number-rows-spanned="1">
            <text:p>AS 1</text:p>
          </table:table-cell>
          <table:covered-table-cell table:style-name="ce18"/>
          <table:covered-table-cell table:style-name="ce1"/>
          <table:table-cell table:style-name="ce18" office:value-type="string" table:number-columns-spanned="4" table:number-rows-spanned="1">
            <text:p>AS 2</text:p>
          </table:table-cell>
          <table:covered-table-cell table:number-columns-repeated="2" table:style-name="ce18"/>
          <table:covered-table-cell table:style-name="ce1"/>
          <table:table-cell table:style-name="ce18" office:value-type="string" table:number-columns-spanned="5" table:number-rows-spanned="1">
            <text:p>AS 3</text:p>
          </table:table-cell>
          <table:covered-table-cell table:number-columns-repeated="3" table:style-name="ce18"/>
          <table:covered-table-cell table:style-name="ce1"/>
          <table:table-cell table:style-name="ce20"/>
          <table:table-cell table:style-name="ce23"/>
          <table:table-cell table:style-name="ce28"/>
          <table:table-cell/>
          <table:table-cell table:style-name="ce33"/>
          <table:table-cell table:style-name="ce38"/>
          <table:table-cell/>
          <table:table-cell table:style-name="ce33"/>
          <table:table-cell table:style-name="ce1" table:number-columns-repeated="947"/>
          <table:table-cell table:number-columns-repeated="15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/>
          <table:table-cell table:style-name="ce7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5" office:value-type="string">
            <text:p>Σ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7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5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5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5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5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5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5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5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5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5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5" office:value-type="string">
            <text:p>Σ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5" office:value-type="string">
            <text:p>Σ</text:p>
          </table:table-cell>
          <table:table-cell table:style-name="ce20"/>
          <table:table-cell table:style-name="ce24" office:value-type="string">
            <text:p>Σ</text:p>
          </table:table-cell>
          <table:table-cell table:style-name="ce29" office:value-type="string">
            <text:p>%</text:p>
          </table:table-cell>
          <table:table-cell office:value-type="string">
            <text:p>Vornote</text:p>
          </table:table-cell>
          <table:table-cell table:style-name="ce33" office:value-type="string">
            <text:p>FG/MP</text:p>
          </table:table-cell>
          <table:table-cell table:style-name="ce38" office:value-type="string">
            <text:p>Datum</text:p>
          </table:table-cell>
          <table:table-cell office:value-type="string">
            <text:p>Note</text:p>
          </table:table-cell>
          <table:table-cell table:style-name="ce33"/>
          <table:table-cell table:style-name="ce1" table:number-columns-repeated="947"/>
          <table:table-cell table:number-columns-repeated="15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/>
          <table:table-cell table:style-name="ce11" office:value-type="float" office:value="4">
            <text:p>4.00</text:p>
          </table:table-cell>
          <table:table-cell table:style-name="ce13" office:value-type="float" office:value="6">
            <text:p>6.00</text:p>
          </table:table-cell>
          <table:table-cell table:style-name="ce16" table:formula="of:=SUM([.G3:.H3])" office:value-type="float" office:value="10">
            <text:p>10.00</text:p>
          </table:table-cell>
          <table:table-cell table:style-name="ce11" office:value-type="float" office:value="4">
            <text:p>4.00</text:p>
          </table:table-cell>
          <table:table-cell table:style-name="ce11" office:value-type="float" office:value="5">
            <text:p>5.00</text:p>
          </table:table-cell>
          <table:table-cell table:style-name="ce11" office:value-type="float" office:value="1">
            <text:p>1.00</text:p>
          </table:table-cell>
          <table:table-cell table:style-name="ce11" table:formula="of:=SUM([.J3:.L3])" office:value-type="float" office:value="10">
            <text:p>10.00</text:p>
          </table:table-cell>
          <table:table-cell table:style-name="ce13" office:value-type="float" office:value="4">
            <text:p>4.00</text:p>
          </table:table-cell>
          <table:table-cell table:style-name="ce13" office:value-type="float" office:value="6">
            <text:p>6.00</text:p>
          </table:table-cell>
          <table:table-cell table:style-name="ce13" table:formula="of:=SUM([.N3:.O3])" office:value-type="float" office:value="10">
            <text:p>10.00</text:p>
          </table:table-cell>
          <table:table-cell table:style-name="ce13" office:value-type="float" office:value="5">
            <text:p>5.0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3">
            <text:p>3.00</text:p>
          </table:table-cell>
          <table:table-cell table:style-name="ce13" table:formula="of:=SUM([.Q3:.S3])" office:value-type="float" office:value="10">
            <text:p>10.00</text:p>
          </table:table-cell>
          <table:table-cell table:number-columns-repeated="2" table:style-name="ce13" office:value-type="float" office:value="5">
            <text:p>5.00</text:p>
          </table:table-cell>
          <table:table-cell table:style-name="ce13" table:formula="of:=SUM([.U3:.V3])" office:value-type="float" office:value="10">
            <text:p>10.00</text:p>
          </table:table-cell>
          <table:table-cell table:style-name="ce13" office:value-type="float" office:value="2">
            <text:p>2.00</text:p>
          </table:table-cell>
          <table:table-cell table:number-columns-repeated="2" table:style-name="ce13" office:value-type="float" office:value="4">
            <text:p>4.00</text:p>
          </table:table-cell>
          <table:table-cell table:style-name="ce13" table:formula="of:=SUM([.X3:.Z3])" office:value-type="float" office:value="10">
            <text:p>10.00</text:p>
          </table:table-cell>
          <table:table-cell table:style-name="ce13" office:value-type="float" office:value="4">
            <text:p>4.00</text:p>
          </table:table-cell>
          <table:table-cell table:style-name="ce13" office:value-type="float" office:value="2">
            <text:p>2.00</text:p>
          </table:table-cell>
          <table:table-cell table:style-name="ce13" table:formula="of:=SUM([.AB3:.AC3])" office:value-type="float" office:value="6">
            <text:p>6.00</text:p>
          </table:table-cell>
          <table:table-cell table:style-name="ce13" office:value-type="float" office:value="2">
            <text:p>2.00</text:p>
          </table:table-cell>
          <table:table-cell table:number-columns-repeated="2" table:style-name="ce13" office:value-type="float" office:value="4">
            <text:p>4.00</text:p>
          </table:table-cell>
          <table:table-cell table:style-name="ce13" table:formula="of:=SUM([.AE3:.AG3])" office:value-type="float" office:value="10">
            <text:p>10.00</text:p>
          </table:table-cell>
          <table:table-cell table:style-name="ce13" office:value-type="float" office:value="3">
            <text:p>3.0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5">
            <text:p>5.00</text:p>
          </table:table-cell>
          <table:table-cell table:style-name="ce13" table:formula="of:=SUM([.AI3:.AK3])" office:value-type="float" office:value="10">
            <text:p>10.00</text:p>
          </table:table-cell>
          <table:table-cell table:style-name="ce13" office:value-type="float" office:value="2">
            <text:p>2.00</text:p>
          </table:table-cell>
          <table:table-cell table:style-name="ce13" office:value-type="float" office:value="3">
            <text:p>3.00</text:p>
          </table:table-cell>
          <table:table-cell table:style-name="ce13" office:value-type="float" office:value="5">
            <text:p>5.00</text:p>
          </table:table-cell>
          <table:table-cell table:style-name="ce13" table:formula="of:=SUM([.AM3:.AO3])" office:value-type="float" office:value="10">
            <text:p>10.00</text:p>
          </table:table-cell>
          <table:table-cell table:number-columns-repeated="2" table:style-name="ce13" office:value-type="float" office:value="1">
            <text:p>1.00</text:p>
          </table:table-cell>
          <table:table-cell table:style-name="ce13" table:formula="of:=SUM([.AQ3:.AR3])" office:value-type="float" office:value="2">
            <text:p>2.00</text:p>
          </table:table-cell>
          <table:table-cell table:number-columns-repeated="3" table:style-name="ce13" office:value-type="float" office:value="1">
            <text:p>1.00</text:p>
          </table:table-cell>
          <table:table-cell table:style-name="ce13" table:formula="of:=SUM([.AT3:.AV3])" office:value-type="float" office:value="3">
            <text:p>3.00</text:p>
          </table:table-cell>
          <table:table-cell table:number-columns-repeated="4" table:style-name="ce13" office:value-type="float" office:value="1">
            <text:p>1.00</text:p>
          </table:table-cell>
          <table:table-cell table:style-name="ce13" table:formula="of:=SUM([.AX3:.BA3])" office:value-type="float" office:value="4">
            <text:p>4.00</text:p>
          </table:table-cell>
          <table:table-cell table:style-name="ce20"/>
          <table:table-cell table:style-name="ce25" table:formula="of:=[.I3]+[.M3]+[.P3]+[.T3]+[.W3]+[.AA3]+[.AD3]+[.AH3]+[.AL3]+[.AP3]" office:value-type="float" office:value="96">
            <text:p>96.00</text:p>
          </table:table-cell>
          <table:table-cell table:style-name="ce28" table:formula="of:=[.BD3]/[.$BD$3]" office:value-type="percentage" office:value="1">
            <text:p>100.00%</text:p>
          </table:table-cell>
          <table:table-cell/>
          <table:table-cell table:style-name="ce33"/>
          <table:table-cell table:style-name="ce38"/>
          <table:table-cell/>
          <table:table-cell table:style-name="ce33" table:number-columns-repeated="2"/>
          <table:table-cell/>
          <table:table-cell table:style-name="ce1" table:number-columns-repeated="945"/>
          <table:table-cell table:number-columns-repeated="15"/>
        </table:table-row>
        <table:table-row table:style-name="ro2">
          <table:table-cell table:style-name="ce2" office:value-type="string">
            <text:p>Paul</text:p>
          </table:table-cell>
          <table:table-cell table:style-name="ce2" office:value-type="string">
            <text:p>Habermann </text:p>
          </table:table-cell>
          <table:table-cell table:style-name="ce5" office:value-type="string">
            <text:p><text:a xlink:href="mailto:matz@uni-bremen.de" xlink:type="simple">matz@uni-bremen.de</text:a>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4" office:value-type="float" office:value="4.25">
            <text:p>4.25</text:p>
          </table:table-cell>
          <table:table-cell table:style-name="ce16" table:formula="of:=SUM([.G4:.H4])" office:value-type="float" office:value="7.75">
            <text:p>7.75</text:p>
          </table:table-cell>
          <table:table-cell table:style-name="ce12" table:number-columns-repeated="3"/>
          <table:table-cell table:style-name="ce16" table:formula="of:=SUM([.J4:.L4])" office:value-type="float" office:value="0">
            <text:p>0.00</text:p>
          </table:table-cell>
          <table:table-cell table:style-name="ce14" table:number-columns-repeated="2"/>
          <table:table-cell table:style-name="ce19" table:formula="of:=SUM([.N4:.O4])" office:value-type="float" office:value="0">
            <text:p>0.00</text:p>
          </table:table-cell>
          <table:table-cell table:style-name="ce12" table:number-columns-repeated="3"/>
          <table:table-cell table:style-name="ce19" table:formula="of:=SUM([.Q4:.S4])" office:value-type="float" office:value="0">
            <text:p>0.00</text:p>
          </table:table-cell>
          <table:table-cell table:style-name="ce14" table:number-columns-repeated="2"/>
          <table:table-cell table:style-name="ce19" table:formula="of:=SUM([.U4:.V4])" office:value-type="float" office:value="0">
            <text:p>0.00</text:p>
          </table:table-cell>
          <table:table-cell table:style-name="ce12" table:number-columns-repeated="3"/>
          <table:table-cell table:style-name="ce19" table:formula="of:=SUM([.X4:.Z4])" office:value-type="float" office:value="0">
            <text:p>0.00</text:p>
          </table:table-cell>
          <table:table-cell table:style-name="ce12" table:number-columns-repeated="2"/>
          <table:table-cell table:style-name="ce13" table:formula="of:=SUM([.AB4:.AC4])" office:value-type="float" office:value="0">
            <text:p>0.00</text:p>
          </table:table-cell>
          <table:table-cell table:style-name="ce12" table:number-columns-repeated="3"/>
          <table:table-cell table:style-name="ce13" table:formula="of:=SUM([.AE4:.AG4])" office:value-type="float" office:value="0">
            <text:p>0.00</text:p>
          </table:table-cell>
          <table:table-cell table:style-name="ce12" table:number-columns-repeated="3"/>
          <table:table-cell table:style-name="ce13" table:formula="of:=SUM([.AI4:.AK4])" office:value-type="float" office:value="0">
            <text:p>0.00</text:p>
          </table:table-cell>
          <table:table-cell table:style-name="ce12" table:number-columns-repeated="3"/>
          <table:table-cell table:style-name="ce13" table:formula="of:=SUM([.AM4:.AO4])" office:value-type="float" office:value="0">
            <text:p>0.00</text:p>
          </table:table-cell>
          <table:table-cell table:style-name="ce12" table:number-columns-repeated="2"/>
          <table:table-cell table:style-name="ce13" table:formula="of:=SUM([.AQ4:.AR4])" office:value-type="float" office:value="0">
            <text:p>0.00</text:p>
          </table:table-cell>
          <table:table-cell table:style-name="ce12" table:number-columns-repeated="3"/>
          <table:table-cell table:style-name="ce13" table:formula="of:=SUM([.AT4:.AV4])" office:value-type="float" office:value="0">
            <text:p>0.00</text:p>
          </table:table-cell>
          <table:table-cell table:style-name="ce12" table:number-columns-repeated="4"/>
          <table:table-cell table:style-name="ce13" table:formula="of:=SUM([.AX4:.BA4])" office:value-type="float" office:value="0">
            <text:p>0.00</text:p>
          </table:table-cell>
          <table:table-cell table:style-name="ce21"/>
          <table:table-cell table:style-name="ce25" table:formula="of:=[.I4]+[.M4]+[.P4]+[.T4]+[.W4]+[.AA4]+[.AD4]+[.AH4]+[.AL4]+[.AP4]+[.AS4]+[.AW4]+[.BB4]" office:value-type="float" office:value="7.75">
            <text:p>7.75</text:p>
          </table:table-cell>
          <table:table-cell table:style-name="ce28" table:formula="of:=[.BD4]/[.$BD$3]" office:value-type="percentage" office:value="0.0807291666666667">
            <text:p>8.07%</text:p>
          </table:table-cell>
          <table:table-cell table:style-name="ce34" table:formula="of:=IF([.BE4]&lt;0.5;5;IF([.BE4]&lt;0.55;4;IF([.BE4]&lt;0.6;3.7;IF([.BE4]&lt;0.65;3.3;IF([.BE4]&lt;0.7;3;IF([.BE4]&lt;0.75;2.7;IF([.BE4]&lt;0.8;2.3;IF([.BE4]&lt;0.85;2;IF([.BE4]&lt;0.9;1.7;IF([.BE4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4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Joschka</text:p>
          </table:table-cell>
          <table:table-cell table:style-name="ce4" office:value-type="string">
            <text:p><text:span text:style-name="T2">Köster</text:span></text:p>
          </table:table-cell>
          <table:table-cell table:style-name="ce5" office:value-type="string">
            <text:p><text:a xlink:href="mailto:j.koester@uni-bremen.de" xlink:type="simple">j.koester@uni-bremen.de</text:a>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4" office:value-type="float" office:value="4.25">
            <text:p>4.25</text:p>
          </table:table-cell>
          <table:table-cell table:style-name="ce16" table:formula="of:=SUM([.G5:.H5])" office:value-type="float" office:value="7.75">
            <text:p>7.75</text:p>
          </table:table-cell>
          <table:table-cell table:style-name="ce12" table:number-columns-repeated="3"/>
          <table:table-cell table:style-name="ce16" table:formula="of:=SUM([.J5:.L5])" office:value-type="float" office:value="0">
            <text:p>0.00</text:p>
          </table:table-cell>
          <table:table-cell table:style-name="ce14" table:number-columns-repeated="2"/>
          <table:table-cell table:style-name="ce19" table:formula="of:=SUM([.N5:.O5])" office:value-type="float" office:value="0">
            <text:p>0.00</text:p>
          </table:table-cell>
          <table:table-cell table:style-name="ce12" table:number-columns-repeated="3"/>
          <table:table-cell table:style-name="ce19" table:formula="of:=SUM([.Q5:.S5])" office:value-type="float" office:value="0">
            <text:p>0.00</text:p>
          </table:table-cell>
          <table:table-cell table:style-name="ce14" table:number-columns-repeated="2"/>
          <table:table-cell table:style-name="ce19" table:formula="of:=SUM([.U5:.V5])" office:value-type="float" office:value="0">
            <text:p>0.00</text:p>
          </table:table-cell>
          <table:table-cell table:style-name="ce12" table:number-columns-repeated="3"/>
          <table:table-cell table:style-name="ce19" table:formula="of:=SUM([.X5:.Z5])" office:value-type="float" office:value="0">
            <text:p>0.00</text:p>
          </table:table-cell>
          <table:table-cell table:style-name="ce12" table:number-columns-repeated="2"/>
          <table:table-cell table:style-name="ce13" table:formula="of:=SUM([.AB5:.AC5])" office:value-type="float" office:value="0">
            <text:p>0.00</text:p>
          </table:table-cell>
          <table:table-cell table:style-name="ce12" table:number-columns-repeated="3"/>
          <table:table-cell table:style-name="ce13" table:formula="of:=SUM([.AE5:.AG5])" office:value-type="float" office:value="0">
            <text:p>0.00</text:p>
          </table:table-cell>
          <table:table-cell table:style-name="ce12" table:number-columns-repeated="3"/>
          <table:table-cell table:style-name="ce13" table:formula="of:=SUM([.AI5:.AK5])" office:value-type="float" office:value="0">
            <text:p>0.00</text:p>
          </table:table-cell>
          <table:table-cell table:style-name="ce12" table:number-columns-repeated="3"/>
          <table:table-cell table:style-name="ce13" table:formula="of:=SUM([.AM5:.AO5])" office:value-type="float" office:value="0">
            <text:p>0.00</text:p>
          </table:table-cell>
          <table:table-cell table:style-name="ce12" table:number-columns-repeated="2"/>
          <table:table-cell table:style-name="ce13" table:formula="of:=SUM([.AQ5:.AR5])" office:value-type="float" office:value="0">
            <text:p>0.00</text:p>
          </table:table-cell>
          <table:table-cell table:style-name="ce12" table:number-columns-repeated="3"/>
          <table:table-cell table:style-name="ce13" table:formula="of:=SUM([.AT5:.AV5])" office:value-type="float" office:value="0">
            <text:p>0.00</text:p>
          </table:table-cell>
          <table:table-cell table:style-name="ce12" table:number-columns-repeated="4"/>
          <table:table-cell table:style-name="ce13" table:formula="of:=SUM([.AX5:.BA5])" office:value-type="float" office:value="0">
            <text:p>0.00</text:p>
          </table:table-cell>
          <table:table-cell table:style-name="ce21"/>
          <table:table-cell table:style-name="ce25" table:formula="of:=[.I5]+[.M5]+[.P5]+[.T5]+[.W5]+[.AA5]+[.AD5]+[.AH5]+[.AL5]+[.AP5]+[.AS5]+[.AW5]+[.BB5]" office:value-type="float" office:value="7.75">
            <text:p>7.75</text:p>
          </table:table-cell>
          <table:table-cell table:style-name="ce28" table:formula="of:=[.BD5]/[.$BD$3]" office:value-type="percentage" office:value="0.0807291666666667">
            <text:p>8.07%</text:p>
          </table:table-cell>
          <table:table-cell table:style-name="ce34" table:formula="of:=IF([.BE5]&lt;0.5;5;IF([.BE5]&lt;0.55;4;IF([.BE5]&lt;0.6;3.7;IF([.BE5]&lt;0.65;3.3;IF([.BE5]&lt;0.7;3;IF([.BE5]&lt;0.75;2.7;IF([.BE5]&lt;0.8;2.3;IF([.BE5]&lt;0.85;2;IF([.BE5]&lt;0.9;1.7;IF([.BE5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Florian</text:p>
          </table:table-cell>
          <table:table-cell table:style-name="ce4" office:value-type="string">
            <text:p><text:span text:style-name="T2">Rohde</text:span></text:p>
          </table:table-cell>
          <table:table-cell table:style-name="ce5" office:value-type="string">
            <text:p><text:a xlink:href="mailto:florian.rohde@uni-bremen.de" xlink:type="simple">florian.rohde@uni-bremen.de</text:a>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4" office:value-type="float" office:value="4.25">
            <text:p>4.25</text:p>
          </table:table-cell>
          <table:table-cell table:style-name="ce16" table:formula="of:=SUM([.G6:.H6])" office:value-type="float" office:value="7.75">
            <text:p>7.75</text:p>
          </table:table-cell>
          <table:table-cell table:style-name="ce12" table:number-columns-repeated="3"/>
          <table:table-cell table:style-name="ce16" table:formula="of:=SUM([.J6:.L6])" office:value-type="float" office:value="0">
            <text:p>0.00</text:p>
          </table:table-cell>
          <table:table-cell table:style-name="ce14" table:number-columns-repeated="2"/>
          <table:table-cell table:style-name="ce19" table:formula="of:=SUM([.N6:.O6])" office:value-type="float" office:value="0">
            <text:p>0.00</text:p>
          </table:table-cell>
          <table:table-cell table:style-name="ce12" table:number-columns-repeated="3"/>
          <table:table-cell table:style-name="ce19" table:formula="of:=SUM([.Q6:.S6])" office:value-type="float" office:value="0">
            <text:p>0.00</text:p>
          </table:table-cell>
          <table:table-cell table:style-name="ce14" table:number-columns-repeated="2"/>
          <table:table-cell table:style-name="ce19" table:formula="of:=SUM([.U6:.V6])" office:value-type="float" office:value="0">
            <text:p>0.00</text:p>
          </table:table-cell>
          <table:table-cell table:style-name="ce12" table:number-columns-repeated="3"/>
          <table:table-cell table:style-name="ce19" table:formula="of:=SUM([.X6:.Z6])" office:value-type="float" office:value="0">
            <text:p>0.00</text:p>
          </table:table-cell>
          <table:table-cell table:style-name="ce12" table:number-columns-repeated="2"/>
          <table:table-cell table:style-name="ce13" table:formula="of:=SUM([.AB6:.AC6])" office:value-type="float" office:value="0">
            <text:p>0.00</text:p>
          </table:table-cell>
          <table:table-cell table:style-name="ce12" table:number-columns-repeated="3"/>
          <table:table-cell table:style-name="ce13" table:formula="of:=SUM([.AE6:.AG6])" office:value-type="float" office:value="0">
            <text:p>0.00</text:p>
          </table:table-cell>
          <table:table-cell table:style-name="ce12" table:number-columns-repeated="3"/>
          <table:table-cell table:style-name="ce13" table:formula="of:=SUM([.AI6:.AK6])" office:value-type="float" office:value="0">
            <text:p>0.00</text:p>
          </table:table-cell>
          <table:table-cell table:style-name="ce12" table:number-columns-repeated="3"/>
          <table:table-cell table:style-name="ce13" table:formula="of:=SUM([.AM6:.AO6])" office:value-type="float" office:value="0">
            <text:p>0.00</text:p>
          </table:table-cell>
          <table:table-cell table:style-name="ce12" table:number-columns-repeated="2"/>
          <table:table-cell table:style-name="ce13" table:formula="of:=SUM([.AQ6:.AR6])" office:value-type="float" office:value="0">
            <text:p>0.00</text:p>
          </table:table-cell>
          <table:table-cell table:style-name="ce12" table:number-columns-repeated="3"/>
          <table:table-cell table:style-name="ce13" table:formula="of:=SUM([.AT6:.AV6])" office:value-type="float" office:value="0">
            <text:p>0.00</text:p>
          </table:table-cell>
          <table:table-cell table:style-name="ce12" table:number-columns-repeated="4"/>
          <table:table-cell table:style-name="ce13" table:formula="of:=SUM([.AX6:.BA6])" office:value-type="float" office:value="0">
            <text:p>0.00</text:p>
          </table:table-cell>
          <table:table-cell table:style-name="ce21"/>
          <table:table-cell table:style-name="ce25" table:formula="of:=[.I6]+[.M6]+[.P6]+[.T6]+[.W6]+[.AA6]+[.AD6]+[.AH6]+[.AL6]+[.AP6]+[.AS6]+[.AW6]+[.BB6]" office:value-type="float" office:value="7.75">
            <text:p>7.75</text:p>
          </table:table-cell>
          <table:table-cell table:style-name="ce28" table:formula="of:=[.BD6]/[.$BD$3]" office:value-type="percentage" office:value="0.0807291666666667">
            <text:p>8.07%</text:p>
          </table:table-cell>
          <table:table-cell table:style-name="ce34" table:formula="of:=IF([.BE6]&lt;0.5;5;IF([.BE6]&lt;0.55;4;IF([.BE6]&lt;0.6;3.7;IF([.BE6]&lt;0.65;3.3;IF([.BE6]&lt;0.7;3;IF([.BE6]&lt;0.75;2.7;IF([.BE6]&lt;0.8;2.3;IF([.BE6]&lt;0.85;2;IF([.BE6]&lt;0.9;1.7;IF([.BE6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Engel</text:p>
          </table:table-cell>
          <table:table-cell table:style-name="ce2" office:value-type="string">
            <text:p>Rene</text:p>
          </table:table-cell>
          <table:table-cell table:style-name="ce5" office:value-type="string">
            <text:p><text:a xlink:href="mailto:reengel@uni-bremen.de" xlink:type="simple">reengel@uni-bremen.de</text:a>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2"/>
          <table:table-cell table:style-name="ce12" office:value-type="float" office:value="4">
            <text:p>4.00</text:p>
          </table:table-cell>
          <table:table-cell table:style-name="ce14" office:value-type="float" office:value="5">
            <text:p>5.00</text:p>
          </table:table-cell>
          <table:table-cell table:style-name="ce16" table:formula="of:=SUM([.G7:.H7])" office:value-type="float" office:value="9">
            <text:p>9.00</text:p>
          </table:table-cell>
          <table:table-cell table:style-name="ce12" table:number-columns-repeated="3"/>
          <table:table-cell table:style-name="ce16" table:formula="of:=SUM([.J7:.L7])" office:value-type="float" office:value="0">
            <text:p>0.00</text:p>
          </table:table-cell>
          <table:table-cell table:style-name="ce12" table:number-columns-repeated="2"/>
          <table:table-cell table:style-name="ce19" table:formula="of:=SUM([.N7:.O7])" office:value-type="float" office:value="0">
            <text:p>0.00</text:p>
          </table:table-cell>
          <table:table-cell table:style-name="ce12" table:number-columns-repeated="3"/>
          <table:table-cell table:style-name="ce19" table:formula="of:=SUM([.Q7:.S7])" office:value-type="float" office:value="0">
            <text:p>0.00</text:p>
          </table:table-cell>
          <table:table-cell table:style-name="ce12" table:number-columns-repeated="2"/>
          <table:table-cell table:style-name="ce19" table:formula="of:=SUM([.U7:.V7])" office:value-type="float" office:value="0">
            <text:p>0.00</text:p>
          </table:table-cell>
          <table:table-cell table:style-name="ce12" table:number-columns-repeated="3"/>
          <table:table-cell table:style-name="ce19" table:formula="of:=SUM([.X7:.Z7])" office:value-type="float" office:value="0">
            <text:p>0.00</text:p>
          </table:table-cell>
          <table:table-cell table:style-name="ce12" table:number-columns-repeated="2"/>
          <table:table-cell table:style-name="ce13" table:formula="of:=SUM([.AB7:.AC7])" office:value-type="float" office:value="0">
            <text:p>0.00</text:p>
          </table:table-cell>
          <table:table-cell table:style-name="ce12" table:number-columns-repeated="3"/>
          <table:table-cell table:style-name="ce13" table:formula="of:=SUM([.AE7:.AG7])" office:value-type="float" office:value="0">
            <text:p>0.00</text:p>
          </table:table-cell>
          <table:table-cell table:style-name="ce12" table:number-columns-repeated="3"/>
          <table:table-cell table:style-name="ce13" table:formula="of:=SUM([.AI7:.AK7])" office:value-type="float" office:value="0">
            <text:p>0.00</text:p>
          </table:table-cell>
          <table:table-cell table:style-name="ce12" table:number-columns-repeated="3"/>
          <table:table-cell table:style-name="ce13" table:formula="of:=SUM([.AM7:.AO7])" office:value-type="float" office:value="0">
            <text:p>0.00</text:p>
          </table:table-cell>
          <table:table-cell table:style-name="ce12" table:number-columns-repeated="2"/>
          <table:table-cell table:style-name="ce13" table:formula="of:=SUM([.AQ7:.AR7])" office:value-type="float" office:value="0">
            <text:p>0.00</text:p>
          </table:table-cell>
          <table:table-cell table:style-name="ce12" table:number-columns-repeated="3"/>
          <table:table-cell table:style-name="ce13" table:formula="of:=SUM([.AT7:.AV7])" office:value-type="float" office:value="0">
            <text:p>0.00</text:p>
          </table:table-cell>
          <table:table-cell table:style-name="ce12" table:number-columns-repeated="4"/>
          <table:table-cell table:style-name="ce13" table:formula="of:=SUM([.AX7:.BA7])" office:value-type="float" office:value="0">
            <text:p>0.00</text:p>
          </table:table-cell>
          <table:table-cell table:style-name="ce21"/>
          <table:table-cell table:style-name="ce25" table:formula="of:=[.I7]+[.M7]+[.P7]+[.T7]+[.W7]+[.AA7]+[.AD7]+[.AH7]+[.AL7]+[.AP7]+[.AS7]+[.AW7]+[.BB7]" office:value-type="float" office:value="9">
            <text:p>9.00</text:p>
          </table:table-cell>
          <table:table-cell table:style-name="ce28" table:formula="of:=[.BD7]/[.$BD$3]" office:value-type="percentage" office:value="0.09375">
            <text:p>9.38%</text:p>
          </table:table-cell>
          <table:table-cell table:style-name="ce34" table:formula="of:=IF([.BE7]&lt;0.5;5;IF([.BE7]&lt;0.55;4;IF([.BE7]&lt;0.6;3.7;IF([.BE7]&lt;0.65;3.3;IF([.BE7]&lt;0.7;3;IF([.BE7]&lt;0.75;2.7;IF([.BE7]&lt;0.8;2.3;IF([.BE7]&lt;0.85;2;IF([.BE7]&lt;0.9;1.7;IF([.BE7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41"/>
          <table:table-cell table:style-name="ce44"/>
          <table:table-cell table:style-name="ce34"/>
          <table:table-cell table:style-name="ce8" table:number-columns-repeated="946"/>
          <table:table-cell table:style-name="ce2" table:number-columns-repeated="15"/>
        </table:table-row>
        <table:table-row table:style-name="ro2">
          <table:table-cell table:style-name="ce2" office:value-type="string">
            <text:p>Jacob</text:p>
          </table:table-cell>
          <table:table-cell table:style-name="ce2" office:value-type="string">
            <text:p>Dennis</text:p>
          </table:table-cell>
          <table:table-cell table:style-name="ce5" office:value-type="string">
            <text:p><text:a xlink:href="mailto:djacob@uni-bremen.de" xlink:type="simple">djacob@uni-bremen.de</text:a>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2"/>
          <table:table-cell table:style-name="ce12" office:value-type="float" office:value="4">
            <text:p>4.00</text:p>
          </table:table-cell>
          <table:table-cell table:style-name="ce14" office:value-type="float" office:value="5">
            <text:p>5.00</text:p>
          </table:table-cell>
          <table:table-cell table:style-name="ce16" table:formula="of:=SUM([.G8:.H8])" office:value-type="float" office:value="9">
            <text:p>9.00</text:p>
          </table:table-cell>
          <table:table-cell table:style-name="ce12" table:number-columns-repeated="3"/>
          <table:table-cell table:style-name="ce16" table:formula="of:=SUM([.J8:.L8])" office:value-type="float" office:value="0">
            <text:p>0.00</text:p>
          </table:table-cell>
          <table:table-cell table:style-name="ce12" table:number-columns-repeated="2"/>
          <table:table-cell table:style-name="ce19" table:formula="of:=SUM([.N8:.O8])" office:value-type="float" office:value="0">
            <text:p>0.00</text:p>
          </table:table-cell>
          <table:table-cell table:style-name="ce12" table:number-columns-repeated="3"/>
          <table:table-cell table:style-name="ce19" table:formula="of:=SUM([.Q8:.S8])" office:value-type="float" office:value="0">
            <text:p>0.00</text:p>
          </table:table-cell>
          <table:table-cell table:style-name="ce12" table:number-columns-repeated="2"/>
          <table:table-cell table:style-name="ce19" table:formula="of:=SUM([.U8:.V8])" office:value-type="float" office:value="0">
            <text:p>0.00</text:p>
          </table:table-cell>
          <table:table-cell table:style-name="ce12" table:number-columns-repeated="3"/>
          <table:table-cell table:style-name="ce19" table:formula="of:=SUM([.X8:.Z8])" office:value-type="float" office:value="0">
            <text:p>0.00</text:p>
          </table:table-cell>
          <table:table-cell table:style-name="ce12" table:number-columns-repeated="2"/>
          <table:table-cell table:style-name="ce13" table:formula="of:=SUM([.AB8:.AC8])" office:value-type="float" office:value="0">
            <text:p>0.00</text:p>
          </table:table-cell>
          <table:table-cell table:style-name="ce12" table:number-columns-repeated="3"/>
          <table:table-cell table:style-name="ce13" table:formula="of:=SUM([.AE8:.AG8])" office:value-type="float" office:value="0">
            <text:p>0.00</text:p>
          </table:table-cell>
          <table:table-cell table:style-name="ce12" table:number-columns-repeated="3"/>
          <table:table-cell table:style-name="ce13" table:formula="of:=SUM([.AI8:.AK8])" office:value-type="float" office:value="0">
            <text:p>0.00</text:p>
          </table:table-cell>
          <table:table-cell table:style-name="ce12" table:number-columns-repeated="3"/>
          <table:table-cell table:style-name="ce13" table:formula="of:=SUM([.AM8:.AO8])" office:value-type="float" office:value="0">
            <text:p>0.00</text:p>
          </table:table-cell>
          <table:table-cell table:style-name="ce12" table:number-columns-repeated="2"/>
          <table:table-cell table:style-name="ce13" table:formula="of:=SUM([.AQ8:.AR8])" office:value-type="float" office:value="0">
            <text:p>0.00</text:p>
          </table:table-cell>
          <table:table-cell table:style-name="ce12" table:number-columns-repeated="3"/>
          <table:table-cell table:style-name="ce13" table:formula="of:=SUM([.AT8:.AV8])" office:value-type="float" office:value="0">
            <text:p>0.00</text:p>
          </table:table-cell>
          <table:table-cell table:style-name="ce12" table:number-columns-repeated="4"/>
          <table:table-cell table:style-name="ce13" table:formula="of:=SUM([.AX8:.BA8])" office:value-type="float" office:value="0">
            <text:p>0.00</text:p>
          </table:table-cell>
          <table:table-cell table:style-name="ce21"/>
          <table:table-cell table:style-name="ce25" table:formula="of:=[.I8]+[.M8]+[.P8]+[.T8]+[.W8]+[.AA8]+[.AD8]+[.AH8]+[.AL8]+[.AP8]+[.AS8]+[.AW8]+[.BB8]" office:value-type="float" office:value="9">
            <text:p>9.00</text:p>
          </table:table-cell>
          <table:table-cell table:style-name="ce28" table:formula="of:=[.BD8]/[.$BD$3]" office:value-type="percentage" office:value="0.09375">
            <text:p>9.38%</text:p>
          </table:table-cell>
          <table:table-cell table:style-name="ce34" table:formula="of:=IF([.BE8]&lt;0.5;5;IF([.BE8]&lt;0.55;4;IF([.BE8]&lt;0.6;3.7;IF([.BE8]&lt;0.65;3.3;IF([.BE8]&lt;0.7;3;IF([.BE8]&lt;0.75;2.7;IF([.BE8]&lt;0.8;2.3;IF([.BE8]&lt;0.85;2;IF([.BE8]&lt;0.9;1.7;IF([.BE8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42"/>
          <table:table-cell table:style-name="ce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Schoneberg</text:p>
          </table:table-cell>
          <table:table-cell table:style-name="ce2" office:value-type="string">
            <text:p>Jan</text:p>
          </table:table-cell>
          <table:table-cell table:style-name="ce5" office:value-type="string">
            <text:p><text:a xlink:href="mailto:janschon@uni-bremen.de" xlink:type="simple">janschon@uni-bremen.de</text:a>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2"/>
          <table:table-cell table:style-name="ce12" office:value-type="float" office:value="4">
            <text:p>4.00</text:p>
          </table:table-cell>
          <table:table-cell table:style-name="ce14" office:value-type="float" office:value="5">
            <text:p>5.00</text:p>
          </table:table-cell>
          <table:table-cell table:style-name="ce16" table:formula="of:=SUM([.G9:.H9])" office:value-type="float" office:value="9">
            <text:p>9.00</text:p>
          </table:table-cell>
          <table:table-cell table:style-name="ce12" table:number-columns-repeated="3"/>
          <table:table-cell table:style-name="ce16" table:formula="of:=SUM([.J9:.L9])" office:value-type="float" office:value="0">
            <text:p>0.00</text:p>
          </table:table-cell>
          <table:table-cell table:style-name="ce12" table:number-columns-repeated="2"/>
          <table:table-cell table:style-name="ce19" table:formula="of:=SUM([.N9:.O9])" office:value-type="float" office:value="0">
            <text:p>0.00</text:p>
          </table:table-cell>
          <table:table-cell table:style-name="ce12" table:number-columns-repeated="3"/>
          <table:table-cell table:style-name="ce19" table:formula="of:=SUM([.Q9:.S9])" office:value-type="float" office:value="0">
            <text:p>0.00</text:p>
          </table:table-cell>
          <table:table-cell table:style-name="ce12" table:number-columns-repeated="2"/>
          <table:table-cell table:style-name="ce19" table:formula="of:=SUM([.U9:.V9])" office:value-type="float" office:value="0">
            <text:p>0.00</text:p>
          </table:table-cell>
          <table:table-cell table:style-name="ce12" table:number-columns-repeated="3"/>
          <table:table-cell table:style-name="ce19" table:formula="of:=SUM([.X9:.Z9])" office:value-type="float" office:value="0">
            <text:p>0.00</text:p>
          </table:table-cell>
          <table:table-cell table:style-name="ce12" table:number-columns-repeated="2"/>
          <table:table-cell table:style-name="ce13" table:formula="of:=SUM([.AB9:.AC9])" office:value-type="float" office:value="0">
            <text:p>0.00</text:p>
          </table:table-cell>
          <table:table-cell table:style-name="ce12" table:number-columns-repeated="3"/>
          <table:table-cell table:style-name="ce13" table:formula="of:=SUM([.AE9:.AG9])" office:value-type="float" office:value="0">
            <text:p>0.00</text:p>
          </table:table-cell>
          <table:table-cell table:style-name="ce12" table:number-columns-repeated="3"/>
          <table:table-cell table:style-name="ce13" table:formula="of:=SUM([.AI9:.AK9])" office:value-type="float" office:value="0">
            <text:p>0.00</text:p>
          </table:table-cell>
          <table:table-cell table:style-name="ce12" table:number-columns-repeated="3"/>
          <table:table-cell table:style-name="ce13" table:formula="of:=SUM([.AM9:.AO9])" office:value-type="float" office:value="0">
            <text:p>0.00</text:p>
          </table:table-cell>
          <table:table-cell table:style-name="ce12" table:number-columns-repeated="2"/>
          <table:table-cell table:style-name="ce13" table:formula="of:=SUM([.AQ9:.AR9])" office:value-type="float" office:value="0">
            <text:p>0.00</text:p>
          </table:table-cell>
          <table:table-cell table:style-name="ce12" table:number-columns-repeated="3"/>
          <table:table-cell table:style-name="ce13" table:formula="of:=SUM([.AT9:.AV9])" office:value-type="float" office:value="0">
            <text:p>0.00</text:p>
          </table:table-cell>
          <table:table-cell table:style-name="ce12" table:number-columns-repeated="4"/>
          <table:table-cell table:style-name="ce13" table:formula="of:=SUM([.AX9:.BA9])" office:value-type="float" office:value="0">
            <text:p>0.00</text:p>
          </table:table-cell>
          <table:table-cell table:style-name="ce21"/>
          <table:table-cell table:style-name="ce25" table:formula="of:=[.I9]+[.M9]+[.P9]+[.T9]+[.W9]+[.AA9]+[.AD9]+[.AH9]+[.AL9]+[.AP9]+[.AS9]+[.AW9]+[.BB9]" office:value-type="float" office:value="9">
            <text:p>9.00</text:p>
          </table:table-cell>
          <table:table-cell table:style-name="ce28" table:formula="of:=[.BD9]/[.$BD$3]" office:value-type="percentage" office:value="0.09375">
            <text:p>9.38%</text:p>
          </table:table-cell>
          <table:table-cell table:style-name="ce34" table:formula="of:=IF([.BE9]&lt;0.5;5;IF([.BE9]&lt;0.55;4;IF([.BE9]&lt;0.6;3.7;IF([.BE9]&lt;0.65;3.3;IF([.BE9]&lt;0.7;3;IF([.BE9]&lt;0.75;2.7;IF([.BE9]&lt;0.8;2.3;IF([.BE9]&lt;0.85;2;IF([.BE9]&lt;0.9;1.7;IF([.BE9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Albensoeder</text:p>
          </table:table-cell>
          <table:table-cell table:style-name="ce2" office:value-type="string">
            <text:p>Daniel</text:p>
          </table:table-cell>
          <table:table-cell table:style-name="ce5" office:value-type="string">
            <text:p><text:a xlink:href="mailto:albendan@uni-bremen.de" xlink:type="simple">albendan@uni-bremen.de</text:a>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2"/>
          <table:table-cell table:style-name="ce12" office:value-type="float" office:value="2">
            <text:p>2.00</text:p>
          </table:table-cell>
          <table:table-cell table:style-name="ce12" office:value-type="float" office:value="4">
            <text:p>4.00</text:p>
          </table:table-cell>
          <table:table-cell table:style-name="ce16" table:formula="of:=SUM([.G10:.H10])" office:value-type="float" office:value="6">
            <text:p>6.00</text:p>
          </table:table-cell>
          <table:table-cell table:style-name="ce12" table:number-columns-repeated="3"/>
          <table:table-cell table:style-name="ce16" table:formula="of:=SUM([.J10:.L10])" office:value-type="float" office:value="0">
            <text:p>0.00</text:p>
          </table:table-cell>
          <table:table-cell table:style-name="ce12" table:number-columns-repeated="2"/>
          <table:table-cell table:style-name="ce16" table:formula="of:=SUM([.N10:.O10])" office:value-type="float" office:value="0">
            <text:p>0.00</text:p>
          </table:table-cell>
          <table:table-cell table:style-name="ce12" table:number-columns-repeated="3"/>
          <table:table-cell table:style-name="ce16" table:formula="of:=SUM([.Q10:.S10])" office:value-type="float" office:value="0">
            <text:p>0.00</text:p>
          </table:table-cell>
          <table:table-cell table:style-name="ce12" table:number-columns-repeated="2"/>
          <table:table-cell table:style-name="ce16" table:formula="of:=SUM([.U10:.V10])" office:value-type="float" office:value="0">
            <text:p>0.00</text:p>
          </table:table-cell>
          <table:table-cell table:style-name="ce12" table:number-columns-repeated="3"/>
          <table:table-cell table:style-name="ce16" table:formula="of:=SUM([.X10:.Z10])" office:value-type="float" office:value="0">
            <text:p>0.00</text:p>
          </table:table-cell>
          <table:table-cell table:style-name="ce12" table:number-columns-repeated="2"/>
          <table:table-cell table:style-name="ce13" table:formula="of:=SUM([.AB10:.AC10])" office:value-type="float" office:value="0">
            <text:p>0.00</text:p>
          </table:table-cell>
          <table:table-cell table:style-name="ce12" table:number-columns-repeated="3"/>
          <table:table-cell table:style-name="ce13" table:formula="of:=SUM([.AE10:.AG10])" office:value-type="float" office:value="0">
            <text:p>0.00</text:p>
          </table:table-cell>
          <table:table-cell table:style-name="ce12" table:number-columns-repeated="3"/>
          <table:table-cell table:style-name="ce13" table:formula="of:=SUM([.AI10:.AK10])" office:value-type="float" office:value="0">
            <text:p>0.00</text:p>
          </table:table-cell>
          <table:table-cell table:style-name="ce12" table:number-columns-repeated="3"/>
          <table:table-cell table:style-name="ce13" table:formula="of:=SUM([.AM10:.AO10])" office:value-type="float" office:value="0">
            <text:p>0.00</text:p>
          </table:table-cell>
          <table:table-cell table:style-name="ce12" table:number-columns-repeated="2"/>
          <table:table-cell table:style-name="ce13" table:formula="of:=SUM([.AQ10:.AR10])" office:value-type="float" office:value="0">
            <text:p>0.00</text:p>
          </table:table-cell>
          <table:table-cell table:style-name="ce12" table:number-columns-repeated="3"/>
          <table:table-cell table:style-name="ce13" table:formula="of:=SUM([.AT10:.AV10])" office:value-type="float" office:value="0">
            <text:p>0.00</text:p>
          </table:table-cell>
          <table:table-cell table:style-name="ce12" table:number-columns-repeated="4"/>
          <table:table-cell table:style-name="ce13" table:formula="of:=SUM([.AX10:.BA10])" office:value-type="float" office:value="0">
            <text:p>0.00</text:p>
          </table:table-cell>
          <table:table-cell table:style-name="ce21"/>
          <table:table-cell table:style-name="ce25" table:formula="of:=[.I10]+[.M10]+[.P10]+[.T10]+[.W10]+[.AA10]+[.AD10]+[.AH10]+[.AL10]+[.AP10]+[.AS10]+[.AW10]+[.BB10]" office:value-type="float" office:value="6">
            <text:p>6.00</text:p>
          </table:table-cell>
          <table:table-cell table:style-name="ce28" table:formula="of:=[.BD10]/[.$BD$3]" office:value-type="percentage" office:value="0.0625">
            <text:p>6.25%</text:p>
          </table:table-cell>
          <table:table-cell table:style-name="ce34" table:formula="of:=IF([.BE10]&lt;0.5;5;IF([.BE10]&lt;0.55;4;IF([.BE10]&lt;0.6;3.7;IF([.BE10]&lt;0.65;3.3;IF([.BE10]&lt;0.7;3;IF([.BE10]&lt;0.75;2.7;IF([.BE10]&lt;0.8;2.3;IF([.BE10]&lt;0.85;2;IF([.BE10]&lt;0.9;1.7;IF([.BE10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Lewandowski</text:p>
          </table:table-cell>
          <table:table-cell table:style-name="ce2" office:value-type="string">
            <text:p>Patrick</text:p>
          </table:table-cell>
          <table:table-cell table:style-name="ce5" office:value-type="string">
            <text:p><text:a xlink:href="mailto:lewanpat@uni-bremen.de" xlink:type="simple">lewanpat@uni-bremen.de</text:a>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2"/>
          <table:table-cell table:style-name="ce12" office:value-type="float" office:value="2">
            <text:p>2.00</text:p>
          </table:table-cell>
          <table:table-cell table:style-name="ce12" office:value-type="float" office:value="4">
            <text:p>4.00</text:p>
          </table:table-cell>
          <table:table-cell table:style-name="ce16" table:formula="of:=SUM([.G11:.H11])" office:value-type="float" office:value="6">
            <text:p>6.00</text:p>
          </table:table-cell>
          <table:table-cell table:style-name="ce12" table:number-columns-repeated="3"/>
          <table:table-cell table:style-name="ce16" table:formula="of:=SUM([.J11:.L11])" office:value-type="float" office:value="0">
            <text:p>0.00</text:p>
          </table:table-cell>
          <table:table-cell table:style-name="ce12" table:number-columns-repeated="2"/>
          <table:table-cell table:style-name="ce16" table:formula="of:=SUM([.N11:.O11])" office:value-type="float" office:value="0">
            <text:p>0.00</text:p>
          </table:table-cell>
          <table:table-cell table:style-name="ce12" table:number-columns-repeated="3"/>
          <table:table-cell table:style-name="ce16" table:formula="of:=SUM([.Q11:.S11])" office:value-type="float" office:value="0">
            <text:p>0.00</text:p>
          </table:table-cell>
          <table:table-cell table:style-name="ce12" table:number-columns-repeated="2"/>
          <table:table-cell table:style-name="ce16" table:formula="of:=SUM([.U11:.V11])" office:value-type="float" office:value="0">
            <text:p>0.00</text:p>
          </table:table-cell>
          <table:table-cell table:style-name="ce12" table:number-columns-repeated="3"/>
          <table:table-cell table:style-name="ce16" table:formula="of:=SUM([.X11:.Z11])" office:value-type="float" office:value="0">
            <text:p>0.00</text:p>
          </table:table-cell>
          <table:table-cell table:style-name="ce12" table:number-columns-repeated="2"/>
          <table:table-cell table:style-name="ce13" table:formula="of:=SUM([.AB11:.AC11])" office:value-type="float" office:value="0">
            <text:p>0.00</text:p>
          </table:table-cell>
          <table:table-cell table:style-name="ce12" table:number-columns-repeated="3"/>
          <table:table-cell table:style-name="ce13" table:formula="of:=SUM([.AE11:.AG11])" office:value-type="float" office:value="0">
            <text:p>0.00</text:p>
          </table:table-cell>
          <table:table-cell table:style-name="ce12" table:number-columns-repeated="3"/>
          <table:table-cell table:style-name="ce13" table:formula="of:=SUM([.AI11:.AK11])" office:value-type="float" office:value="0">
            <text:p>0.00</text:p>
          </table:table-cell>
          <table:table-cell table:style-name="ce12" table:number-columns-repeated="3"/>
          <table:table-cell table:style-name="ce13" table:formula="of:=SUM([.AM11:.AO11])" office:value-type="float" office:value="0">
            <text:p>0.00</text:p>
          </table:table-cell>
          <table:table-cell table:style-name="ce12" table:number-columns-repeated="2"/>
          <table:table-cell table:style-name="ce13" table:formula="of:=SUM([.AQ11:.AR11])" office:value-type="float" office:value="0">
            <text:p>0.00</text:p>
          </table:table-cell>
          <table:table-cell table:style-name="ce12" table:number-columns-repeated="3"/>
          <table:table-cell table:style-name="ce13" table:formula="of:=SUM([.AT11:.AV11])" office:value-type="float" office:value="0">
            <text:p>0.00</text:p>
          </table:table-cell>
          <table:table-cell table:style-name="ce12" table:number-columns-repeated="4"/>
          <table:table-cell table:style-name="ce13" table:formula="of:=SUM([.AX11:.BA11])" office:value-type="float" office:value="0">
            <text:p>0.00</text:p>
          </table:table-cell>
          <table:table-cell table:style-name="ce21"/>
          <table:table-cell table:style-name="ce25" table:formula="of:=[.I11]+[.M11]+[.P11]+[.T11]+[.W11]+[.AA11]+[.AD11]+[.AH11]+[.AL11]+[.AP11]+[.AS11]+[.AW11]+[.BB11]" office:value-type="float" office:value="6">
            <text:p>6.00</text:p>
          </table:table-cell>
          <table:table-cell table:style-name="ce28" table:formula="of:=[.BD11]/[.$BD$3]" office:value-type="percentage" office:value="0.0625">
            <text:p>6.25%</text:p>
          </table:table-cell>
          <table:table-cell table:style-name="ce34" table:formula="of:=IF([.BE11]&lt;0.5;5;IF([.BE11]&lt;0.55;4;IF([.BE11]&lt;0.6;3.7;IF([.BE11]&lt;0.65;3.3;IF([.BE11]&lt;0.7;3;IF([.BE11]&lt;0.75;2.7;IF([.BE11]&lt;0.8;2.3;IF([.BE11]&lt;0.85;2;IF([.BE11]&lt;0.9;1.7;IF([.BE11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Schade</text:p>
          </table:table-cell>
          <table:table-cell table:style-name="ce2" office:value-type="string">
            <text:p>Tim</text:p>
          </table:table-cell>
          <table:table-cell table:style-name="ce5" office:value-type="string">
            <text:p><text:a xlink:href="mailto:s_x4enm5@uni-bremen.de" xlink:type="simple">s_x4enm5@uni-bremen.de</text:a>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2"/>
          <table:table-cell table:style-name="ce12" office:value-type="float" office:value="2">
            <text:p>2.00</text:p>
          </table:table-cell>
          <table:table-cell table:style-name="ce12" office:value-type="float" office:value="4">
            <text:p>4.00</text:p>
          </table:table-cell>
          <table:table-cell table:style-name="ce16" table:formula="of:=SUM([.G12:.H12])" office:value-type="float" office:value="6">
            <text:p>6.00</text:p>
          </table:table-cell>
          <table:table-cell table:style-name="ce12" table:number-columns-repeated="3"/>
          <table:table-cell table:style-name="ce16" table:formula="of:=SUM([.J12:.L12])" office:value-type="float" office:value="0">
            <text:p>0.00</text:p>
          </table:table-cell>
          <table:table-cell table:style-name="ce12" table:number-columns-repeated="2"/>
          <table:table-cell table:style-name="ce16" table:formula="of:=SUM([.N12:.O12])" office:value-type="float" office:value="0">
            <text:p>0.00</text:p>
          </table:table-cell>
          <table:table-cell table:style-name="ce12" table:number-columns-repeated="3"/>
          <table:table-cell table:style-name="ce16" table:formula="of:=SUM([.Q12:.S12])" office:value-type="float" office:value="0">
            <text:p>0.00</text:p>
          </table:table-cell>
          <table:table-cell table:style-name="ce12" table:number-columns-repeated="2"/>
          <table:table-cell table:style-name="ce16" table:formula="of:=SUM([.U12:.V12])" office:value-type="float" office:value="0">
            <text:p>0.00</text:p>
          </table:table-cell>
          <table:table-cell table:style-name="ce12" table:number-columns-repeated="3"/>
          <table:table-cell table:style-name="ce16" table:formula="of:=SUM([.X12:.Z12])" office:value-type="float" office:value="0">
            <text:p>0.00</text:p>
          </table:table-cell>
          <table:table-cell table:style-name="ce12" table:number-columns-repeated="2"/>
          <table:table-cell table:style-name="ce13" table:formula="of:=SUM([.AB12:.AC12])" office:value-type="float" office:value="0">
            <text:p>0.00</text:p>
          </table:table-cell>
          <table:table-cell table:style-name="ce12" table:number-columns-repeated="3"/>
          <table:table-cell table:style-name="ce13" table:formula="of:=SUM([.AE12:.AG12])" office:value-type="float" office:value="0">
            <text:p>0.00</text:p>
          </table:table-cell>
          <table:table-cell table:style-name="ce12" table:number-columns-repeated="3"/>
          <table:table-cell table:style-name="ce13" table:formula="of:=SUM([.AI12:.AK12])" office:value-type="float" office:value="0">
            <text:p>0.00</text:p>
          </table:table-cell>
          <table:table-cell table:style-name="ce12" table:number-columns-repeated="3"/>
          <table:table-cell table:style-name="ce13" table:formula="of:=SUM([.AM12:.AO12])" office:value-type="float" office:value="0">
            <text:p>0.00</text:p>
          </table:table-cell>
          <table:table-cell table:style-name="ce12" table:number-columns-repeated="2"/>
          <table:table-cell table:style-name="ce13" table:formula="of:=SUM([.AQ12:.AR12])" office:value-type="float" office:value="0">
            <text:p>0.00</text:p>
          </table:table-cell>
          <table:table-cell table:style-name="ce12" table:number-columns-repeated="3"/>
          <table:table-cell table:style-name="ce13" table:formula="of:=SUM([.AT12:.AV12])" office:value-type="float" office:value="0">
            <text:p>0.00</text:p>
          </table:table-cell>
          <table:table-cell table:style-name="ce12" table:number-columns-repeated="4"/>
          <table:table-cell table:style-name="ce13" table:formula="of:=SUM([.AX12:.BA12])" office:value-type="float" office:value="0">
            <text:p>0.00</text:p>
          </table:table-cell>
          <table:table-cell table:style-name="ce21"/>
          <table:table-cell table:style-name="ce25" table:formula="of:=[.I12]+[.M12]+[.P12]+[.T12]+[.W12]+[.AA12]+[.AD12]+[.AH12]+[.AL12]+[.AP12]+[.AS12]+[.AW12]+[.BB12]" office:value-type="float" office:value="6">
            <text:p>6.00</text:p>
          </table:table-cell>
          <table:table-cell table:style-name="ce28" table:formula="of:=[.BD12]/[.$BD$3]" office:value-type="percentage" office:value="0.0625">
            <text:p>6.25%</text:p>
          </table:table-cell>
          <table:table-cell table:style-name="ce34" table:formula="of:=IF([.BE12]&lt;0.5;5;IF([.BE12]&lt;0.55;4;IF([.BE12]&lt;0.6;3.7;IF([.BE12]&lt;0.65;3.3;IF([.BE12]&lt;0.7;3;IF([.BE12]&lt;0.75;2.7;IF([.BE12]&lt;0.8;2.3;IF([.BE12]&lt;0.85;2;IF([.BE12]&lt;0.9;1.7;IF([.BE12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Tran</text:p>
          </table:table-cell>
          <table:table-cell table:style-name="ce2" office:value-type="string">
            <text:p>Martin</text:p>
          </table:table-cell>
          <table:table-cell table:style-name="ce5" office:value-type="string">
            <text:p><text:a xlink:href="mailto:mtran@uni-bremen.de" xlink:type="simple">mtran@uni-bremen.de</text:a>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2"/>
          <table:table-cell table:style-name="ce12" office:value-type="float" office:value="2">
            <text:p>2.00</text:p>
          </table:table-cell>
          <table:table-cell table:style-name="ce12" office:value-type="float" office:value="4">
            <text:p>4.00</text:p>
          </table:table-cell>
          <table:table-cell table:style-name="ce16" table:formula="of:=SUM([.G13:.H13])" office:value-type="float" office:value="6">
            <text:p>6.00</text:p>
          </table:table-cell>
          <table:table-cell table:style-name="ce12" table:number-columns-repeated="3"/>
          <table:table-cell table:style-name="ce16" table:formula="of:=SUM([.J13:.L13])" office:value-type="float" office:value="0">
            <text:p>0.00</text:p>
          </table:table-cell>
          <table:table-cell table:style-name="ce12" table:number-columns-repeated="2"/>
          <table:table-cell table:style-name="ce16" table:formula="of:=SUM([.N13:.O13])" office:value-type="float" office:value="0">
            <text:p>0.00</text:p>
          </table:table-cell>
          <table:table-cell table:style-name="ce12" table:number-columns-repeated="3"/>
          <table:table-cell table:style-name="ce16" table:formula="of:=SUM([.Q13:.S13])" office:value-type="float" office:value="0">
            <text:p>0.00</text:p>
          </table:table-cell>
          <table:table-cell table:style-name="ce12" table:number-columns-repeated="2"/>
          <table:table-cell table:style-name="ce16" table:formula="of:=SUM([.U13:.V13])" office:value-type="float" office:value="0">
            <text:p>0.00</text:p>
          </table:table-cell>
          <table:table-cell table:style-name="ce12" table:number-columns-repeated="3"/>
          <table:table-cell table:style-name="ce16" table:formula="of:=SUM([.X13:.Z13])" office:value-type="float" office:value="0">
            <text:p>0.00</text:p>
          </table:table-cell>
          <table:table-cell table:style-name="ce12" table:number-columns-repeated="2"/>
          <table:table-cell table:style-name="ce13" table:formula="of:=SUM([.AB13:.AC13])" office:value-type="float" office:value="0">
            <text:p>0.00</text:p>
          </table:table-cell>
          <table:table-cell table:style-name="ce12" table:number-columns-repeated="3"/>
          <table:table-cell table:style-name="ce13" table:formula="of:=SUM([.AE13:.AG13])" office:value-type="float" office:value="0">
            <text:p>0.00</text:p>
          </table:table-cell>
          <table:table-cell table:style-name="ce12" table:number-columns-repeated="3"/>
          <table:table-cell table:style-name="ce13" table:formula="of:=SUM([.AI13:.AK13])" office:value-type="float" office:value="0">
            <text:p>0.00</text:p>
          </table:table-cell>
          <table:table-cell table:style-name="ce12" table:number-columns-repeated="3"/>
          <table:table-cell table:style-name="ce13" table:formula="of:=SUM([.AM13:.AO13])" office:value-type="float" office:value="0">
            <text:p>0.00</text:p>
          </table:table-cell>
          <table:table-cell table:style-name="ce12" table:number-columns-repeated="2"/>
          <table:table-cell table:style-name="ce13" table:formula="of:=SUM([.AQ13:.AR13])" office:value-type="float" office:value="0">
            <text:p>0.00</text:p>
          </table:table-cell>
          <table:table-cell table:style-name="ce12" table:number-columns-repeated="3"/>
          <table:table-cell table:style-name="ce13" table:formula="of:=SUM([.AT13:.AV13])" office:value-type="float" office:value="0">
            <text:p>0.00</text:p>
          </table:table-cell>
          <table:table-cell table:style-name="ce12" table:number-columns-repeated="4"/>
          <table:table-cell table:style-name="ce13" table:formula="of:=SUM([.AX13:.BA13])" office:value-type="float" office:value="0">
            <text:p>0.00</text:p>
          </table:table-cell>
          <table:table-cell table:style-name="ce21"/>
          <table:table-cell table:style-name="ce25" table:formula="of:=[.I13]+[.M13]+[.P13]+[.T13]+[.W13]+[.AA13]+[.AD13]+[.AH13]+[.AL13]+[.AP13]+[.AS13]+[.AW13]+[.BB13]" office:value-type="float" office:value="6">
            <text:p>6.00</text:p>
          </table:table-cell>
          <table:table-cell table:style-name="ce28" table:formula="of:=[.BD13]/[.$BD$3]" office:value-type="percentage" office:value="0.0625">
            <text:p>6.25%</text:p>
          </table:table-cell>
          <table:table-cell table:style-name="ce34" table:formula="of:=IF([.BE13]&lt;0.5;5;IF([.BE13]&lt;0.55;4;IF([.BE13]&lt;0.6;3.7;IF([.BE13]&lt;0.65;3.3;IF([.BE13]&lt;0.7;3;IF([.BE13]&lt;0.75;2.7;IF([.BE13]&lt;0.8;2.3;IF([.BE13]&lt;0.85;2;IF([.BE13]&lt;0.9;1.7;IF([.BE13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2">
          <table:table-cell table:style-name="ce2" office:value-type="string">
            <text:p>Schmidt</text:p>
          </table:table-cell>
          <table:table-cell table:style-name="ce2" office:value-type="string">
            <text:p>Michael</text:p>
          </table:table-cell>
          <table:table-cell table:style-name="ce5" office:value-type="string">
            <text:p><text:a xlink:href="mailto:mischmid@uni-bremen.de" xlink:type="simple">mischmid@uni-bremen.de</text:a>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5.5">
            <text:p>5.50</text:p>
          </table:table-cell>
          <table:table-cell table:style-name="ce16" table:formula="of:=SUM([.G14:.H14])" office:value-type="float" office:value="9">
            <text:p>9.00</text:p>
          </table:table-cell>
          <table:table-cell table:style-name="ce12" table:number-columns-repeated="3"/>
          <table:table-cell table:style-name="ce16" table:formula="of:=SUM([.J14:.L14])" office:value-type="float" office:value="0">
            <text:p>0.00</text:p>
          </table:table-cell>
          <table:table-cell table:style-name="ce12" table:number-columns-repeated="2"/>
          <table:table-cell table:style-name="ce16" table:formula="of:=SUM([.N14:.O14])" office:value-type="float" office:value="0">
            <text:p>0.00</text:p>
          </table:table-cell>
          <table:table-cell table:style-name="ce12" table:number-columns-repeated="3"/>
          <table:table-cell table:style-name="ce16" table:formula="of:=SUM([.Q14:.S14])" office:value-type="float" office:value="0">
            <text:p>0.00</text:p>
          </table:table-cell>
          <table:table-cell table:style-name="ce12" table:number-columns-repeated="2"/>
          <table:table-cell table:style-name="ce16" table:formula="of:=SUM([.U14:.V14])" office:value-type="float" office:value="0">
            <text:p>0.00</text:p>
          </table:table-cell>
          <table:table-cell table:style-name="ce12" table:number-columns-repeated="3"/>
          <table:table-cell table:style-name="ce16" table:formula="of:=SUM([.X14:.Z14])" office:value-type="float" office:value="0">
            <text:p>0.00</text:p>
          </table:table-cell>
          <table:table-cell table:style-name="ce12" table:number-columns-repeated="2"/>
          <table:table-cell table:style-name="ce13" table:formula="of:=SUM([.AB14:.AC14])" office:value-type="float" office:value="0">
            <text:p>0.00</text:p>
          </table:table-cell>
          <table:table-cell table:style-name="ce12" table:number-columns-repeated="3"/>
          <table:table-cell table:style-name="ce13" table:formula="of:=SUM([.AE14:.AG14])" office:value-type="float" office:value="0">
            <text:p>0.00</text:p>
          </table:table-cell>
          <table:table-cell table:style-name="ce12" table:number-columns-repeated="3"/>
          <table:table-cell table:style-name="ce13" table:formula="of:=SUM([.AI14:.AK14])" office:value-type="float" office:value="0">
            <text:p>0.00</text:p>
          </table:table-cell>
          <table:table-cell table:style-name="ce12" table:number-columns-repeated="3"/>
          <table:table-cell table:style-name="ce13" table:formula="of:=SUM([.AM14:.AO14])" office:value-type="float" office:value="0">
            <text:p>0.00</text:p>
          </table:table-cell>
          <table:table-cell table:style-name="ce12" table:number-columns-repeated="2"/>
          <table:table-cell table:style-name="ce13" table:formula="of:=SUM([.AQ14:.AR14])" office:value-type="float" office:value="0">
            <text:p>0.00</text:p>
          </table:table-cell>
          <table:table-cell table:style-name="ce12" table:number-columns-repeated="3"/>
          <table:table-cell table:style-name="ce13" table:formula="of:=SUM([.AT14:.AV14])" office:value-type="float" office:value="0">
            <text:p>0.00</text:p>
          </table:table-cell>
          <table:table-cell table:style-name="ce12" table:number-columns-repeated="4"/>
          <table:table-cell table:style-name="ce13" table:formula="of:=SUM([.AX14:.BA14])" office:value-type="float" office:value="0">
            <text:p>0.00</text:p>
          </table:table-cell>
          <table:table-cell table:style-name="ce21"/>
          <table:table-cell table:style-name="ce25" table:formula="of:=[.I14]+[.M14]+[.P14]+[.T14]+[.W14]+[.AA14]+[.AD14]+[.AH14]+[.AL14]+[.AP14]+[.AS14]+[.AW14]+[.BB14]" office:value-type="float" office:value="9">
            <text:p>9.00</text:p>
          </table:table-cell>
          <table:table-cell table:style-name="ce28" table:formula="of:=[.BD14]/[.$BD$3]" office:value-type="percentage" office:value="0.09375">
            <text:p>9.38%</text:p>
          </table:table-cell>
          <table:table-cell table:style-name="ce34" table:formula="of:=IF([.BE14]&lt;0.5;5;IF([.BE14]&lt;0.55;4;IF([.BE14]&lt;0.6;3.7;IF([.BE14]&lt;0.65;3.3;IF([.BE14]&lt;0.7;3;IF([.BE14]&lt;0.75;2.7;IF([.BE14]&lt;0.8;2.3;IF([.BE14]&lt;0.85;2;IF([.BE14]&lt;0.9;1.7;IF([.BE14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2">
          <table:table-cell table:style-name="ce2" office:value-type="string">
            <text:p>Telis</text:p>
          </table:table-cell>
          <table:table-cell table:style-name="ce2" office:value-type="string">
            <text:p>Stanislav</text:p>
          </table:table-cell>
          <table:table-cell table:style-name="ce5" office:value-type="string">
            <text:p><text:a xlink:href="mailto:telis@uni-bremen.de" xlink:type="simple">telis@uni-bremen.de</text:a>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5.5">
            <text:p>5.50</text:p>
          </table:table-cell>
          <table:table-cell table:style-name="ce16" table:formula="of:=SUM([.G15:.H15])" office:value-type="float" office:value="9">
            <text:p>9.00</text:p>
          </table:table-cell>
          <table:table-cell table:style-name="ce12" table:number-columns-repeated="3"/>
          <table:table-cell table:style-name="ce16" table:formula="of:=SUM([.J15:.L15])" office:value-type="float" office:value="0">
            <text:p>0.00</text:p>
          </table:table-cell>
          <table:table-cell table:style-name="ce12" table:number-columns-repeated="2"/>
          <table:table-cell table:style-name="ce16" table:formula="of:=SUM([.N15:.O15])" office:value-type="float" office:value="0">
            <text:p>0.00</text:p>
          </table:table-cell>
          <table:table-cell table:style-name="ce12" table:number-columns-repeated="3"/>
          <table:table-cell table:style-name="ce16" table:formula="of:=SUM([.Q15:.S15])" office:value-type="float" office:value="0">
            <text:p>0.00</text:p>
          </table:table-cell>
          <table:table-cell table:style-name="ce12" table:number-columns-repeated="2"/>
          <table:table-cell table:style-name="ce16" table:formula="of:=SUM([.U15:.V15])" office:value-type="float" office:value="0">
            <text:p>0.00</text:p>
          </table:table-cell>
          <table:table-cell table:style-name="ce12" table:number-columns-repeated="3"/>
          <table:table-cell table:style-name="ce16" table:formula="of:=SUM([.X15:.Z15])" office:value-type="float" office:value="0">
            <text:p>0.00</text:p>
          </table:table-cell>
          <table:table-cell table:style-name="ce12" table:number-columns-repeated="2"/>
          <table:table-cell table:style-name="ce13" table:formula="of:=SUM([.AB15:.AC15])" office:value-type="float" office:value="0">
            <text:p>0.00</text:p>
          </table:table-cell>
          <table:table-cell table:style-name="ce12" table:number-columns-repeated="3"/>
          <table:table-cell table:style-name="ce13" table:formula="of:=SUM([.AE15:.AG15])" office:value-type="float" office:value="0">
            <text:p>0.00</text:p>
          </table:table-cell>
          <table:table-cell table:style-name="ce12" table:number-columns-repeated="3"/>
          <table:table-cell table:style-name="ce13" table:formula="of:=SUM([.AI15:.AK15])" office:value-type="float" office:value="0">
            <text:p>0.00</text:p>
          </table:table-cell>
          <table:table-cell table:style-name="ce12" table:number-columns-repeated="3"/>
          <table:table-cell table:style-name="ce13" table:formula="of:=SUM([.AM15:.AO15])" office:value-type="float" office:value="0">
            <text:p>0.00</text:p>
          </table:table-cell>
          <table:table-cell table:style-name="ce12" table:number-columns-repeated="2"/>
          <table:table-cell table:style-name="ce13" table:formula="of:=SUM([.AQ15:.AR15])" office:value-type="float" office:value="0">
            <text:p>0.00</text:p>
          </table:table-cell>
          <table:table-cell table:style-name="ce12" table:number-columns-repeated="3"/>
          <table:table-cell table:style-name="ce13" table:formula="of:=SUM([.AT15:.AV15])" office:value-type="float" office:value="0">
            <text:p>0.00</text:p>
          </table:table-cell>
          <table:table-cell table:style-name="ce12" table:number-columns-repeated="4"/>
          <table:table-cell table:style-name="ce13" table:formula="of:=SUM([.AX15:.BA15])" office:value-type="float" office:value="0">
            <text:p>0.00</text:p>
          </table:table-cell>
          <table:table-cell table:style-name="ce21"/>
          <table:table-cell table:style-name="ce25" table:formula="of:=[.I15]+[.M15]+[.P15]+[.T15]+[.W15]+[.AA15]+[.AD15]+[.AH15]+[.AL15]+[.AP15]+[.AS15]+[.AW15]+[.BB15]" office:value-type="float" office:value="9">
            <text:p>9.00</text:p>
          </table:table-cell>
          <table:table-cell table:style-name="ce28" table:formula="of:=[.BD15]/[.$BD$3]" office:value-type="percentage" office:value="0.09375">
            <text:p>9.38%</text:p>
          </table:table-cell>
          <table:table-cell table:style-name="ce34" table:formula="of:=IF([.BE15]&lt;0.5;5;IF([.BE15]&lt;0.55;4;IF([.BE15]&lt;0.6;3.7;IF([.BE15]&lt;0.65;3.3;IF([.BE15]&lt;0.7;3;IF([.BE15]&lt;0.75;2.7;IF([.BE15]&lt;0.8;2.3;IF([.BE15]&lt;0.85;2;IF([.BE15]&lt;0.9;1.7;IF([.BE15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2">
          <table:table-cell table:style-name="ce2" office:value-type="string">
            <text:p>Schulz</text:p>
          </table:table-cell>
          <table:table-cell table:style-name="ce2" office:value-type="string">
            <text:p>Dominique</text:p>
          </table:table-cell>
          <table:table-cell table:style-name="ce5" office:value-type="string">
            <text:p><text:a xlink:href="mailto:do_sc@uni-bremen.de" xlink:type="simple">do_sc@uni-bremen.de</text:a>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5.5">
            <text:p>5.50</text:p>
          </table:table-cell>
          <table:table-cell table:style-name="ce16" table:formula="of:=SUM([.G16:.H16])" office:value-type="float" office:value="9">
            <text:p>9.00</text:p>
          </table:table-cell>
          <table:table-cell table:style-name="ce12" table:number-columns-repeated="3"/>
          <table:table-cell table:style-name="ce16" table:formula="of:=SUM([.J16:.L16])" office:value-type="float" office:value="0">
            <text:p>0.00</text:p>
          </table:table-cell>
          <table:table-cell table:style-name="ce12" table:number-columns-repeated="2"/>
          <table:table-cell table:style-name="ce16" table:formula="of:=SUM([.N16:.O16])" office:value-type="float" office:value="0">
            <text:p>0.00</text:p>
          </table:table-cell>
          <table:table-cell table:style-name="ce12" table:number-columns-repeated="3"/>
          <table:table-cell table:style-name="ce16" table:formula="of:=SUM([.Q16:.S16])" office:value-type="float" office:value="0">
            <text:p>0.00</text:p>
          </table:table-cell>
          <table:table-cell table:style-name="ce12" table:number-columns-repeated="2"/>
          <table:table-cell table:style-name="ce16" table:formula="of:=SUM([.U16:.V16])" office:value-type="float" office:value="0">
            <text:p>0.00</text:p>
          </table:table-cell>
          <table:table-cell table:style-name="ce12" table:number-columns-repeated="3"/>
          <table:table-cell table:style-name="ce16" table:formula="of:=SUM([.X16:.Z16])" office:value-type="float" office:value="0">
            <text:p>0.00</text:p>
          </table:table-cell>
          <table:table-cell table:style-name="ce12" table:number-columns-repeated="2"/>
          <table:table-cell table:style-name="ce13" table:formula="of:=SUM([.AB16:.AC16])" office:value-type="float" office:value="0">
            <text:p>0.00</text:p>
          </table:table-cell>
          <table:table-cell table:style-name="ce12" table:number-columns-repeated="3"/>
          <table:table-cell table:style-name="ce13" table:formula="of:=SUM([.AE16:.AG16])" office:value-type="float" office:value="0">
            <text:p>0.00</text:p>
          </table:table-cell>
          <table:table-cell table:style-name="ce12" table:number-columns-repeated="3"/>
          <table:table-cell table:style-name="ce13" table:formula="of:=SUM([.AI16:.AK16])" office:value-type="float" office:value="0">
            <text:p>0.00</text:p>
          </table:table-cell>
          <table:table-cell table:style-name="ce12" table:number-columns-repeated="3"/>
          <table:table-cell table:style-name="ce13" table:formula="of:=SUM([.AM16:.AO16])" office:value-type="float" office:value="0">
            <text:p>0.00</text:p>
          </table:table-cell>
          <table:table-cell table:style-name="ce12" table:number-columns-repeated="2"/>
          <table:table-cell table:style-name="ce13" table:formula="of:=SUM([.AQ16:.AR16])" office:value-type="float" office:value="0">
            <text:p>0.00</text:p>
          </table:table-cell>
          <table:table-cell table:style-name="ce12" table:number-columns-repeated="3"/>
          <table:table-cell table:style-name="ce13" table:formula="of:=SUM([.AT16:.AV16])" office:value-type="float" office:value="0">
            <text:p>0.00</text:p>
          </table:table-cell>
          <table:table-cell table:style-name="ce12" table:number-columns-repeated="4"/>
          <table:table-cell table:style-name="ce13" table:formula="of:=SUM([.AX16:.BA16])" office:value-type="float" office:value="0">
            <text:p>0.00</text:p>
          </table:table-cell>
          <table:table-cell table:style-name="ce21"/>
          <table:table-cell table:style-name="ce25" table:formula="of:=[.I16]+[.M16]+[.P16]+[.T16]+[.W16]+[.AA16]+[.AD16]+[.AH16]+[.AL16]+[.AP16]+[.AS16]+[.AW16]+[.BB16]" office:value-type="float" office:value="9">
            <text:p>9.00</text:p>
          </table:table-cell>
          <table:table-cell table:style-name="ce28" table:formula="of:=[.BD16]/[.$BD$3]" office:value-type="percentage" office:value="0.09375">
            <text:p>9.38%</text:p>
          </table:table-cell>
          <table:table-cell table:style-name="ce34" table:formula="of:=IF([.BE16]&lt;0.5;5;IF([.BE16]&lt;0.55;4;IF([.BE16]&lt;0.6;3.7;IF([.BE16]&lt;0.65;3.3;IF([.BE16]&lt;0.7;3;IF([.BE16]&lt;0.75;2.7;IF([.BE16]&lt;0.8;2.3;IF([.BE16]&lt;0.85;2;IF([.BE16]&lt;0.9;1.7;IF([.BE16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2">
          <table:table-cell table:style-name="ce2" office:value-type="string">
            <text:p>Lipkow</text:p>
          </table:table-cell>
          <table:table-cell table:style-name="ce2" office:value-type="string">
            <text:p>Norman</text:p>
          </table:table-cell>
          <table:table-cell table:style-name="ce6" office:value-type="string">
            <text:p><text:span text:style-name="T3"><text:a xlink:href="mailto:nlipkow@uni-bremen.de" xlink:type="simple">nlipkow@uni-bremen.de</text:a></text:span></text:p>
          </table:table-cell>
          <table:table-cell table:style-name="ce8" office:value-type="float" office:value="4">
            <text:p>4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5.5">
            <text:p>5.50</text:p>
          </table:table-cell>
          <table:table-cell table:style-name="ce16" table:formula="of:=SUM([.G17:.H17])" office:value-type="float" office:value="9">
            <text:p>9.00</text:p>
          </table:table-cell>
          <table:table-cell table:style-name="ce12" table:number-columns-repeated="3"/>
          <table:table-cell table:style-name="ce16" table:formula="of:=SUM([.J17:.L17])" office:value-type="float" office:value="0">
            <text:p>0.00</text:p>
          </table:table-cell>
          <table:table-cell table:style-name="ce12" table:number-columns-repeated="2"/>
          <table:table-cell table:style-name="ce16" table:formula="of:=SUM([.N17:.O17])" office:value-type="float" office:value="0">
            <text:p>0.00</text:p>
          </table:table-cell>
          <table:table-cell table:style-name="ce12" table:number-columns-repeated="3"/>
          <table:table-cell table:style-name="ce16" table:formula="of:=SUM([.Q17:.S17])" office:value-type="float" office:value="0">
            <text:p>0.00</text:p>
          </table:table-cell>
          <table:table-cell table:style-name="ce12" table:number-columns-repeated="2"/>
          <table:table-cell table:style-name="ce16" table:formula="of:=SUM([.U17:.V17])" office:value-type="float" office:value="0">
            <text:p>0.00</text:p>
          </table:table-cell>
          <table:table-cell table:style-name="ce12" table:number-columns-repeated="3"/>
          <table:table-cell table:style-name="ce16" table:formula="of:=SUM([.X17:.Z17])" office:value-type="float" office:value="0">
            <text:p>0.00</text:p>
          </table:table-cell>
          <table:table-cell table:style-name="ce12" table:number-columns-repeated="2"/>
          <table:table-cell table:style-name="ce13" table:formula="of:=SUM([.AB17:.AC17])" office:value-type="float" office:value="0">
            <text:p>0.00</text:p>
          </table:table-cell>
          <table:table-cell table:style-name="ce12" table:number-columns-repeated="3"/>
          <table:table-cell table:style-name="ce13" table:formula="of:=SUM([.AE17:.AG17])" office:value-type="float" office:value="0">
            <text:p>0.00</text:p>
          </table:table-cell>
          <table:table-cell table:style-name="ce12" table:number-columns-repeated="3"/>
          <table:table-cell table:style-name="ce13" table:formula="of:=SUM([.AI17:.AK17])" office:value-type="float" office:value="0">
            <text:p>0.00</text:p>
          </table:table-cell>
          <table:table-cell table:style-name="ce12" table:number-columns-repeated="3"/>
          <table:table-cell table:style-name="ce13" table:formula="of:=SUM([.AM17:.AO17])" office:value-type="float" office:value="0">
            <text:p>0.00</text:p>
          </table:table-cell>
          <table:table-cell table:style-name="ce12" table:number-columns-repeated="2"/>
          <table:table-cell table:style-name="ce13" table:formula="of:=SUM([.AQ17:.AR17])" office:value-type="float" office:value="0">
            <text:p>0.00</text:p>
          </table:table-cell>
          <table:table-cell table:style-name="ce12" table:number-columns-repeated="3"/>
          <table:table-cell table:style-name="ce13" table:formula="of:=SUM([.AT17:.AV17])" office:value-type="float" office:value="0">
            <text:p>0.00</text:p>
          </table:table-cell>
          <table:table-cell table:style-name="ce12" table:number-columns-repeated="4"/>
          <table:table-cell table:style-name="ce13" table:formula="of:=SUM([.AX17:.BA17])" office:value-type="float" office:value="0">
            <text:p>0.00</text:p>
          </table:table-cell>
          <table:table-cell table:style-name="ce21"/>
          <table:table-cell table:style-name="ce25" table:formula="of:=[.I17]+[.M17]+[.P17]+[.T17]+[.W17]+[.AA17]+[.AD17]+[.AH17]+[.AL17]+[.AP17]+[.AS17]+[.AW17]+[.BB17]" office:value-type="float" office:value="9">
            <text:p>9.00</text:p>
          </table:table-cell>
          <table:table-cell table:style-name="ce28" table:formula="of:=[.BD17]/[.$BD$3]" office:value-type="percentage" office:value="0.09375">
            <text:p>9.38%</text:p>
          </table:table-cell>
          <table:table-cell table:style-name="ce34" table:formula="of:=IF([.BE17]&lt;0.5;5;IF([.BE17]&lt;0.55;4;IF([.BE17]&lt;0.6;3.7;IF([.BE17]&lt;0.65;3.3;IF([.BE17]&lt;0.7;3;IF([.BE17]&lt;0.75;2.7;IF([.BE17]&lt;0.8;2.3;IF([.BE17]&lt;0.85;2;IF([.BE17]&lt;0.9;1.7;IF([.BE17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2">
          <table:table-cell table:style-name="ce2" office:value-type="string">
            <text:p>Eggers</text:p>
          </table:table-cell>
          <table:table-cell table:style-name="ce2" office:value-type="string">
            <text:p>Tabea</text:p>
          </table:table-cell>
          <table:table-cell table:style-name="ce5" office:value-type="string">
            <text:p><text:a xlink:href="mailto:tabea2@uni-bremen.de" xlink:type="simple">tabea2@uni-bremen.de</text:a>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5.5">
            <text:p>5.50</text:p>
          </table:table-cell>
          <table:table-cell table:style-name="ce16" table:formula="of:=SUM([.G18:.H18])" office:value-type="float" office:value="9">
            <text:p>9.00</text:p>
          </table:table-cell>
          <table:table-cell table:style-name="ce12" table:number-columns-repeated="3"/>
          <table:table-cell table:style-name="ce16" table:formula="of:=SUM([.J18:.L18])" office:value-type="float" office:value="0">
            <text:p>0.00</text:p>
          </table:table-cell>
          <table:table-cell table:style-name="ce12" table:number-columns-repeated="2"/>
          <table:table-cell table:style-name="ce16" table:formula="of:=SUM([.N18:.O18])" office:value-type="float" office:value="0">
            <text:p>0.00</text:p>
          </table:table-cell>
          <table:table-cell table:style-name="ce12" table:number-columns-repeated="3"/>
          <table:table-cell table:style-name="ce16" table:formula="of:=SUM([.Q18:.S18])" office:value-type="float" office:value="0">
            <text:p>0.00</text:p>
          </table:table-cell>
          <table:table-cell table:style-name="ce12" table:number-columns-repeated="2"/>
          <table:table-cell table:style-name="ce16" table:formula="of:=SUM([.U18:.V18])" office:value-type="float" office:value="0">
            <text:p>0.00</text:p>
          </table:table-cell>
          <table:table-cell table:style-name="ce12" table:number-columns-repeated="3"/>
          <table:table-cell table:style-name="ce16" table:formula="of:=SUM([.X18:.Z18])" office:value-type="float" office:value="0">
            <text:p>0.00</text:p>
          </table:table-cell>
          <table:table-cell table:style-name="ce12" table:number-columns-repeated="2"/>
          <table:table-cell table:style-name="ce13" table:formula="of:=SUM([.AB18:.AC18])" office:value-type="float" office:value="0">
            <text:p>0.00</text:p>
          </table:table-cell>
          <table:table-cell table:style-name="ce12" table:number-columns-repeated="3"/>
          <table:table-cell table:style-name="ce13" table:formula="of:=SUM([.AE18:.AG18])" office:value-type="float" office:value="0">
            <text:p>0.00</text:p>
          </table:table-cell>
          <table:table-cell table:style-name="ce12" table:number-columns-repeated="3"/>
          <table:table-cell table:style-name="ce13" table:formula="of:=SUM([.AI18:.AK18])" office:value-type="float" office:value="0">
            <text:p>0.00</text:p>
          </table:table-cell>
          <table:table-cell table:style-name="ce12" table:number-columns-repeated="3"/>
          <table:table-cell table:style-name="ce13" table:formula="of:=SUM([.AM18:.AO18])" office:value-type="float" office:value="0">
            <text:p>0.00</text:p>
          </table:table-cell>
          <table:table-cell table:style-name="ce12" table:number-columns-repeated="2"/>
          <table:table-cell table:style-name="ce13" table:formula="of:=SUM([.AQ18:.AR18])" office:value-type="float" office:value="0">
            <text:p>0.00</text:p>
          </table:table-cell>
          <table:table-cell table:style-name="ce12" table:number-columns-repeated="3"/>
          <table:table-cell table:style-name="ce13" table:formula="of:=SUM([.AT18:.AV18])" office:value-type="float" office:value="0">
            <text:p>0.00</text:p>
          </table:table-cell>
          <table:table-cell table:style-name="ce12" table:number-columns-repeated="4"/>
          <table:table-cell table:style-name="ce13" table:formula="of:=SUM([.AX18:.BA18])" office:value-type="float" office:value="0">
            <text:p>0.00</text:p>
          </table:table-cell>
          <table:table-cell table:style-name="ce21"/>
          <table:table-cell table:style-name="ce25" table:formula="of:=[.I18]+[.M18]+[.P18]+[.T18]+[.W18]+[.AA18]+[.AD18]+[.AH18]+[.AL18]+[.AP18]+[.AS18]+[.AW18]+[.BB18]" office:value-type="float" office:value="9">
            <text:p>9.00</text:p>
          </table:table-cell>
          <table:table-cell table:style-name="ce28" table:formula="of:=[.BD18]/[.$BD$3]" office:value-type="percentage" office:value="0.09375">
            <text:p>9.38%</text:p>
          </table:table-cell>
          <table:table-cell table:style-name="ce34" table:formula="of:=IF([.BE18]&lt;0.5;5;IF([.BE18]&lt;0.55;4;IF([.BE18]&lt;0.6;3.7;IF([.BE18]&lt;0.65;3.3;IF([.BE18]&lt;0.7;3;IF([.BE18]&lt;0.75;2.7;IF([.BE18]&lt;0.8;2.3;IF([.BE18]&lt;0.85;2;IF([.BE18]&lt;0.9;1.7;IF([.BE18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2">
          <table:table-cell table:style-name="ce2" office:value-type="string">
            <text:p>Fiedler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<text:a xlink:href="mailto:jan_fie@uni-bremen.de" xlink:type="simple">jan_fie@uni-bremen.de</text:a>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5.5">
            <text:p>5.50</text:p>
          </table:table-cell>
          <table:table-cell table:style-name="ce16" table:formula="of:=SUM([.G19:.H19])" office:value-type="float" office:value="9">
            <text:p>9.00</text:p>
          </table:table-cell>
          <table:table-cell table:style-name="ce12" table:number-columns-repeated="3"/>
          <table:table-cell table:style-name="ce16" table:formula="of:=SUM([.J19:.L19])" office:value-type="float" office:value="0">
            <text:p>0.00</text:p>
          </table:table-cell>
          <table:table-cell table:style-name="ce12" table:number-columns-repeated="2"/>
          <table:table-cell table:style-name="ce16" table:formula="of:=SUM([.N19:.O19])" office:value-type="float" office:value="0">
            <text:p>0.00</text:p>
          </table:table-cell>
          <table:table-cell table:style-name="ce12" table:number-columns-repeated="3"/>
          <table:table-cell table:style-name="ce16" table:formula="of:=SUM([.Q19:.S19])" office:value-type="float" office:value="0">
            <text:p>0.00</text:p>
          </table:table-cell>
          <table:table-cell table:style-name="ce12" table:number-columns-repeated="2"/>
          <table:table-cell table:style-name="ce16" table:formula="of:=SUM([.U19:.V19])" office:value-type="float" office:value="0">
            <text:p>0.00</text:p>
          </table:table-cell>
          <table:table-cell table:style-name="ce12" table:number-columns-repeated="3"/>
          <table:table-cell table:style-name="ce16" table:formula="of:=SUM([.X19:.Z19])" office:value-type="float" office:value="0">
            <text:p>0.00</text:p>
          </table:table-cell>
          <table:table-cell table:style-name="ce12" table:number-columns-repeated="2"/>
          <table:table-cell table:style-name="ce13" table:formula="of:=SUM([.AB19:.AC19])" office:value-type="float" office:value="0">
            <text:p>0.00</text:p>
          </table:table-cell>
          <table:table-cell table:style-name="ce12" table:number-columns-repeated="3"/>
          <table:table-cell table:style-name="ce13" table:formula="of:=SUM([.AE19:.AG19])" office:value-type="float" office:value="0">
            <text:p>0.00</text:p>
          </table:table-cell>
          <table:table-cell table:style-name="ce12" table:number-columns-repeated="3"/>
          <table:table-cell table:style-name="ce13" table:formula="of:=SUM([.AI19:.AK19])" office:value-type="float" office:value="0">
            <text:p>0.00</text:p>
          </table:table-cell>
          <table:table-cell table:style-name="ce12" table:number-columns-repeated="3"/>
          <table:table-cell table:style-name="ce13" table:formula="of:=SUM([.AM19:.AO19])" office:value-type="float" office:value="0">
            <text:p>0.00</text:p>
          </table:table-cell>
          <table:table-cell table:style-name="ce12" table:number-columns-repeated="2"/>
          <table:table-cell table:style-name="ce13" table:formula="of:=SUM([.AQ19:.AR19])" office:value-type="float" office:value="0">
            <text:p>0.00</text:p>
          </table:table-cell>
          <table:table-cell table:style-name="ce12" table:number-columns-repeated="3"/>
          <table:table-cell table:style-name="ce13" table:formula="of:=SUM([.AT19:.AV19])" office:value-type="float" office:value="0">
            <text:p>0.00</text:p>
          </table:table-cell>
          <table:table-cell table:style-name="ce12" table:number-columns-repeated="4"/>
          <table:table-cell table:style-name="ce13" table:formula="of:=SUM([.AX19:.BA19])" office:value-type="float" office:value="0">
            <text:p>0.00</text:p>
          </table:table-cell>
          <table:table-cell table:style-name="ce21"/>
          <table:table-cell table:style-name="ce25" table:formula="of:=[.I19]+[.M19]+[.P19]+[.T19]+[.W19]+[.AA19]+[.AD19]+[.AH19]+[.AL19]+[.AP19]+[.AS19]+[.AW19]+[.BB19]" office:value-type="float" office:value="9">
            <text:p>9.00</text:p>
          </table:table-cell>
          <table:table-cell table:style-name="ce28" table:formula="of:=[.BD19]/[.$BD$3]" office:value-type="percentage" office:value="0.09375">
            <text:p>9.38%</text:p>
          </table:table-cell>
          <table:table-cell table:style-name="ce34" table:formula="of:=IF([.BE19]&lt;0.5;5;IF([.BE19]&lt;0.55;4;IF([.BE19]&lt;0.6;3.7;IF([.BE19]&lt;0.65;3.3;IF([.BE19]&lt;0.7;3;IF([.BE19]&lt;0.75;2.7;IF([.BE19]&lt;0.8;2.3;IF([.BE19]&lt;0.85;2;IF([.BE19]&lt;0.9;1.7;IF([.BE19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34"/>
          <table:table-cell table:style-name="ce2" table:number-columns-repeated="961"/>
        </table:table-row>
        <table:table-row table:style-name="ro2">
          <table:table-cell table:style-name="ce3" office:value-type="string">
            <text:p>Pflüger</text:p>
          </table:table-cell>
          <table:table-cell table:style-name="ce2" office:value-type="string">
            <text:p>Florian</text:p>
          </table:table-cell>
          <table:table-cell table:style-name="ce2" office:value-type="string">
            <text:p><text:a xlink:href="mailto:flpflger@uni-bremen.de" xlink:type="simple">flpflger@uni-bremen.de</text:a>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5.5">
            <text:p>5.50</text:p>
          </table:table-cell>
          <table:table-cell table:style-name="ce16" table:formula="of:=SUM([.G20:.H20])" office:value-type="float" office:value="9">
            <text:p>9.00</text:p>
          </table:table-cell>
          <table:table-cell table:style-name="ce12" table:number-columns-repeated="3"/>
          <table:table-cell table:style-name="ce16" table:formula="of:=SUM([.J20:.L20])" office:value-type="float" office:value="0">
            <text:p>0.00</text:p>
          </table:table-cell>
          <table:table-cell table:style-name="ce12" table:number-columns-repeated="2"/>
          <table:table-cell table:style-name="ce16" table:formula="of:=SUM([.N20:.O20])" office:value-type="float" office:value="0">
            <text:p>0.00</text:p>
          </table:table-cell>
          <table:table-cell table:style-name="ce12" table:number-columns-repeated="3"/>
          <table:table-cell table:style-name="ce16" table:formula="of:=SUM([.Q20:.S20])" office:value-type="float" office:value="0">
            <text:p>0.00</text:p>
          </table:table-cell>
          <table:table-cell table:style-name="ce12" table:number-columns-repeated="2"/>
          <table:table-cell table:style-name="ce16" table:formula="of:=SUM([.U20:.V20])" office:value-type="float" office:value="0">
            <text:p>0.00</text:p>
          </table:table-cell>
          <table:table-cell table:style-name="ce12" table:number-columns-repeated="3"/>
          <table:table-cell table:style-name="ce16" table:formula="of:=SUM([.X20:.Z20])" office:value-type="float" office:value="0">
            <text:p>0.00</text:p>
          </table:table-cell>
          <table:table-cell table:style-name="ce12" table:number-columns-repeated="2"/>
          <table:table-cell table:style-name="ce13" table:formula="of:=SUM([.AB20:.AC20])" office:value-type="float" office:value="0">
            <text:p>0.00</text:p>
          </table:table-cell>
          <table:table-cell table:style-name="ce12" table:number-columns-repeated="3"/>
          <table:table-cell table:style-name="ce13" table:formula="of:=SUM([.AE20:.AG20])" office:value-type="float" office:value="0">
            <text:p>0.00</text:p>
          </table:table-cell>
          <table:table-cell table:style-name="ce12" table:number-columns-repeated="3"/>
          <table:table-cell table:style-name="ce13" table:formula="of:=SUM([.AI20:.AK20])" office:value-type="float" office:value="0">
            <text:p>0.00</text:p>
          </table:table-cell>
          <table:table-cell table:style-name="ce12" table:number-columns-repeated="3"/>
          <table:table-cell table:style-name="ce13" table:formula="of:=SUM([.AM20:.AO20])" office:value-type="float" office:value="0">
            <text:p>0.00</text:p>
          </table:table-cell>
          <table:table-cell table:style-name="ce12" table:number-columns-repeated="2"/>
          <table:table-cell table:style-name="ce13" table:formula="of:=SUM([.AQ20:.AR20])" office:value-type="float" office:value="0">
            <text:p>0.00</text:p>
          </table:table-cell>
          <table:table-cell table:style-name="ce12" table:number-columns-repeated="3"/>
          <table:table-cell table:style-name="ce13" table:formula="of:=SUM([.AT20:.AV20])" office:value-type="float" office:value="0">
            <text:p>0.00</text:p>
          </table:table-cell>
          <table:table-cell table:style-name="ce12" table:number-columns-repeated="4"/>
          <table:table-cell table:style-name="ce13" table:formula="of:=SUM([.AX20:.BA20])" office:value-type="float" office:value="0">
            <text:p>0.00</text:p>
          </table:table-cell>
          <table:table-cell table:style-name="ce21"/>
          <table:table-cell table:style-name="ce25" table:formula="of:=[.I20]+[.M20]+[.P20]+[.T20]+[.W20]+[.AA20]+[.AD20]+[.AH20]+[.AL20]+[.AP20]+[.AS20]+[.AW20]+[.BB20]" office:value-type="float" office:value="9">
            <text:p>9.00</text:p>
          </table:table-cell>
          <table:table-cell table:style-name="ce28" table:formula="of:=[.BD20]/[.$BD$3]" office:value-type="percentage" office:value="0.09375">
            <text:p>9.38%</text:p>
          </table:table-cell>
          <table:table-cell table:style-name="ce34" table:formula="of:=IF([.BE20]&lt;0.5;5;IF([.BE20]&lt;0.55;4;IF([.BE20]&lt;0.6;3.7;IF([.BE20]&lt;0.65;3.3;IF([.BE20]&lt;0.7;3;IF([.BE20]&lt;0.75;2.7;IF([.BE20]&lt;0.8;2.3;IF([.BE20]&lt;0.85;2;IF([.BE20]&lt;0.9;1.7;IF([.BE20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Schmutte</text:p>
          </table:table-cell>
          <table:table-cell table:style-name="ce2" office:value-type="string">
            <text:p>Jonas</text:p>
          </table:table-cell>
          <table:table-cell table:style-name="ce5" office:value-type="string">
            <text:p><text:a xlink:href="mailto:schmutte@uni-bremen.de" xlink:type="simple">schmutte@uni-bremen.de</text:a>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5.5">
            <text:p>5.50</text:p>
          </table:table-cell>
          <table:table-cell table:style-name="ce16" table:formula="of:=SUM([.G21:.H21])" office:value-type="float" office:value="9">
            <text:p>9.00</text:p>
          </table:table-cell>
          <table:table-cell table:style-name="ce12" table:number-columns-repeated="3"/>
          <table:table-cell table:style-name="ce16" table:formula="of:=SUM([.J21:.L21])" office:value-type="float" office:value="0">
            <text:p>0.00</text:p>
          </table:table-cell>
          <table:table-cell table:style-name="ce12" table:number-columns-repeated="2"/>
          <table:table-cell table:style-name="ce16" table:formula="of:=SUM([.N21:.O21])" office:value-type="float" office:value="0">
            <text:p>0.00</text:p>
          </table:table-cell>
          <table:table-cell table:style-name="ce12" table:number-columns-repeated="3"/>
          <table:table-cell table:style-name="ce16" table:formula="of:=SUM([.Q21:.S21])" office:value-type="float" office:value="0">
            <text:p>0.00</text:p>
          </table:table-cell>
          <table:table-cell table:style-name="ce12" table:number-columns-repeated="2"/>
          <table:table-cell table:style-name="ce16" table:formula="of:=SUM([.U21:.V21])" office:value-type="float" office:value="0">
            <text:p>0.00</text:p>
          </table:table-cell>
          <table:table-cell table:style-name="ce12" table:number-columns-repeated="3"/>
          <table:table-cell table:style-name="ce16" table:formula="of:=SUM([.X21:.Z21])" office:value-type="float" office:value="0">
            <text:p>0.00</text:p>
          </table:table-cell>
          <table:table-cell table:style-name="ce12" table:number-columns-repeated="2"/>
          <table:table-cell table:style-name="ce13" table:formula="of:=SUM([.AB21:.AC21])" office:value-type="float" office:value="0">
            <text:p>0.00</text:p>
          </table:table-cell>
          <table:table-cell table:style-name="ce12" table:number-columns-repeated="3"/>
          <table:table-cell table:style-name="ce13" table:formula="of:=SUM([.AE21:.AG21])" office:value-type="float" office:value="0">
            <text:p>0.00</text:p>
          </table:table-cell>
          <table:table-cell table:style-name="ce12" table:number-columns-repeated="3"/>
          <table:table-cell table:style-name="ce13" table:formula="of:=SUM([.AI21:.AK21])" office:value-type="float" office:value="0">
            <text:p>0.00</text:p>
          </table:table-cell>
          <table:table-cell table:style-name="ce12" table:number-columns-repeated="3"/>
          <table:table-cell table:style-name="ce13" table:formula="of:=SUM([.AM21:.AO21])" office:value-type="float" office:value="0">
            <text:p>0.00</text:p>
          </table:table-cell>
          <table:table-cell table:style-name="ce12" table:number-columns-repeated="2"/>
          <table:table-cell table:style-name="ce13" table:formula="of:=SUM([.AQ21:.AR21])" office:value-type="float" office:value="0">
            <text:p>0.00</text:p>
          </table:table-cell>
          <table:table-cell table:style-name="ce12" table:number-columns-repeated="3"/>
          <table:table-cell table:style-name="ce13" table:formula="of:=SUM([.AT21:.AV21])" office:value-type="float" office:value="0">
            <text:p>0.00</text:p>
          </table:table-cell>
          <table:table-cell table:style-name="ce12" table:number-columns-repeated="4"/>
          <table:table-cell table:style-name="ce13" table:formula="of:=SUM([.AX21:.BA21])" office:value-type="float" office:value="0">
            <text:p>0.00</text:p>
          </table:table-cell>
          <table:table-cell table:style-name="ce21"/>
          <table:table-cell table:style-name="ce25" table:formula="of:=[.I21]+[.M21]+[.P21]+[.T21]+[.W21]+[.AA21]+[.AD21]+[.AH21]+[.AL21]+[.AP21]+[.AS21]+[.AW21]+[.BB21]" office:value-type="float" office:value="9">
            <text:p>9.00</text:p>
          </table:table-cell>
          <table:table-cell table:style-name="ce28" table:formula="of:=[.BD21]/[.$BD$3]" office:value-type="percentage" office:value="0.09375">
            <text:p>9.38%</text:p>
          </table:table-cell>
          <table:table-cell table:style-name="ce34" table:formula="of:=IF([.BE21]&lt;0.5;5;IF([.BE21]&lt;0.55;4;IF([.BE21]&lt;0.6;3.7;IF([.BE21]&lt;0.65;3.3;IF([.BE21]&lt;0.7;3;IF([.BE21]&lt;0.75;2.7;IF([.BE21]&lt;0.8;2.3;IF([.BE21]&lt;0.85;2;IF([.BE21]&lt;0.9;1.7;IF([.BE21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2"/>
          <table:table-cell table:style-name="ce14"/>
          <table:table-cell table:style-name="ce2" table:number-columns-repeated="959"/>
        </table:table-row>
        <table:table-row table:style-name="ro2">
          <table:table-cell table:style-name="ce2" office:value-type="string">
            <text:p>Koenen</text:p>
          </table:table-cell>
          <table:table-cell table:style-name="ce2" office:value-type="string">
            <text:p>Niklas</text:p>
          </table:table-cell>
          <table:table-cell table:style-name="ce5" office:value-type="string">
            <text:p><text:a xlink:href="mailto:koenenik@uni-bremen.de" xlink:type="simple">koenenik@uni-bremen.de</text:a>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4.5">
            <text:p>4.50</text:p>
          </table:table-cell>
          <table:table-cell table:style-name="ce16" table:formula="of:=SUM([.G22:.H22])" office:value-type="float" office:value="8">
            <text:p>8.00</text:p>
          </table:table-cell>
          <table:table-cell table:style-name="ce12" table:number-columns-repeated="3"/>
          <table:table-cell table:style-name="ce16" table:formula="of:=SUM([.J22:.L22])" office:value-type="float" office:value="0">
            <text:p>0.00</text:p>
          </table:table-cell>
          <table:table-cell table:style-name="ce8" table:number-columns-repeated="2"/>
          <table:table-cell table:style-name="ce16" table:formula="of:=SUM([.N22:.O22])" office:value-type="float" office:value="0">
            <text:p>0.00</text:p>
          </table:table-cell>
          <table:table-cell table:style-name="ce12" table:number-columns-repeated="3"/>
          <table:table-cell table:style-name="ce16" table:formula="of:=SUM([.Q22:.S22])" office:value-type="float" office:value="0">
            <text:p>0.00</text:p>
          </table:table-cell>
          <table:table-cell table:style-name="ce12" table:number-columns-repeated="2"/>
          <table:table-cell table:style-name="ce16" table:formula="of:=SUM([.U22:.V22])" office:value-type="float" office:value="0">
            <text:p>0.00</text:p>
          </table:table-cell>
          <table:table-cell table:style-name="ce12" table:number-columns-repeated="3"/>
          <table:table-cell table:style-name="ce16" table:formula="of:=SUM([.X22:.Z22])" office:value-type="float" office:value="0">
            <text:p>0.00</text:p>
          </table:table-cell>
          <table:table-cell table:style-name="ce12" table:number-columns-repeated="2"/>
          <table:table-cell table:style-name="ce13" table:formula="of:=SUM([.AB22:.AC22])" office:value-type="float" office:value="0">
            <text:p>0.00</text:p>
          </table:table-cell>
          <table:table-cell table:style-name="ce12" table:number-columns-repeated="3"/>
          <table:table-cell table:style-name="ce13" table:formula="of:=SUM([.AE22:.AG22])" office:value-type="float" office:value="0">
            <text:p>0.00</text:p>
          </table:table-cell>
          <table:table-cell table:style-name="ce12" table:number-columns-repeated="3"/>
          <table:table-cell table:style-name="ce13" table:formula="of:=SUM([.AI22:.AK22])" office:value-type="float" office:value="0">
            <text:p>0.00</text:p>
          </table:table-cell>
          <table:table-cell table:style-name="ce12" table:number-columns-repeated="3"/>
          <table:table-cell table:style-name="ce13" table:formula="of:=SUM([.AM22:.AO22])" office:value-type="float" office:value="0">
            <text:p>0.00</text:p>
          </table:table-cell>
          <table:table-cell table:style-name="ce12" table:number-columns-repeated="2"/>
          <table:table-cell table:style-name="ce13" table:formula="of:=SUM([.AQ22:.AR22])" office:value-type="float" office:value="0">
            <text:p>0.00</text:p>
          </table:table-cell>
          <table:table-cell table:style-name="ce12" table:number-columns-repeated="3"/>
          <table:table-cell table:style-name="ce13" table:formula="of:=SUM([.AT22:.AV22])" office:value-type="float" office:value="0">
            <text:p>0.00</text:p>
          </table:table-cell>
          <table:table-cell table:style-name="ce12" table:number-columns-repeated="4"/>
          <table:table-cell table:style-name="ce13" table:formula="of:=SUM([.AX22:.BA22])" office:value-type="float" office:value="0">
            <text:p>0.00</text:p>
          </table:table-cell>
          <table:table-cell table:style-name="ce21"/>
          <table:table-cell table:style-name="ce25" table:formula="of:=[.I22]+[.M22]+[.P22]+[.T22]+[.W22]+[.AA22]+[.AD22]+[.AH22]+[.AL22]+[.AP22]+[.AS22]+[.AW22]+[.BB22]" office:value-type="float" office:value="8">
            <text:p>8.00</text:p>
          </table:table-cell>
          <table:table-cell table:style-name="ce28" table:formula="of:=[.BD22]/[.$BD$3]" office:value-type="percentage" office:value="0.0833333333333333">
            <text:p>8.33%</text:p>
          </table:table-cell>
          <table:table-cell table:style-name="ce34" table:formula="of:=IF([.BE22]&lt;0.5;5;IF([.BE22]&lt;0.55;4;IF([.BE22]&lt;0.6;3.7;IF([.BE22]&lt;0.65;3.3;IF([.BE22]&lt;0.7;3;IF([.BE22]&lt;0.75;2.7;IF([.BE22]&lt;0.8;2.3;IF([.BE22]&lt;0.85;2;IF([.BE22]&lt;0.9;1.7;IF([.BE22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2">
          <table:table-cell table:style-name="ce3" office:value-type="string">
            <text:p><text:span text:style-name="T1">Klüver</text:span></text:p>
          </table:table-cell>
          <table:table-cell table:style-name="ce2" office:value-type="string">
            <text:p>Jan</text:p>
          </table:table-cell>
          <table:table-cell table:style-name="ce5" office:value-type="string">
            <text:p><text:a xlink:href="mailto:kluever@uni-bremen.de" xlink:type="simple">kluever@uni-bremen.de</text:a>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4.5">
            <text:p>4.50</text:p>
          </table:table-cell>
          <table:table-cell table:style-name="ce16" table:formula="of:=SUM([.G23:.H23])" office:value-type="float" office:value="8">
            <text:p>8.00</text:p>
          </table:table-cell>
          <table:table-cell table:style-name="ce12" table:number-columns-repeated="3"/>
          <table:table-cell table:style-name="ce16" table:formula="of:=SUM([.J23:.L23])" office:value-type="float" office:value="0">
            <text:p>0.00</text:p>
          </table:table-cell>
          <table:table-cell table:style-name="ce12" table:number-columns-repeated="2"/>
          <table:table-cell table:style-name="ce16" table:formula="of:=SUM([.N23:.O23])" office:value-type="float" office:value="0">
            <text:p>0.00</text:p>
          </table:table-cell>
          <table:table-cell table:style-name="ce12" table:number-columns-repeated="3"/>
          <table:table-cell table:style-name="ce16" table:formula="of:=SUM([.Q23:.S23])" office:value-type="float" office:value="0">
            <text:p>0.00</text:p>
          </table:table-cell>
          <table:table-cell table:style-name="ce12" table:number-columns-repeated="2"/>
          <table:table-cell table:style-name="ce16" table:formula="of:=SUM([.U23:.V23])" office:value-type="float" office:value="0">
            <text:p>0.00</text:p>
          </table:table-cell>
          <table:table-cell table:style-name="ce12" table:number-columns-repeated="3"/>
          <table:table-cell table:style-name="ce16" table:formula="of:=SUM([.X23:.Z23])" office:value-type="float" office:value="0">
            <text:p>0.00</text:p>
          </table:table-cell>
          <table:table-cell table:style-name="ce12" table:number-columns-repeated="2"/>
          <table:table-cell table:style-name="ce13" table:formula="of:=SUM([.AB23:.AC23])" office:value-type="float" office:value="0">
            <text:p>0.00</text:p>
          </table:table-cell>
          <table:table-cell table:style-name="ce12" table:number-columns-repeated="3"/>
          <table:table-cell table:style-name="ce13" table:formula="of:=SUM([.AE23:.AG23])" office:value-type="float" office:value="0">
            <text:p>0.00</text:p>
          </table:table-cell>
          <table:table-cell table:style-name="ce12" table:number-columns-repeated="3"/>
          <table:table-cell table:style-name="ce13" table:formula="of:=SUM([.AI23:.AK23])" office:value-type="float" office:value="0">
            <text:p>0.00</text:p>
          </table:table-cell>
          <table:table-cell table:style-name="ce12" table:number-columns-repeated="3"/>
          <table:table-cell table:style-name="ce13" table:formula="of:=SUM([.AM23:.AO23])" office:value-type="float" office:value="0">
            <text:p>0.00</text:p>
          </table:table-cell>
          <table:table-cell table:style-name="ce12" table:number-columns-repeated="2"/>
          <table:table-cell table:style-name="ce13" table:formula="of:=SUM([.AQ23:.AR23])" office:value-type="float" office:value="0">
            <text:p>0.00</text:p>
          </table:table-cell>
          <table:table-cell table:style-name="ce12" table:number-columns-repeated="3"/>
          <table:table-cell table:style-name="ce13" table:formula="of:=SUM([.AT23:.AV23])" office:value-type="float" office:value="0">
            <text:p>0.00</text:p>
          </table:table-cell>
          <table:table-cell table:style-name="ce12" table:number-columns-repeated="4"/>
          <table:table-cell table:style-name="ce13" table:formula="of:=SUM([.AX23:.BA23])" office:value-type="float" office:value="0">
            <text:p>0.00</text:p>
          </table:table-cell>
          <table:table-cell table:style-name="ce21"/>
          <table:table-cell table:style-name="ce25" table:formula="of:=[.I23]+[.M23]+[.P23]+[.T23]+[.W23]+[.AA23]+[.AD23]+[.AH23]+[.AL23]+[.AP23]+[.AS23]+[.AW23]+[.BB23]" office:value-type="float" office:value="8">
            <text:p>8.00</text:p>
          </table:table-cell>
          <table:table-cell table:style-name="ce28" table:formula="of:=[.BD23]/[.$BD$3]" office:value-type="percentage" office:value="0.0833333333333333">
            <text:p>8.33%</text:p>
          </table:table-cell>
          <table:table-cell table:style-name="ce34" table:formula="of:=IF([.BE23]&lt;0.5;5;IF([.BE23]&lt;0.55;4;IF([.BE23]&lt;0.6;3.7;IF([.BE23]&lt;0.65;3.3;IF([.BE23]&lt;0.7;3;IF([.BE23]&lt;0.75;2.7;IF([.BE23]&lt;0.8;2.3;IF([.BE23]&lt;0.85;2;IF([.BE23]&lt;0.9;1.7;IF([.BE23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Jankovic</text:p>
          </table:table-cell>
          <table:table-cell table:style-name="ce2" office:value-type="string">
            <text:p>Vincent</text:p>
          </table:table-cell>
          <table:table-cell table:style-name="ce5" office:value-type="string">
            <text:p><text:a xlink:href="mailto:jankovic@uni-bremen.de" xlink:type="simple">jankovic@uni-bremen.de</text:a>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4.5">
            <text:p>4.50</text:p>
          </table:table-cell>
          <table:table-cell table:style-name="ce16" table:formula="of:=SUM([.G24:.H24])" office:value-type="float" office:value="8">
            <text:p>8.00</text:p>
          </table:table-cell>
          <table:table-cell table:style-name="ce12" table:number-columns-repeated="3"/>
          <table:table-cell table:style-name="ce16" table:formula="of:=SUM([.J24:.L24])" office:value-type="float" office:value="0">
            <text:p>0.00</text:p>
          </table:table-cell>
          <table:table-cell table:style-name="ce12" table:number-columns-repeated="2"/>
          <table:table-cell table:style-name="ce16" table:formula="of:=SUM([.N24:.O24])" office:value-type="float" office:value="0">
            <text:p>0.00</text:p>
          </table:table-cell>
          <table:table-cell table:style-name="ce12" table:number-columns-repeated="3"/>
          <table:table-cell table:style-name="ce16" table:formula="of:=SUM([.Q24:.S24])" office:value-type="float" office:value="0">
            <text:p>0.00</text:p>
          </table:table-cell>
          <table:table-cell table:style-name="ce12" table:number-columns-repeated="2"/>
          <table:table-cell table:style-name="ce16" table:formula="of:=SUM([.U24:.V24])" office:value-type="float" office:value="0">
            <text:p>0.00</text:p>
          </table:table-cell>
          <table:table-cell table:style-name="ce12" table:number-columns-repeated="3"/>
          <table:table-cell table:style-name="ce16" table:formula="of:=SUM([.X24:.Z24])" office:value-type="float" office:value="0">
            <text:p>0.00</text:p>
          </table:table-cell>
          <table:table-cell table:style-name="ce12" table:number-columns-repeated="2"/>
          <table:table-cell table:style-name="ce13" table:formula="of:=SUM([.AB24:.AC24])" office:value-type="float" office:value="0">
            <text:p>0.00</text:p>
          </table:table-cell>
          <table:table-cell table:style-name="ce12" table:number-columns-repeated="3"/>
          <table:table-cell table:style-name="ce13" table:formula="of:=SUM([.AE24:.AG24])" office:value-type="float" office:value="0">
            <text:p>0.00</text:p>
          </table:table-cell>
          <table:table-cell table:style-name="ce12" table:number-columns-repeated="3"/>
          <table:table-cell table:style-name="ce13" table:formula="of:=SUM([.AI24:.AK24])" office:value-type="float" office:value="0">
            <text:p>0.00</text:p>
          </table:table-cell>
          <table:table-cell table:style-name="ce12" table:number-columns-repeated="3"/>
          <table:table-cell table:style-name="ce13" table:formula="of:=SUM([.AM24:.AO24])" office:value-type="float" office:value="0">
            <text:p>0.00</text:p>
          </table:table-cell>
          <table:table-cell table:style-name="ce12" table:number-columns-repeated="2"/>
          <table:table-cell table:style-name="ce13" table:formula="of:=SUM([.AQ24:.AR24])" office:value-type="float" office:value="0">
            <text:p>0.00</text:p>
          </table:table-cell>
          <table:table-cell table:style-name="ce12" table:number-columns-repeated="3"/>
          <table:table-cell table:style-name="ce13" table:formula="of:=SUM([.AT24:.AV24])" office:value-type="float" office:value="0">
            <text:p>0.00</text:p>
          </table:table-cell>
          <table:table-cell table:style-name="ce12" table:number-columns-repeated="4"/>
          <table:table-cell table:style-name="ce13" table:formula="of:=SUM([.AX24:.BA24])" office:value-type="float" office:value="0">
            <text:p>0.00</text:p>
          </table:table-cell>
          <table:table-cell table:style-name="ce21"/>
          <table:table-cell table:style-name="ce25" table:formula="of:=[.I24]+[.M24]+[.P24]+[.T24]+[.W24]+[.AA24]+[.AD24]+[.AH24]+[.AL24]+[.AP24]+[.AS24]+[.AW24]+[.BB24]" office:value-type="float" office:value="8">
            <text:p>8.00</text:p>
          </table:table-cell>
          <table:table-cell table:style-name="ce28" table:formula="of:=[.BD24]/[.$BD$3]" office:value-type="percentage" office:value="0.0833333333333333">
            <text:p>8.33%</text:p>
          </table:table-cell>
          <table:table-cell table:style-name="ce34" table:formula="of:=IF([.BE24]&lt;0.5;5;IF([.BE24]&lt;0.55;4;IF([.BE24]&lt;0.6;3.7;IF([.BE24]&lt;0.65;3.3;IF([.BE24]&lt;0.7;3;IF([.BE24]&lt;0.75;2.7;IF([.BE24]&lt;0.8;2.3;IF([.BE24]&lt;0.85;2;IF([.BE24]&lt;0.9;1.7;IF([.BE24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Schlegel</text:p>
          </table:table-cell>
          <table:table-cell table:style-name="ce2" office:value-type="string">
            <text:p>Anton</text:p>
          </table:table-cell>
          <table:table-cell table:style-name="ce5" office:value-type="string">
            <text:p><text:a xlink:href="mailto:anton1@uni-bremen.de" xlink:type="simple">anton1@uni-bremen.de</text:a>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2"/>
          <table:table-cell table:style-name="ce12" office:value-type="float" office:value="2">
            <text:p>2.00</text:p>
          </table:table-cell>
          <table:table-cell table:style-name="ce12" office:value-type="float" office:value="0">
            <text:p>0.00</text:p>
          </table:table-cell>
          <table:table-cell table:style-name="ce16" table:formula="of:=SUM([.G25:.H25])" office:value-type="float" office:value="2">
            <text:p>2.00</text:p>
          </table:table-cell>
          <table:table-cell table:style-name="ce12" table:number-columns-repeated="3"/>
          <table:table-cell table:style-name="ce16" table:formula="of:=SUM([.J25:.L25])" office:value-type="float" office:value="0">
            <text:p>0.00</text:p>
          </table:table-cell>
          <table:table-cell table:style-name="ce12" table:number-columns-repeated="2"/>
          <table:table-cell table:style-name="ce16" table:formula="of:=SUM([.N25:.O25])" office:value-type="float" office:value="0">
            <text:p>0.00</text:p>
          </table:table-cell>
          <table:table-cell table:style-name="ce12" table:number-columns-repeated="3"/>
          <table:table-cell table:style-name="ce16" table:formula="of:=SUM([.Q25:.S25])" office:value-type="float" office:value="0">
            <text:p>0.00</text:p>
          </table:table-cell>
          <table:table-cell table:style-name="ce12" table:number-columns-repeated="2"/>
          <table:table-cell table:style-name="ce16" table:formula="of:=SUM([.U25:.V25])" office:value-type="float" office:value="0">
            <text:p>0.00</text:p>
          </table:table-cell>
          <table:table-cell table:style-name="ce12" table:number-columns-repeated="3"/>
          <table:table-cell table:style-name="ce16" table:formula="of:=SUM([.X25:.Z25])" office:value-type="float" office:value="0">
            <text:p>0.00</text:p>
          </table:table-cell>
          <table:table-cell table:style-name="ce12" table:number-columns-repeated="2"/>
          <table:table-cell table:style-name="ce13" table:formula="of:=SUM([.AB25:.AC25])" office:value-type="float" office:value="0">
            <text:p>0.00</text:p>
          </table:table-cell>
          <table:table-cell table:style-name="ce12" table:number-columns-repeated="3"/>
          <table:table-cell table:style-name="ce13" table:formula="of:=SUM([.AE25:.AG25])" office:value-type="float" office:value="0">
            <text:p>0.00</text:p>
          </table:table-cell>
          <table:table-cell table:style-name="ce12" table:number-columns-repeated="3"/>
          <table:table-cell table:style-name="ce13" table:formula="of:=SUM([.AI25:.AK25])" office:value-type="float" office:value="0">
            <text:p>0.00</text:p>
          </table:table-cell>
          <table:table-cell table:style-name="ce12" table:number-columns-repeated="3"/>
          <table:table-cell table:style-name="ce13" table:formula="of:=SUM([.AM25:.AO25])" office:value-type="float" office:value="0">
            <text:p>0.00</text:p>
          </table:table-cell>
          <table:table-cell table:style-name="ce12" table:number-columns-repeated="2"/>
          <table:table-cell table:style-name="ce13" table:formula="of:=SUM([.AQ25:.AR25])" office:value-type="float" office:value="0">
            <text:p>0.00</text:p>
          </table:table-cell>
          <table:table-cell table:style-name="ce12" table:number-columns-repeated="3"/>
          <table:table-cell table:style-name="ce13" table:formula="of:=SUM([.AT25:.AV25])" office:value-type="float" office:value="0">
            <text:p>0.00</text:p>
          </table:table-cell>
          <table:table-cell table:style-name="ce12" table:number-columns-repeated="4"/>
          <table:table-cell table:style-name="ce13" table:formula="of:=SUM([.AX25:.BA25])" office:value-type="float" office:value="0">
            <text:p>0.00</text:p>
          </table:table-cell>
          <table:table-cell table:style-name="ce21"/>
          <table:table-cell table:style-name="ce25" table:formula="of:=[.I25]+[.M25]+[.P25]+[.T25]+[.W25]+[.AA25]+[.AD25]+[.AH25]+[.AL25]+[.AP25]+[.AS25]+[.AW25]+[.BB25]" office:value-type="float" office:value="2">
            <text:p>2.00</text:p>
          </table:table-cell>
          <table:table-cell table:style-name="ce28" table:formula="of:=[.BD25]/[.$BD$3]" office:value-type="percentage" office:value="0.0208333333333333">
            <text:p>2.08%</text:p>
          </table:table-cell>
          <table:table-cell table:style-name="ce34" table:formula="of:=IF([.BE25]&lt;0.5;5;IF([.BE25]&lt;0.55;4;IF([.BE25]&lt;0.6;3.7;IF([.BE25]&lt;0.65;3.3;IF([.BE25]&lt;0.7;3;IF([.BE25]&lt;0.75;2.7;IF([.BE25]&lt;0.8;2.3;IF([.BE25]&lt;0.85;2;IF([.BE25]&lt;0.9;1.7;IF([.BE25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Sahin</text:p>
          </table:table-cell>
          <table:table-cell table:style-name="ce2" office:value-type="string">
            <text:p>Kerem</text:p>
          </table:table-cell>
          <table:table-cell table:style-name="ce5" office:value-type="string">
            <text:p><text:a xlink:href="mailto:kerem1@uni-bremen.de" xlink:type="simple">kerem1@uni-bremen.de</text:a>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2"/>
          <table:table-cell table:style-name="ce12" office:value-type="float" office:value="2">
            <text:p>2.00</text:p>
          </table:table-cell>
          <table:table-cell table:style-name="ce12" office:value-type="float" office:value="0">
            <text:p>0.00</text:p>
          </table:table-cell>
          <table:table-cell table:style-name="ce16" table:formula="of:=SUM([.G26:.H26])" office:value-type="float" office:value="2">
            <text:p>2.00</text:p>
          </table:table-cell>
          <table:table-cell table:style-name="ce12" table:number-columns-repeated="3"/>
          <table:table-cell table:style-name="ce16" table:formula="of:=SUM([.J26:.L26])" office:value-type="float" office:value="0">
            <text:p>0.00</text:p>
          </table:table-cell>
          <table:table-cell table:style-name="ce12" table:number-columns-repeated="2"/>
          <table:table-cell table:style-name="ce16" table:formula="of:=SUM([.N26:.O26])" office:value-type="float" office:value="0">
            <text:p>0.00</text:p>
          </table:table-cell>
          <table:table-cell table:style-name="ce12" table:number-columns-repeated="3"/>
          <table:table-cell table:style-name="ce16" table:formula="of:=SUM([.Q26:.S26])" office:value-type="float" office:value="0">
            <text:p>0.00</text:p>
          </table:table-cell>
          <table:table-cell table:style-name="ce12" table:number-columns-repeated="2"/>
          <table:table-cell table:style-name="ce16" table:formula="of:=SUM([.U26:.V26])" office:value-type="float" office:value="0">
            <text:p>0.00</text:p>
          </table:table-cell>
          <table:table-cell table:style-name="ce12" table:number-columns-repeated="3"/>
          <table:table-cell table:style-name="ce16" table:formula="of:=SUM([.X26:.Z26])" office:value-type="float" office:value="0">
            <text:p>0.00</text:p>
          </table:table-cell>
          <table:table-cell table:style-name="ce12" table:number-columns-repeated="2"/>
          <table:table-cell table:style-name="ce13" table:formula="of:=SUM([.AB26:.AC26])" office:value-type="float" office:value="0">
            <text:p>0.00</text:p>
          </table:table-cell>
          <table:table-cell table:style-name="ce12" table:number-columns-repeated="3"/>
          <table:table-cell table:style-name="ce13" table:formula="of:=SUM([.AE26:.AG26])" office:value-type="float" office:value="0">
            <text:p>0.00</text:p>
          </table:table-cell>
          <table:table-cell table:style-name="ce12" table:number-columns-repeated="3"/>
          <table:table-cell table:style-name="ce13" table:formula="of:=SUM([.AI26:.AK26])" office:value-type="float" office:value="0">
            <text:p>0.00</text:p>
          </table:table-cell>
          <table:table-cell table:style-name="ce12" table:number-columns-repeated="3"/>
          <table:table-cell table:style-name="ce13" table:formula="of:=SUM([.AM26:.AO26])" office:value-type="float" office:value="0">
            <text:p>0.00</text:p>
          </table:table-cell>
          <table:table-cell table:style-name="ce12" table:number-columns-repeated="2"/>
          <table:table-cell table:style-name="ce13" table:formula="of:=SUM([.AQ26:.AR26])" office:value-type="float" office:value="0">
            <text:p>0.00</text:p>
          </table:table-cell>
          <table:table-cell table:style-name="ce12" table:number-columns-repeated="3"/>
          <table:table-cell table:style-name="ce13" table:formula="of:=SUM([.AT26:.AV26])" office:value-type="float" office:value="0">
            <text:p>0.00</text:p>
          </table:table-cell>
          <table:table-cell table:style-name="ce12" table:number-columns-repeated="4"/>
          <table:table-cell table:style-name="ce13" table:formula="of:=SUM([.AX26:.BA26])" office:value-type="float" office:value="0">
            <text:p>0.00</text:p>
          </table:table-cell>
          <table:table-cell table:style-name="ce21"/>
          <table:table-cell table:style-name="ce25" table:formula="of:=[.I26]+[.M26]+[.P26]+[.T26]+[.W26]+[.AA26]+[.AD26]+[.AH26]+[.AL26]+[.AP26]+[.AS26]+[.AW26]+[.BB26]" office:value-type="float" office:value="2">
            <text:p>2.00</text:p>
          </table:table-cell>
          <table:table-cell table:style-name="ce28" table:formula="of:=[.BD26]/[.$BD$3]" office:value-type="percentage" office:value="0.0208333333333333">
            <text:p>2.08%</text:p>
          </table:table-cell>
          <table:table-cell table:style-name="ce34" table:formula="of:=IF([.BE26]&lt;0.5;5;IF([.BE26]&lt;0.55;4;IF([.BE26]&lt;0.6;3.7;IF([.BE26]&lt;0.65;3.3;IF([.BE26]&lt;0.7;3;IF([.BE26]&lt;0.75;2.7;IF([.BE26]&lt;0.8;2.3;IF([.BE26]&lt;0.85;2;IF([.BE26]&lt;0.9;1.7;IF([.BE26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Akyüz</text:p>
          </table:table-cell>
          <table:table-cell table:style-name="ce2" office:value-type="string">
            <text:p>Menderes</text:p>
          </table:table-cell>
          <table:table-cell table:style-name="ce5" office:value-type="string">
            <text:p><text:a xlink:href="mailto:menderes@uni-bremen.de" xlink:type="simple">menderes@uni-bremen.de</text:a>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2"/>
          <table:table-cell table:style-name="ce12" office:value-type="float" office:value="2">
            <text:p>2.00</text:p>
          </table:table-cell>
          <table:table-cell table:style-name="ce12" office:value-type="float" office:value="0">
            <text:p>0.00</text:p>
          </table:table-cell>
          <table:table-cell table:style-name="ce16" table:formula="of:=SUM([.G27:.H27])" office:value-type="float" office:value="2">
            <text:p>2.00</text:p>
          </table:table-cell>
          <table:table-cell table:style-name="ce12" table:number-columns-repeated="3"/>
          <table:table-cell table:style-name="ce16" table:formula="of:=SUM([.J27:.L27])" office:value-type="float" office:value="0">
            <text:p>0.00</text:p>
          </table:table-cell>
          <table:table-cell table:style-name="ce12" table:number-columns-repeated="2"/>
          <table:table-cell table:style-name="ce16" table:formula="of:=SUM([.N27:.O27])" office:value-type="float" office:value="0">
            <text:p>0.00</text:p>
          </table:table-cell>
          <table:table-cell table:style-name="ce12" table:number-columns-repeated="3"/>
          <table:table-cell table:style-name="ce16" table:formula="of:=SUM([.Q27:.S27])" office:value-type="float" office:value="0">
            <text:p>0.00</text:p>
          </table:table-cell>
          <table:table-cell table:style-name="ce12" table:number-columns-repeated="2"/>
          <table:table-cell table:style-name="ce16" table:formula="of:=SUM([.U27:.V27])" office:value-type="float" office:value="0">
            <text:p>0.00</text:p>
          </table:table-cell>
          <table:table-cell table:style-name="ce12" table:number-columns-repeated="3"/>
          <table:table-cell table:style-name="ce16" table:formula="of:=SUM([.X27:.Z27])" office:value-type="float" office:value="0">
            <text:p>0.00</text:p>
          </table:table-cell>
          <table:table-cell table:style-name="ce12" table:number-columns-repeated="2"/>
          <table:table-cell table:style-name="ce13" table:formula="of:=SUM([.AB27:.AC27])" office:value-type="float" office:value="0">
            <text:p>0.00</text:p>
          </table:table-cell>
          <table:table-cell table:style-name="ce12" table:number-columns-repeated="3"/>
          <table:table-cell table:style-name="ce13" table:formula="of:=SUM([.AE27:.AG27])" office:value-type="float" office:value="0">
            <text:p>0.00</text:p>
          </table:table-cell>
          <table:table-cell table:style-name="ce12" table:number-columns-repeated="3"/>
          <table:table-cell table:style-name="ce13" table:formula="of:=SUM([.AI27:.AK27])" office:value-type="float" office:value="0">
            <text:p>0.00</text:p>
          </table:table-cell>
          <table:table-cell table:style-name="ce12" table:number-columns-repeated="3"/>
          <table:table-cell table:style-name="ce13" table:formula="of:=SUM([.AM27:.AO27])" office:value-type="float" office:value="0">
            <text:p>0.00</text:p>
          </table:table-cell>
          <table:table-cell table:style-name="ce12" table:number-columns-repeated="2"/>
          <table:table-cell table:style-name="ce13" table:formula="of:=SUM([.AQ27:.AR27])" office:value-type="float" office:value="0">
            <text:p>0.00</text:p>
          </table:table-cell>
          <table:table-cell table:style-name="ce12" table:number-columns-repeated="3"/>
          <table:table-cell table:style-name="ce13" table:formula="of:=SUM([.AT27:.AV27])" office:value-type="float" office:value="0">
            <text:p>0.00</text:p>
          </table:table-cell>
          <table:table-cell table:style-name="ce12" table:number-columns-repeated="4"/>
          <table:table-cell table:style-name="ce13" table:formula="of:=SUM([.AX27:.BA27])" office:value-type="float" office:value="0">
            <text:p>0.00</text:p>
          </table:table-cell>
          <table:table-cell table:style-name="ce21"/>
          <table:table-cell table:style-name="ce25" table:formula="of:=[.I27]+[.M27]+[.P27]+[.T27]+[.W27]+[.AA27]+[.AD27]+[.AH27]+[.AL27]+[.AP27]+[.AS27]+[.AW27]+[.BB27]" office:value-type="float" office:value="2">
            <text:p>2.00</text:p>
          </table:table-cell>
          <table:table-cell table:style-name="ce28" table:formula="of:=[.BD27]/[.$BD$3]" office:value-type="percentage" office:value="0.0208333333333333">
            <text:p>2.08%</text:p>
          </table:table-cell>
          <table:table-cell table:style-name="ce34" table:formula="of:=IF([.BE27]&lt;0.5;5;IF([.BE27]&lt;0.55;4;IF([.BE27]&lt;0.6;3.7;IF([.BE27]&lt;0.65;3.3;IF([.BE27]&lt;0.7;3;IF([.BE27]&lt;0.75;2.7;IF([.BE27]&lt;0.8;2.3;IF([.BE27]&lt;0.85;2;IF([.BE27]&lt;0.9;1.7;IF([.BE27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Jasper</text:p>
          </table:table-cell>
          <table:table-cell table:style-name="ce2" office:value-type="string">
            <text:p>Timo</text:p>
          </table:table-cell>
          <table:table-cell table:style-name="ce5" office:value-type="string">
            <text:p><text:a xlink:href="mailto:tjasper@uni-bremen.de" xlink:type="simple">tjasper@uni-bremen.de</text:a>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5">
            <text:p>5.00</text:p>
          </table:table-cell>
          <table:table-cell table:style-name="ce16" table:formula="of:=SUM([.G28:.H28])" office:value-type="float" office:value="8.5">
            <text:p>8.50</text:p>
          </table:table-cell>
          <table:table-cell table:style-name="ce12" table:number-columns-repeated="3"/>
          <table:table-cell table:style-name="ce16" table:formula="of:=SUM([.J28:.L28])" office:value-type="float" office:value="0">
            <text:p>0.00</text:p>
          </table:table-cell>
          <table:table-cell table:style-name="ce12" table:number-columns-repeated="2"/>
          <table:table-cell table:style-name="ce16" table:formula="of:=SUM([.N28:.O28])" office:value-type="float" office:value="0">
            <text:p>0.00</text:p>
          </table:table-cell>
          <table:table-cell table:style-name="ce12" table:number-columns-repeated="3"/>
          <table:table-cell table:style-name="ce16" table:formula="of:=SUM([.Q28:.S28])" office:value-type="float" office:value="0">
            <text:p>0.00</text:p>
          </table:table-cell>
          <table:table-cell table:style-name="ce12" table:number-columns-repeated="2"/>
          <table:table-cell table:style-name="ce16" table:formula="of:=SUM([.U28:.V28])" office:value-type="float" office:value="0">
            <text:p>0.00</text:p>
          </table:table-cell>
          <table:table-cell table:style-name="ce12" table:number-columns-repeated="3"/>
          <table:table-cell table:style-name="ce16" table:formula="of:=SUM([.X28:.Z28])" office:value-type="float" office:value="0">
            <text:p>0.00</text:p>
          </table:table-cell>
          <table:table-cell table:style-name="ce12" table:number-columns-repeated="2"/>
          <table:table-cell table:style-name="ce13" table:formula="of:=SUM([.AB28:.AC28])" office:value-type="float" office:value="0">
            <text:p>0.00</text:p>
          </table:table-cell>
          <table:table-cell table:style-name="ce12" table:number-columns-repeated="3"/>
          <table:table-cell table:style-name="ce13" table:formula="of:=SUM([.AE28:.AG28])" office:value-type="float" office:value="0">
            <text:p>0.00</text:p>
          </table:table-cell>
          <table:table-cell table:style-name="ce12" table:number-columns-repeated="3"/>
          <table:table-cell table:style-name="ce13" table:formula="of:=SUM([.AI28:.AK28])" office:value-type="float" office:value="0">
            <text:p>0.00</text:p>
          </table:table-cell>
          <table:table-cell table:style-name="ce12" table:number-columns-repeated="3"/>
          <table:table-cell table:style-name="ce13" table:formula="of:=SUM([.AM28:.AO28])" office:value-type="float" office:value="0">
            <text:p>0.00</text:p>
          </table:table-cell>
          <table:table-cell table:style-name="ce12" table:number-columns-repeated="2"/>
          <table:table-cell table:style-name="ce13" table:formula="of:=SUM([.AQ28:.AR28])" office:value-type="float" office:value="0">
            <text:p>0.00</text:p>
          </table:table-cell>
          <table:table-cell table:style-name="ce12" table:number-columns-repeated="3"/>
          <table:table-cell table:style-name="ce13" table:formula="of:=SUM([.AT28:.AV28])" office:value-type="float" office:value="0">
            <text:p>0.00</text:p>
          </table:table-cell>
          <table:table-cell table:style-name="ce12" table:number-columns-repeated="4"/>
          <table:table-cell table:style-name="ce13" table:formula="of:=SUM([.AX28:.BA28])" office:value-type="float" office:value="0">
            <text:p>0.00</text:p>
          </table:table-cell>
          <table:table-cell table:style-name="ce21"/>
          <table:table-cell table:style-name="ce25" table:formula="of:=[.I28]+[.M28]+[.P28]+[.T28]+[.W28]+[.AA28]+[.AD28]+[.AH28]+[.AL28]+[.AP28]+[.AS28]+[.AW28]+[.BB28]" office:value-type="float" office:value="8.5">
            <text:p>8.50</text:p>
          </table:table-cell>
          <table:table-cell table:style-name="ce28" table:formula="of:=[.BD28]/[.$BD$3]" office:value-type="percentage" office:value="0.0885416666666667">
            <text:p>8.85%</text:p>
          </table:table-cell>
          <table:table-cell table:style-name="ce34" table:formula="of:=IF([.BE28]&lt;0.5;5;IF([.BE28]&lt;0.55;4;IF([.BE28]&lt;0.6;3.7;IF([.BE28]&lt;0.65;3.3;IF([.BE28]&lt;0.7;3;IF([.BE28]&lt;0.75;2.7;IF([.BE28]&lt;0.8;2.3;IF([.BE28]&lt;0.85;2;IF([.BE28]&lt;0.9;1.7;IF([.BE28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34"/>
          <table:table-cell table:style-name="ce2" table:number-columns-repeated="961"/>
        </table:table-row>
        <table:table-row table:style-name="ro2">
          <table:table-cell table:style-name="ce2" office:value-type="string">
            <text:p>Tannous</text:p>
          </table:table-cell>
          <table:table-cell table:style-name="ce2" office:value-type="string">
            <text:p>Thomas</text:p>
          </table:table-cell>
          <table:table-cell table:style-name="ce5" office:value-type="string">
            <text:p><text:a xlink:href="mailto:tannous@uni-bremen.de" xlink:type="simple">tannous@uni-bremen.de</text:a>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5">
            <text:p>5.00</text:p>
          </table:table-cell>
          <table:table-cell table:style-name="ce16" table:formula="of:=SUM([.G29:.H29])" office:value-type="float" office:value="8.5">
            <text:p>8.50</text:p>
          </table:table-cell>
          <table:table-cell table:style-name="ce12" table:number-columns-repeated="3"/>
          <table:table-cell table:style-name="ce16" table:formula="of:=SUM([.J29:.L29])" office:value-type="float" office:value="0">
            <text:p>0.00</text:p>
          </table:table-cell>
          <table:table-cell table:style-name="ce12" table:number-columns-repeated="2"/>
          <table:table-cell table:style-name="ce16" table:formula="of:=SUM([.N29:.O29])" office:value-type="float" office:value="0">
            <text:p>0.00</text:p>
          </table:table-cell>
          <table:table-cell table:style-name="ce12" table:number-columns-repeated="3"/>
          <table:table-cell table:style-name="ce16" table:formula="of:=SUM([.Q29:.S29])" office:value-type="float" office:value="0">
            <text:p>0.00</text:p>
          </table:table-cell>
          <table:table-cell table:style-name="ce12" table:number-columns-repeated="2"/>
          <table:table-cell table:style-name="ce16" table:formula="of:=SUM([.U29:.V29])" office:value-type="float" office:value="0">
            <text:p>0.00</text:p>
          </table:table-cell>
          <table:table-cell table:style-name="ce12" table:number-columns-repeated="3"/>
          <table:table-cell table:style-name="ce16" table:formula="of:=SUM([.X29:.Z29])" office:value-type="float" office:value="0">
            <text:p>0.00</text:p>
          </table:table-cell>
          <table:table-cell table:style-name="ce12" table:number-columns-repeated="2"/>
          <table:table-cell table:style-name="ce13" table:formula="of:=SUM([.AB29:.AC29])" office:value-type="float" office:value="0">
            <text:p>0.00</text:p>
          </table:table-cell>
          <table:table-cell table:style-name="ce12" table:number-columns-repeated="3"/>
          <table:table-cell table:style-name="ce13" table:formula="of:=SUM([.AE29:.AG29])" office:value-type="float" office:value="0">
            <text:p>0.00</text:p>
          </table:table-cell>
          <table:table-cell table:style-name="ce12" table:number-columns-repeated="3"/>
          <table:table-cell table:style-name="ce13" table:formula="of:=SUM([.AI29:.AK29])" office:value-type="float" office:value="0">
            <text:p>0.00</text:p>
          </table:table-cell>
          <table:table-cell table:style-name="ce12" table:number-columns-repeated="3"/>
          <table:table-cell table:style-name="ce13" table:formula="of:=SUM([.AM29:.AO29])" office:value-type="float" office:value="0">
            <text:p>0.00</text:p>
          </table:table-cell>
          <table:table-cell table:style-name="ce12" table:number-columns-repeated="2"/>
          <table:table-cell table:style-name="ce13" table:formula="of:=SUM([.AQ29:.AR29])" office:value-type="float" office:value="0">
            <text:p>0.00</text:p>
          </table:table-cell>
          <table:table-cell table:style-name="ce12" table:number-columns-repeated="3"/>
          <table:table-cell table:style-name="ce13" table:formula="of:=SUM([.AT29:.AV29])" office:value-type="float" office:value="0">
            <text:p>0.00</text:p>
          </table:table-cell>
          <table:table-cell table:style-name="ce12" table:number-columns-repeated="4"/>
          <table:table-cell table:style-name="ce13" table:formula="of:=SUM([.AX29:.BA29])" office:value-type="float" office:value="0">
            <text:p>0.00</text:p>
          </table:table-cell>
          <table:table-cell table:style-name="ce21"/>
          <table:table-cell table:style-name="ce25" table:formula="of:=[.I29]+[.M29]+[.P29]+[.T29]+[.W29]+[.AA29]+[.AD29]+[.AH29]+[.AL29]+[.AP29]+[.AS29]+[.AW29]+[.BB29]" office:value-type="float" office:value="8.5">
            <text:p>8.50</text:p>
          </table:table-cell>
          <table:table-cell table:style-name="ce28" table:formula="of:=[.BD29]/[.$BD$3]" office:value-type="percentage" office:value="0.0885416666666667">
            <text:p>8.85%</text:p>
          </table:table-cell>
          <table:table-cell table:style-name="ce34" table:formula="of:=IF([.BE29]&lt;0.5;5;IF([.BE29]&lt;0.55;4;IF([.BE29]&lt;0.6;3.7;IF([.BE29]&lt;0.65;3.3;IF([.BE29]&lt;0.7;3;IF([.BE29]&lt;0.75;2.7;IF([.BE29]&lt;0.8;2.3;IF([.BE29]&lt;0.85;2;IF([.BE29]&lt;0.9;1.7;IF([.BE29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3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30:.H30])" office:value-type="float" office:value="0">
            <text:p>0.00</text:p>
          </table:table-cell>
          <table:table-cell table:style-name="ce12" table:number-columns-repeated="3"/>
          <table:table-cell table:style-name="ce16" table:formula="of:=SUM([.J30:.L30])" office:value-type="float" office:value="0">
            <text:p>0.00</text:p>
          </table:table-cell>
          <table:table-cell table:style-name="ce12" table:number-columns-repeated="2"/>
          <table:table-cell table:style-name="ce16" table:formula="of:=SUM([.N30:.O30])" office:value-type="float" office:value="0">
            <text:p>0.00</text:p>
          </table:table-cell>
          <table:table-cell table:style-name="ce12" table:number-columns-repeated="3"/>
          <table:table-cell table:style-name="ce16" table:formula="of:=SUM([.Q30:.S30])" office:value-type="float" office:value="0">
            <text:p>0.00</text:p>
          </table:table-cell>
          <table:table-cell table:style-name="ce12" table:number-columns-repeated="2"/>
          <table:table-cell table:style-name="ce16" table:formula="of:=SUM([.U30:.V30])" office:value-type="float" office:value="0">
            <text:p>0.00</text:p>
          </table:table-cell>
          <table:table-cell table:style-name="ce12" table:number-columns-repeated="3"/>
          <table:table-cell table:style-name="ce16" table:formula="of:=SUM([.X30:.Z30])" office:value-type="float" office:value="0">
            <text:p>0.00</text:p>
          </table:table-cell>
          <table:table-cell table:style-name="ce12" table:number-columns-repeated="2"/>
          <table:table-cell table:style-name="ce13" table:formula="of:=SUM([.AB30:.AC30])" office:value-type="float" office:value="0">
            <text:p>0.00</text:p>
          </table:table-cell>
          <table:table-cell table:style-name="ce8"/>
          <table:table-cell table:style-name="ce12" table:number-columns-repeated="2"/>
          <table:table-cell table:style-name="ce13" table:formula="of:=SUM([.AE30:.AG30])" office:value-type="float" office:value="0">
            <text:p>0.00</text:p>
          </table:table-cell>
          <table:table-cell table:style-name="ce12" table:number-columns-repeated="3"/>
          <table:table-cell table:style-name="ce13" table:formula="of:=SUM([.AI30:.AK30])" office:value-type="float" office:value="0">
            <text:p>0.00</text:p>
          </table:table-cell>
          <table:table-cell table:style-name="ce12" table:number-columns-repeated="3"/>
          <table:table-cell table:style-name="ce13" table:formula="of:=SUM([.AM30:.AO30])" office:value-type="float" office:value="0">
            <text:p>0.00</text:p>
          </table:table-cell>
          <table:table-cell table:style-name="ce12" table:number-columns-repeated="2"/>
          <table:table-cell table:style-name="ce13" table:formula="of:=SUM([.AQ30:.AR30])" office:value-type="float" office:value="0">
            <text:p>0.00</text:p>
          </table:table-cell>
          <table:table-cell table:style-name="ce12" table:number-columns-repeated="3"/>
          <table:table-cell table:style-name="ce13" table:formula="of:=SUM([.AT30:.AV30])" office:value-type="float" office:value="0">
            <text:p>0.00</text:p>
          </table:table-cell>
          <table:table-cell table:style-name="ce12" table:number-columns-repeated="4"/>
          <table:table-cell table:style-name="ce13" table:formula="of:=SUM([.AX30:.BA30])" office:value-type="float" office:value="0">
            <text:p>0.00</text:p>
          </table:table-cell>
          <table:table-cell table:style-name="ce21"/>
          <table:table-cell table:style-name="ce25" table:formula="of:=[.I30]+[.M30]+[.P30]+[.T30]+[.W30]+[.AA30]+[.AD30]+[.AH30]+[.AL30]+[.AP30]+[.AS30]+[.AW30]+[.BB30]" office:value-type="float" office:value="0">
            <text:p>0.00</text:p>
          </table:table-cell>
          <table:table-cell table:style-name="ce28" table:formula="of:=[.BD30]/[.$BD$3]" office:value-type="percentage" office:value="0">
            <text:p>0.00%</text:p>
          </table:table-cell>
          <table:table-cell table:style-name="ce34" table:formula="of:=IF([.BE30]&lt;0.5;5;IF([.BE30]&lt;0.55;4;IF([.BE30]&lt;0.6;3.7;IF([.BE30]&lt;0.65;3.3;IF([.BE30]&lt;0.7;3;IF([.BE30]&lt;0.75;2.7;IF([.BE30]&lt;0.8;2.3;IF([.BE30]&lt;0.85;2;IF([.BE30]&lt;0.9;1.7;IF([.BE30]&lt;0.95;1.3;1))))))))))" office:value-type="float" office:value="5">
            <text:p>5.0</text:p>
          </table:table-cell>
          <table:table-cell table:style-name="ce36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3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31:.H31])" office:value-type="float" office:value="0">
            <text:p>0.00</text:p>
          </table:table-cell>
          <table:table-cell table:style-name="ce12" table:number-columns-repeated="3"/>
          <table:table-cell table:style-name="ce16" table:formula="of:=SUM([.J31:.L31])" office:value-type="float" office:value="0">
            <text:p>0.00</text:p>
          </table:table-cell>
          <table:table-cell table:style-name="ce12" table:number-columns-repeated="2"/>
          <table:table-cell table:style-name="ce16" table:formula="of:=SUM([.N31:.O31])" office:value-type="float" office:value="0">
            <text:p>0.00</text:p>
          </table:table-cell>
          <table:table-cell table:style-name="ce12" table:number-columns-repeated="3"/>
          <table:table-cell table:style-name="ce16" table:formula="of:=SUM([.Q31:.S31])" office:value-type="float" office:value="0">
            <text:p>0.00</text:p>
          </table:table-cell>
          <table:table-cell table:style-name="ce12" table:number-columns-repeated="2"/>
          <table:table-cell table:style-name="ce16" table:formula="of:=SUM([.U31:.V31])" office:value-type="float" office:value="0">
            <text:p>0.00</text:p>
          </table:table-cell>
          <table:table-cell table:style-name="ce12" table:number-columns-repeated="3"/>
          <table:table-cell table:style-name="ce16" table:formula="of:=SUM([.X31:.Z31])" office:value-type="float" office:value="0">
            <text:p>0.00</text:p>
          </table:table-cell>
          <table:table-cell table:style-name="ce12" table:number-columns-repeated="2"/>
          <table:table-cell table:style-name="ce13" table:formula="of:=SUM([.AB31:.AC31])" office:value-type="float" office:value="0">
            <text:p>0.00</text:p>
          </table:table-cell>
          <table:table-cell table:style-name="ce8"/>
          <table:table-cell table:style-name="ce12" table:number-columns-repeated="2"/>
          <table:table-cell table:style-name="ce13" table:formula="of:=SUM([.AE31:.AG31])" office:value-type="float" office:value="0">
            <text:p>0.00</text:p>
          </table:table-cell>
          <table:table-cell table:style-name="ce12" table:number-columns-repeated="3"/>
          <table:table-cell table:style-name="ce13" table:formula="of:=SUM([.AI31:.AK31])" office:value-type="float" office:value="0">
            <text:p>0.00</text:p>
          </table:table-cell>
          <table:table-cell table:style-name="ce12" table:number-columns-repeated="3"/>
          <table:table-cell table:style-name="ce13" table:formula="of:=SUM([.AM31:.AO31])" office:value-type="float" office:value="0">
            <text:p>0.00</text:p>
          </table:table-cell>
          <table:table-cell table:style-name="ce12" table:number-columns-repeated="2"/>
          <table:table-cell table:style-name="ce13" table:formula="of:=SUM([.AQ31:.AR31])" office:value-type="float" office:value="0">
            <text:p>0.00</text:p>
          </table:table-cell>
          <table:table-cell table:style-name="ce12" table:number-columns-repeated="3"/>
          <table:table-cell table:style-name="ce13" table:formula="of:=SUM([.AT31:.AV31])" office:value-type="float" office:value="0">
            <text:p>0.00</text:p>
          </table:table-cell>
          <table:table-cell table:style-name="ce12" table:number-columns-repeated="4"/>
          <table:table-cell table:style-name="ce13" table:formula="of:=SUM([.AX31:.BA31])" office:value-type="float" office:value="0">
            <text:p>0.00</text:p>
          </table:table-cell>
          <table:table-cell table:style-name="ce21"/>
          <table:table-cell table:style-name="ce25" table:formula="of:=[.I31]+[.M31]+[.P31]+[.T31]+[.W31]+[.AA31]+[.AD31]+[.AH31]+[.AL31]+[.AP31]+[.AS31]+[.AW31]+[.BB31]" office:value-type="float" office:value="0">
            <text:p>0.00</text:p>
          </table:table-cell>
          <table:table-cell table:style-name="ce28" table:formula="of:=[.BD31]/[.$BD$3]" office:value-type="percentage" office:value="0">
            <text:p>0.00%</text:p>
          </table:table-cell>
          <table:table-cell table:style-name="ce34" table:formula="of:=IF([.BE31]&lt;0.5;5;IF([.BE31]&lt;0.55;4;IF([.BE31]&lt;0.6;3.7;IF([.BE31]&lt;0.65;3.3;IF([.BE31]&lt;0.7;3;IF([.BE31]&lt;0.75;2.7;IF([.BE31]&lt;0.8;2.3;IF([.BE31]&lt;0.85;2;IF([.BE31]&lt;0.9;1.7;IF([.BE31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3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32:.H32])" office:value-type="float" office:value="0">
            <text:p>0.00</text:p>
          </table:table-cell>
          <table:table-cell table:style-name="ce12" table:number-columns-repeated="3"/>
          <table:table-cell table:style-name="ce16" table:formula="of:=SUM([.J32:.L32])" office:value-type="float" office:value="0">
            <text:p>0.00</text:p>
          </table:table-cell>
          <table:table-cell table:style-name="ce12" table:number-columns-repeated="2"/>
          <table:table-cell table:style-name="ce16" table:formula="of:=SUM([.N32:.O32])" office:value-type="float" office:value="0">
            <text:p>0.00</text:p>
          </table:table-cell>
          <table:table-cell table:style-name="ce12" table:number-columns-repeated="3"/>
          <table:table-cell table:style-name="ce16" table:formula="of:=SUM([.Q32:.S32])" office:value-type="float" office:value="0">
            <text:p>0.00</text:p>
          </table:table-cell>
          <table:table-cell table:style-name="ce12" table:number-columns-repeated="2"/>
          <table:table-cell table:style-name="ce16" table:formula="of:=SUM([.U32:.V32])" office:value-type="float" office:value="0">
            <text:p>0.00</text:p>
          </table:table-cell>
          <table:table-cell table:style-name="ce12" table:number-columns-repeated="3"/>
          <table:table-cell table:style-name="ce16" table:formula="of:=SUM([.X32:.Z32])" office:value-type="float" office:value="0">
            <text:p>0.00</text:p>
          </table:table-cell>
          <table:table-cell table:style-name="ce12" table:number-columns-repeated="2"/>
          <table:table-cell table:style-name="ce13" table:formula="of:=SUM([.AB32:.AC32])" office:value-type="float" office:value="0">
            <text:p>0.00</text:p>
          </table:table-cell>
          <table:table-cell table:style-name="ce8"/>
          <table:table-cell table:style-name="ce12" table:number-columns-repeated="2"/>
          <table:table-cell table:style-name="ce13" table:formula="of:=SUM([.AE32:.AG32])" office:value-type="float" office:value="0">
            <text:p>0.00</text:p>
          </table:table-cell>
          <table:table-cell table:style-name="ce12" table:number-columns-repeated="3"/>
          <table:table-cell table:style-name="ce13" table:formula="of:=SUM([.AI32:.AK32])" office:value-type="float" office:value="0">
            <text:p>0.00</text:p>
          </table:table-cell>
          <table:table-cell table:style-name="ce12" table:number-columns-repeated="3"/>
          <table:table-cell table:style-name="ce13" table:formula="of:=SUM([.AM32:.AO32])" office:value-type="float" office:value="0">
            <text:p>0.00</text:p>
          </table:table-cell>
          <table:table-cell table:style-name="ce12" table:number-columns-repeated="2"/>
          <table:table-cell table:style-name="ce13" table:formula="of:=SUM([.AQ32:.AR32])" office:value-type="float" office:value="0">
            <text:p>0.00</text:p>
          </table:table-cell>
          <table:table-cell table:style-name="ce12" table:number-columns-repeated="3"/>
          <table:table-cell table:style-name="ce13" table:formula="of:=SUM([.AT32:.AV32])" office:value-type="float" office:value="0">
            <text:p>0.00</text:p>
          </table:table-cell>
          <table:table-cell table:style-name="ce12" table:number-columns-repeated="4"/>
          <table:table-cell table:style-name="ce13" table:formula="of:=SUM([.AX32:.BA32])" office:value-type="float" office:value="0">
            <text:p>0.00</text:p>
          </table:table-cell>
          <table:table-cell table:style-name="ce21"/>
          <table:table-cell table:style-name="ce25" table:formula="of:=[.I32]+[.M32]+[.P32]+[.T32]+[.W32]+[.AA32]+[.AD32]+[.AH32]+[.AL32]+[.AP32]+[.AS32]+[.AW32]+[.BB32]" office:value-type="float" office:value="0">
            <text:p>0.00</text:p>
          </table:table-cell>
          <table:table-cell table:style-name="ce28" table:formula="of:=[.BD32]/[.$BD$3]" office:value-type="percentage" office:value="0">
            <text:p>0.00%</text:p>
          </table:table-cell>
          <table:table-cell table:style-name="ce34" table:formula="of:=IF([.BE32]&lt;0.5;5;IF([.BE32]&lt;0.55;4;IF([.BE32]&lt;0.6;3.7;IF([.BE32]&lt;0.65;3.3;IF([.BE32]&lt;0.7;3;IF([.BE32]&lt;0.75;2.7;IF([.BE32]&lt;0.8;2.3;IF([.BE32]&lt;0.85;2;IF([.BE32]&lt;0.9;1.7;IF([.BE32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2">
          <table:table-cell table:style-name="ce2" office:value-type="string">
            <text:p>Hilbrecht</text:p>
          </table:table-cell>
          <table:table-cell table:style-name="ce2" office:value-type="string">
            <text:p>Oliver</text:p>
          </table:table-cell>
          <table:table-cell table:style-name="ce5" office:value-type="string">
            <text:p><text:a xlink:href="mailto:oli_hil@uni-bremen.de" xlink:type="simple">oli_hil@uni-bremen.de</text:a>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5">
            <text:p>5.00</text:p>
          </table:table-cell>
          <table:table-cell table:style-name="ce16" table:formula="of:=SUM([.G33:.H33])" office:value-type="float" office:value="8.5">
            <text:p>8.50</text:p>
          </table:table-cell>
          <table:table-cell table:style-name="ce12" table:number-columns-repeated="3"/>
          <table:table-cell table:style-name="ce16" table:formula="of:=SUM([.J33:.L33])" office:value-type="float" office:value="0">
            <text:p>0.00</text:p>
          </table:table-cell>
          <table:table-cell table:style-name="ce12" table:number-columns-repeated="2"/>
          <table:table-cell table:style-name="ce16" table:formula="of:=SUM([.N33:.O33])" office:value-type="float" office:value="0">
            <text:p>0.00</text:p>
          </table:table-cell>
          <table:table-cell table:style-name="ce12" table:number-columns-repeated="3"/>
          <table:table-cell table:style-name="ce16" table:formula="of:=SUM([.Q33:.S33])" office:value-type="float" office:value="0">
            <text:p>0.00</text:p>
          </table:table-cell>
          <table:table-cell table:style-name="ce12" table:number-columns-repeated="2"/>
          <table:table-cell table:style-name="ce16" table:formula="of:=SUM([.U33:.V33])" office:value-type="float" office:value="0">
            <text:p>0.00</text:p>
          </table:table-cell>
          <table:table-cell table:style-name="ce12" table:number-columns-repeated="3"/>
          <table:table-cell table:style-name="ce16" table:formula="of:=SUM([.X33:.Z33])" office:value-type="float" office:value="0">
            <text:p>0.00</text:p>
          </table:table-cell>
          <table:table-cell table:style-name="ce12" table:number-columns-repeated="2"/>
          <table:table-cell table:style-name="ce13" table:formula="of:=SUM([.AB33:.AC33])" office:value-type="float" office:value="0">
            <text:p>0.00</text:p>
          </table:table-cell>
          <table:table-cell table:style-name="ce8"/>
          <table:table-cell table:style-name="ce12" table:number-columns-repeated="2"/>
          <table:table-cell table:style-name="ce13" table:formula="of:=SUM([.AE33:.AG33])" office:value-type="float" office:value="0">
            <text:p>0.00</text:p>
          </table:table-cell>
          <table:table-cell table:style-name="ce12" table:number-columns-repeated="3"/>
          <table:table-cell table:style-name="ce13" table:formula="of:=SUM([.AI33:.AK33])" office:value-type="float" office:value="0">
            <text:p>0.00</text:p>
          </table:table-cell>
          <table:table-cell table:style-name="ce12" table:number-columns-repeated="3"/>
          <table:table-cell table:style-name="ce13" table:formula="of:=SUM([.AM33:.AO33])" office:value-type="float" office:value="0">
            <text:p>0.00</text:p>
          </table:table-cell>
          <table:table-cell table:style-name="ce12" table:number-columns-repeated="2"/>
          <table:table-cell table:style-name="ce13" table:formula="of:=SUM([.AQ33:.AR33])" office:value-type="float" office:value="0">
            <text:p>0.00</text:p>
          </table:table-cell>
          <table:table-cell table:style-name="ce12" table:number-columns-repeated="3"/>
          <table:table-cell table:style-name="ce13" table:formula="of:=SUM([.AT33:.AV33])" office:value-type="float" office:value="0">
            <text:p>0.00</text:p>
          </table:table-cell>
          <table:table-cell table:style-name="ce12" table:number-columns-repeated="4"/>
          <table:table-cell table:style-name="ce13" table:formula="of:=SUM([.AX33:.BA33])" office:value-type="float" office:value="0">
            <text:p>0.00</text:p>
          </table:table-cell>
          <table:table-cell table:style-name="ce21"/>
          <table:table-cell table:style-name="ce25" table:formula="of:=[.I33]+[.M33]+[.P33]+[.T33]+[.W33]+[.AA33]+[.AD33]+[.AH33]+[.AL33]+[.AP33]+[.AS33]+[.AW33]+[.BB33]" office:value-type="float" office:value="8.5">
            <text:p>8.50</text:p>
          </table:table-cell>
          <table:table-cell table:style-name="ce28" table:formula="of:=[.BD33]/[.$BD$3]" office:value-type="percentage" office:value="0.0885416666666667">
            <text:p>8.85%</text:p>
          </table:table-cell>
          <table:table-cell table:style-name="ce34" table:formula="of:=IF([.BE33]&lt;0.5;5;IF([.BE33]&lt;0.55;4;IF([.BE33]&lt;0.6;3.7;IF([.BE33]&lt;0.65;3.3;IF([.BE33]&lt;0.7;3;IF([.BE33]&lt;0.75;2.7;IF([.BE33]&lt;0.8;2.3;IF([.BE33]&lt;0.85;2;IF([.BE33]&lt;0.9;1.7;IF([.BE33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2">
          <table:table-cell table:style-name="ce2" office:value-type="string">
            <text:p>Gerken</text:p>
          </table:table-cell>
          <table:table-cell table:style-name="ce2" office:value-type="string">
            <text:p>Moritz</text:p>
          </table:table-cell>
          <table:table-cell table:style-name="ce5" office:value-type="string">
            <text:p><text:a xlink:href="mailto:mogerken@uni-bremen.de" xlink:type="simple">mogerken@uni-bremen.de</text:a>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2"/>
          <table:table-cell table:style-name="ce12" office:value-type="float" office:value="3.5">
            <text:p>3.50</text:p>
          </table:table-cell>
          <table:table-cell table:style-name="ce12" office:value-type="float" office:value="5">
            <text:p>5.00</text:p>
          </table:table-cell>
          <table:table-cell table:style-name="ce16" table:formula="of:=SUM([.G34:.H34])" office:value-type="float" office:value="8.5">
            <text:p>8.50</text:p>
          </table:table-cell>
          <table:table-cell table:style-name="ce12" table:number-columns-repeated="3"/>
          <table:table-cell table:style-name="ce16" table:formula="of:=SUM([.J34:.L34])" office:value-type="float" office:value="0">
            <text:p>0.00</text:p>
          </table:table-cell>
          <table:table-cell table:style-name="ce12" table:number-columns-repeated="2"/>
          <table:table-cell table:style-name="ce16" table:formula="of:=SUM([.N34:.O34])" office:value-type="float" office:value="0">
            <text:p>0.00</text:p>
          </table:table-cell>
          <table:table-cell table:style-name="ce12" table:number-columns-repeated="3"/>
          <table:table-cell table:style-name="ce16" table:formula="of:=SUM([.Q34:.S34])" office:value-type="float" office:value="0">
            <text:p>0.00</text:p>
          </table:table-cell>
          <table:table-cell table:style-name="ce12" table:number-columns-repeated="2"/>
          <table:table-cell table:style-name="ce16" table:formula="of:=SUM([.U34:.V34])" office:value-type="float" office:value="0">
            <text:p>0.00</text:p>
          </table:table-cell>
          <table:table-cell table:style-name="ce12" table:number-columns-repeated="3"/>
          <table:table-cell table:style-name="ce16" table:formula="of:=SUM([.X34:.Z34])" office:value-type="float" office:value="0">
            <text:p>0.00</text:p>
          </table:table-cell>
          <table:table-cell table:style-name="ce12" table:number-columns-repeated="2"/>
          <table:table-cell table:style-name="ce13" table:formula="of:=SUM([.AB34:.AC34])" office:value-type="float" office:value="0">
            <text:p>0.00</text:p>
          </table:table-cell>
          <table:table-cell table:style-name="ce8"/>
          <table:table-cell table:style-name="ce12" table:number-columns-repeated="2"/>
          <table:table-cell table:style-name="ce13" table:formula="of:=SUM([.AE34:.AG34])" office:value-type="float" office:value="0">
            <text:p>0.00</text:p>
          </table:table-cell>
          <table:table-cell table:style-name="ce12" table:number-columns-repeated="3"/>
          <table:table-cell table:style-name="ce13" table:formula="of:=SUM([.AI34:.AK34])" office:value-type="float" office:value="0">
            <text:p>0.00</text:p>
          </table:table-cell>
          <table:table-cell table:style-name="ce12" table:number-columns-repeated="3"/>
          <table:table-cell table:style-name="ce13" table:formula="of:=SUM([.AM34:.AO34])" office:value-type="float" office:value="0">
            <text:p>0.00</text:p>
          </table:table-cell>
          <table:table-cell table:style-name="ce12" table:number-columns-repeated="2"/>
          <table:table-cell table:style-name="ce13" table:formula="of:=SUM([.AQ34:.AR34])" office:value-type="float" office:value="0">
            <text:p>0.00</text:p>
          </table:table-cell>
          <table:table-cell table:style-name="ce12" table:number-columns-repeated="3"/>
          <table:table-cell table:style-name="ce13" table:formula="of:=SUM([.AT34:.AV34])" office:value-type="float" office:value="0">
            <text:p>0.00</text:p>
          </table:table-cell>
          <table:table-cell table:style-name="ce12" table:number-columns-repeated="4"/>
          <table:table-cell table:style-name="ce13" table:formula="of:=SUM([.AX34:.BA34])" office:value-type="float" office:value="0">
            <text:p>0.00</text:p>
          </table:table-cell>
          <table:table-cell table:style-name="ce21"/>
          <table:table-cell table:style-name="ce25" table:formula="of:=[.I34]+[.M34]+[.P34]+[.T34]+[.W34]+[.AA34]+[.AD34]+[.AH34]+[.AL34]+[.AP34]+[.AS34]+[.AW34]+[.BB34]" office:value-type="float" office:value="8.5">
            <text:p>8.50</text:p>
          </table:table-cell>
          <table:table-cell table:style-name="ce28" table:formula="of:=[.BD34]/[.$BD$3]" office:value-type="percentage" office:value="0.0885416666666667">
            <text:p>8.85%</text:p>
          </table:table-cell>
          <table:table-cell table:style-name="ce34" table:formula="of:=IF([.BE34]&lt;0.5;5;IF([.BE34]&lt;0.55;4;IF([.BE34]&lt;0.6;3.7;IF([.BE34]&lt;0.65;3.3;IF([.BE34]&lt;0.7;3;IF([.BE34]&lt;0.75;2.7;IF([.BE34]&lt;0.8;2.3;IF([.BE34]&lt;0.85;2;IF([.BE34]&lt;0.9;1.7;IF([.BE34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35:.H35])" office:value-type="float" office:value="0">
            <text:p>0.00</text:p>
          </table:table-cell>
          <table:table-cell table:style-name="ce12" table:number-columns-repeated="3"/>
          <table:table-cell table:style-name="ce16" table:formula="of:=SUM([.J35:.L35])" office:value-type="float" office:value="0">
            <text:p>0.00</text:p>
          </table:table-cell>
          <table:table-cell table:style-name="ce12" table:number-columns-repeated="2"/>
          <table:table-cell table:style-name="ce16" table:formula="of:=SUM([.N35:.O35])" office:value-type="float" office:value="0">
            <text:p>0.00</text:p>
          </table:table-cell>
          <table:table-cell table:style-name="ce12" table:number-columns-repeated="3"/>
          <table:table-cell table:style-name="ce16" table:formula="of:=SUM([.Q35:.S35])" office:value-type="float" office:value="0">
            <text:p>0.00</text:p>
          </table:table-cell>
          <table:table-cell table:style-name="ce12" table:number-columns-repeated="2"/>
          <table:table-cell table:style-name="ce16" table:formula="of:=SUM([.U35:.V35])" office:value-type="float" office:value="0">
            <text:p>0.00</text:p>
          </table:table-cell>
          <table:table-cell table:style-name="ce12" table:number-columns-repeated="3"/>
          <table:table-cell table:style-name="ce16" table:formula="of:=SUM([.X35:.Z35])" office:value-type="float" office:value="0">
            <text:p>0.00</text:p>
          </table:table-cell>
          <table:table-cell table:style-name="ce12" table:number-columns-repeated="2"/>
          <table:table-cell table:style-name="ce13" table:formula="of:=SUM([.AB35:.AC35])" office:value-type="float" office:value="0">
            <text:p>0.00</text:p>
          </table:table-cell>
          <table:table-cell table:style-name="ce12" table:number-columns-repeated="3"/>
          <table:table-cell table:style-name="ce13" table:formula="of:=SUM([.AE35:.AG35])" office:value-type="float" office:value="0">
            <text:p>0.00</text:p>
          </table:table-cell>
          <table:table-cell table:style-name="ce12" table:number-columns-repeated="3"/>
          <table:table-cell table:style-name="ce13" table:formula="of:=SUM([.AI35:.AK35])" office:value-type="float" office:value="0">
            <text:p>0.00</text:p>
          </table:table-cell>
          <table:table-cell table:style-name="ce12" table:number-columns-repeated="3"/>
          <table:table-cell table:style-name="ce13" table:formula="of:=SUM([.AM35:.AO35])" office:value-type="float" office:value="0">
            <text:p>0.00</text:p>
          </table:table-cell>
          <table:table-cell table:style-name="ce12" table:number-columns-repeated="2"/>
          <table:table-cell table:style-name="ce13" table:formula="of:=SUM([.AQ35:.AR35])" office:value-type="float" office:value="0">
            <text:p>0.00</text:p>
          </table:table-cell>
          <table:table-cell table:style-name="ce12" table:number-columns-repeated="3"/>
          <table:table-cell table:style-name="ce13" table:formula="of:=SUM([.AT35:.AV35])" office:value-type="float" office:value="0">
            <text:p>0.00</text:p>
          </table:table-cell>
          <table:table-cell table:style-name="ce12" table:number-columns-repeated="4"/>
          <table:table-cell table:style-name="ce13" table:formula="of:=SUM([.AX35:.BA35])" office:value-type="float" office:value="0">
            <text:p>0.00</text:p>
          </table:table-cell>
          <table:table-cell table:style-name="ce21"/>
          <table:table-cell table:style-name="ce25" table:formula="of:=[.I35]+[.M35]+[.P35]+[.T35]+[.W35]+[.AA35]+[.AD35]+[.AH35]+[.AL35]+[.AP35]+[.AS35]+[.AW35]+[.BB35]" office:value-type="float" office:value="0">
            <text:p>0.00</text:p>
          </table:table-cell>
          <table:table-cell table:style-name="ce28" table:formula="of:=[.BD35]/[.$BD$3]" office:value-type="percentage" office:value="0">
            <text:p>0.00%</text:p>
          </table:table-cell>
          <table:table-cell table:style-name="ce34" table:formula="of:=IF([.BE35]&lt;0.5;5;IF([.BE35]&lt;0.55;4;IF([.BE35]&lt;0.6;3.7;IF([.BE35]&lt;0.65;3.3;IF([.BE35]&lt;0.7;3;IF([.BE35]&lt;0.75;2.7;IF([.BE35]&lt;0.8;2.3;IF([.BE35]&lt;0.85;2;IF([.BE35]&lt;0.9;1.7;IF([.BE35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3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36:.H36])" office:value-type="float" office:value="0">
            <text:p>0.00</text:p>
          </table:table-cell>
          <table:table-cell table:style-name="ce12" table:number-columns-repeated="3"/>
          <table:table-cell table:style-name="ce16" table:formula="of:=SUM([.J36:.L36])" office:value-type="float" office:value="0">
            <text:p>0.00</text:p>
          </table:table-cell>
          <table:table-cell table:style-name="ce12" table:number-columns-repeated="2"/>
          <table:table-cell table:style-name="ce16" table:formula="of:=SUM([.N36:.O36])" office:value-type="float" office:value="0">
            <text:p>0.00</text:p>
          </table:table-cell>
          <table:table-cell table:style-name="ce12" table:number-columns-repeated="3"/>
          <table:table-cell table:style-name="ce16" table:formula="of:=SUM([.Q36:.S36])" office:value-type="float" office:value="0">
            <text:p>0.00</text:p>
          </table:table-cell>
          <table:table-cell table:style-name="ce12" table:number-columns-repeated="2"/>
          <table:table-cell table:style-name="ce16" table:formula="of:=SUM([.U36:.V36])" office:value-type="float" office:value="0">
            <text:p>0.00</text:p>
          </table:table-cell>
          <table:table-cell table:style-name="ce12" table:number-columns-repeated="3"/>
          <table:table-cell table:style-name="ce16" table:formula="of:=SUM([.X36:.Z36])" office:value-type="float" office:value="0">
            <text:p>0.00</text:p>
          </table:table-cell>
          <table:table-cell table:style-name="ce12" table:number-columns-repeated="2"/>
          <table:table-cell table:style-name="ce13" table:formula="of:=SUM([.AB36:.AC36])" office:value-type="float" office:value="0">
            <text:p>0.00</text:p>
          </table:table-cell>
          <table:table-cell table:style-name="ce12" table:number-columns-repeated="3"/>
          <table:table-cell table:style-name="ce13" table:formula="of:=SUM([.AE36:.AG36])" office:value-type="float" office:value="0">
            <text:p>0.00</text:p>
          </table:table-cell>
          <table:table-cell table:style-name="ce12" table:number-columns-repeated="3"/>
          <table:table-cell table:style-name="ce13" table:formula="of:=SUM([.AI36:.AK36])" office:value-type="float" office:value="0">
            <text:p>0.00</text:p>
          </table:table-cell>
          <table:table-cell table:style-name="ce12" table:number-columns-repeated="3"/>
          <table:table-cell table:style-name="ce13" table:formula="of:=SUM([.AM36:.AO36])" office:value-type="float" office:value="0">
            <text:p>0.00</text:p>
          </table:table-cell>
          <table:table-cell table:style-name="ce12" table:number-columns-repeated="2"/>
          <table:table-cell table:style-name="ce13" table:formula="of:=SUM([.AQ36:.AR36])" office:value-type="float" office:value="0">
            <text:p>0.00</text:p>
          </table:table-cell>
          <table:table-cell table:style-name="ce12" table:number-columns-repeated="3"/>
          <table:table-cell table:style-name="ce13" table:formula="of:=SUM([.AT36:.AV36])" office:value-type="float" office:value="0">
            <text:p>0.00</text:p>
          </table:table-cell>
          <table:table-cell table:style-name="ce12" table:number-columns-repeated="4"/>
          <table:table-cell table:style-name="ce13" table:formula="of:=SUM([.AX36:.BA36])" office:value-type="float" office:value="0">
            <text:p>0.00</text:p>
          </table:table-cell>
          <table:table-cell table:style-name="ce21"/>
          <table:table-cell table:style-name="ce25" table:formula="of:=[.I36]+[.M36]+[.P36]+[.T36]+[.W36]+[.AA36]+[.AD36]+[.AH36]+[.AL36]+[.AP36]+[.AS36]+[.AW36]+[.BB36]" office:value-type="float" office:value="0">
            <text:p>0.00</text:p>
          </table:table-cell>
          <table:table-cell table:style-name="ce28" table:formula="of:=[.BD36]/[.$BD$3]" office:value-type="percentage" office:value="0">
            <text:p>0.00%</text:p>
          </table:table-cell>
          <table:table-cell table:style-name="ce34" table:formula="of:=IF([.BE36]&lt;0.5;5;IF([.BE36]&lt;0.55;4;IF([.BE36]&lt;0.6;3.7;IF([.BE36]&lt;0.65;3.3;IF([.BE36]&lt;0.7;3;IF([.BE36]&lt;0.75;2.7;IF([.BE36]&lt;0.8;2.3;IF([.BE36]&lt;0.85;2;IF([.BE36]&lt;0.9;1.7;IF([.BE36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37:.H37])" office:value-type="float" office:value="0">
            <text:p>0.00</text:p>
          </table:table-cell>
          <table:table-cell table:style-name="ce12" table:number-columns-repeated="3"/>
          <table:table-cell table:style-name="ce16" table:formula="of:=SUM([.J37:.L37])" office:value-type="float" office:value="0">
            <text:p>0.00</text:p>
          </table:table-cell>
          <table:table-cell table:style-name="ce12" table:number-columns-repeated="2"/>
          <table:table-cell table:style-name="ce16" table:formula="of:=SUM([.N37:.O37])" office:value-type="float" office:value="0">
            <text:p>0.00</text:p>
          </table:table-cell>
          <table:table-cell table:style-name="ce12" table:number-columns-repeated="3"/>
          <table:table-cell table:style-name="ce16" table:formula="of:=SUM([.Q37:.S37])" office:value-type="float" office:value="0">
            <text:p>0.00</text:p>
          </table:table-cell>
          <table:table-cell table:style-name="ce12" table:number-columns-repeated="2"/>
          <table:table-cell table:style-name="ce16" table:formula="of:=SUM([.U37:.V37])" office:value-type="float" office:value="0">
            <text:p>0.00</text:p>
          </table:table-cell>
          <table:table-cell table:style-name="ce12" table:number-columns-repeated="3"/>
          <table:table-cell table:style-name="ce16" table:formula="of:=SUM([.X37:.Z37])" office:value-type="float" office:value="0">
            <text:p>0.00</text:p>
          </table:table-cell>
          <table:table-cell table:style-name="ce12" table:number-columns-repeated="2"/>
          <table:table-cell table:style-name="ce13" table:formula="of:=SUM([.AB37:.AC37])" office:value-type="float" office:value="0">
            <text:p>0.00</text:p>
          </table:table-cell>
          <table:table-cell table:style-name="ce12" table:number-columns-repeated="3"/>
          <table:table-cell table:style-name="ce13" table:formula="of:=SUM([.AE37:.AG37])" office:value-type="float" office:value="0">
            <text:p>0.00</text:p>
          </table:table-cell>
          <table:table-cell table:style-name="ce12" table:number-columns-repeated="3"/>
          <table:table-cell table:style-name="ce13" table:formula="of:=SUM([.AI37:.AK37])" office:value-type="float" office:value="0">
            <text:p>0.00</text:p>
          </table:table-cell>
          <table:table-cell table:style-name="ce12" table:number-columns-repeated="3"/>
          <table:table-cell table:style-name="ce13" table:formula="of:=SUM([.AM37:.AO37])" office:value-type="float" office:value="0">
            <text:p>0.00</text:p>
          </table:table-cell>
          <table:table-cell table:style-name="ce12" table:number-columns-repeated="2"/>
          <table:table-cell table:style-name="ce13" table:formula="of:=SUM([.AQ37:.AR37])" office:value-type="float" office:value="0">
            <text:p>0.00</text:p>
          </table:table-cell>
          <table:table-cell table:style-name="ce12" table:number-columns-repeated="3"/>
          <table:table-cell table:style-name="ce13" table:formula="of:=SUM([.AT37:.AV37])" office:value-type="float" office:value="0">
            <text:p>0.00</text:p>
          </table:table-cell>
          <table:table-cell table:style-name="ce12" table:number-columns-repeated="4"/>
          <table:table-cell table:style-name="ce13" table:formula="of:=SUM([.AX37:.BA37])" office:value-type="float" office:value="0">
            <text:p>0.00</text:p>
          </table:table-cell>
          <table:table-cell table:style-name="ce21"/>
          <table:table-cell table:style-name="ce25" table:formula="of:=[.I37]+[.M37]+[.P37]+[.T37]+[.W37]+[.AA37]+[.AD37]+[.AH37]+[.AL37]+[.AP37]+[.AS37]+[.AW37]+[.BB37]" office:value-type="float" office:value="0">
            <text:p>0.00</text:p>
          </table:table-cell>
          <table:table-cell table:style-name="ce28" table:formula="of:=[.BD37]/[.$BD$3]" office:value-type="percentage" office:value="0">
            <text:p>0.00%</text:p>
          </table:table-cell>
          <table:table-cell table:style-name="ce34" table:formula="of:=IF([.BE37]&lt;0.5;5;IF([.BE37]&lt;0.55;4;IF([.BE37]&lt;0.6;3.7;IF([.BE37]&lt;0.65;3.3;IF([.BE37]&lt;0.7;3;IF([.BE37]&lt;0.75;2.7;IF([.BE37]&lt;0.8;2.3;IF([.BE37]&lt;0.85;2;IF([.BE37]&lt;0.9;1.7;IF([.BE37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38:.H38])" office:value-type="float" office:value="0">
            <text:p>0.00</text:p>
          </table:table-cell>
          <table:table-cell table:style-name="ce12" table:number-columns-repeated="3"/>
          <table:table-cell table:style-name="ce16" table:formula="of:=SUM([.J38:.L38])" office:value-type="float" office:value="0">
            <text:p>0.00</text:p>
          </table:table-cell>
          <table:table-cell table:style-name="ce12" table:number-columns-repeated="2"/>
          <table:table-cell table:style-name="ce16" table:formula="of:=SUM([.N38:.O38])" office:value-type="float" office:value="0">
            <text:p>0.00</text:p>
          </table:table-cell>
          <table:table-cell table:style-name="ce12" table:number-columns-repeated="3"/>
          <table:table-cell table:style-name="ce16" table:formula="of:=SUM([.Q38:.S38])" office:value-type="float" office:value="0">
            <text:p>0.00</text:p>
          </table:table-cell>
          <table:table-cell table:style-name="ce12" table:number-columns-repeated="2"/>
          <table:table-cell table:style-name="ce16" table:formula="of:=SUM([.U38:.V38])" office:value-type="float" office:value="0">
            <text:p>0.00</text:p>
          </table:table-cell>
          <table:table-cell table:style-name="ce12" table:number-columns-repeated="3"/>
          <table:table-cell table:style-name="ce16" table:formula="of:=SUM([.X38:.Z38])" office:value-type="float" office:value="0">
            <text:p>0.00</text:p>
          </table:table-cell>
          <table:table-cell table:style-name="ce12" table:number-columns-repeated="2"/>
          <table:table-cell table:style-name="ce13" table:formula="of:=SUM([.AB38:.AC38])" office:value-type="float" office:value="0">
            <text:p>0.00</text:p>
          </table:table-cell>
          <table:table-cell table:style-name="ce12" table:number-columns-repeated="3"/>
          <table:table-cell table:style-name="ce13" table:formula="of:=SUM([.AE38:.AG38])" office:value-type="float" office:value="0">
            <text:p>0.00</text:p>
          </table:table-cell>
          <table:table-cell table:style-name="ce12" table:number-columns-repeated="3"/>
          <table:table-cell table:style-name="ce13" table:formula="of:=SUM([.AI38:.AK38])" office:value-type="float" office:value="0">
            <text:p>0.00</text:p>
          </table:table-cell>
          <table:table-cell table:style-name="ce12" table:number-columns-repeated="3"/>
          <table:table-cell table:style-name="ce13" table:formula="of:=SUM([.AM38:.AO38])" office:value-type="float" office:value="0">
            <text:p>0.00</text:p>
          </table:table-cell>
          <table:table-cell table:style-name="ce12" table:number-columns-repeated="2"/>
          <table:table-cell table:style-name="ce13" table:formula="of:=SUM([.AQ38:.AR38])" office:value-type="float" office:value="0">
            <text:p>0.00</text:p>
          </table:table-cell>
          <table:table-cell table:style-name="ce12" table:number-columns-repeated="3"/>
          <table:table-cell table:style-name="ce13" table:formula="of:=SUM([.AT38:.AV38])" office:value-type="float" office:value="0">
            <text:p>0.00</text:p>
          </table:table-cell>
          <table:table-cell table:style-name="ce12" table:number-columns-repeated="4"/>
          <table:table-cell table:style-name="ce13" table:formula="of:=SUM([.AX38:.BA38])" office:value-type="float" office:value="0">
            <text:p>0.00</text:p>
          </table:table-cell>
          <table:table-cell table:style-name="ce21"/>
          <table:table-cell table:style-name="ce25" table:formula="of:=[.I38]+[.M38]+[.P38]+[.T38]+[.W38]+[.AA38]+[.AD38]+[.AH38]+[.AL38]+[.AP38]+[.AS38]+[.AW38]+[.BB38]" office:value-type="float" office:value="0">
            <text:p>0.00</text:p>
          </table:table-cell>
          <table:table-cell table:style-name="ce28" table:formula="of:=[.BD38]/[.$BD$3]" office:value-type="percentage" office:value="0">
            <text:p>0.00%</text:p>
          </table:table-cell>
          <table:table-cell table:style-name="ce34" table:formula="of:=IF([.BE38]&lt;0.5;5;IF([.BE38]&lt;0.55;4;IF([.BE38]&lt;0.6;3.7;IF([.BE38]&lt;0.65;3.3;IF([.BE38]&lt;0.7;3;IF([.BE38]&lt;0.75;2.7;IF([.BE38]&lt;0.8;2.3;IF([.BE38]&lt;0.85;2;IF([.BE38]&lt;0.9;1.7;IF([.BE38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43"/>
          <table:table-cell table:style-name="ce42"/>
          <table:table-cell table:style-name="ce2" table:number-columns-repeated="962"/>
        </table:table-row>
        <table:table-row table:style-name="ro3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39:.H39])" office:value-type="float" office:value="0">
            <text:p>0.00</text:p>
          </table:table-cell>
          <table:table-cell table:style-name="ce12" table:number-columns-repeated="3"/>
          <table:table-cell table:style-name="ce16" table:formula="of:=SUM([.J39:.L39])" office:value-type="float" office:value="0">
            <text:p>0.00</text:p>
          </table:table-cell>
          <table:table-cell table:style-name="ce12" table:number-columns-repeated="2"/>
          <table:table-cell table:style-name="ce16" table:formula="of:=SUM([.N39:.O39])" office:value-type="float" office:value="0">
            <text:p>0.00</text:p>
          </table:table-cell>
          <table:table-cell table:style-name="ce12" table:number-columns-repeated="3"/>
          <table:table-cell table:style-name="ce16" table:formula="of:=SUM([.Q39:.S39])" office:value-type="float" office:value="0">
            <text:p>0.00</text:p>
          </table:table-cell>
          <table:table-cell table:style-name="ce12" table:number-columns-repeated="2"/>
          <table:table-cell table:style-name="ce16" table:formula="of:=SUM([.U39:.V39])" office:value-type="float" office:value="0">
            <text:p>0.00</text:p>
          </table:table-cell>
          <table:table-cell table:style-name="ce12" table:number-columns-repeated="3"/>
          <table:table-cell table:style-name="ce16" table:formula="of:=SUM([.X39:.Z39])" office:value-type="float" office:value="0">
            <text:p>0.00</text:p>
          </table:table-cell>
          <table:table-cell table:style-name="ce12" table:number-columns-repeated="2"/>
          <table:table-cell table:style-name="ce13" table:formula="of:=SUM([.AB39:.AC39])" office:value-type="float" office:value="0">
            <text:p>0.00</text:p>
          </table:table-cell>
          <table:table-cell table:style-name="ce12" table:number-columns-repeated="3"/>
          <table:table-cell table:style-name="ce13" table:formula="of:=SUM([.AE39:.AG39])" office:value-type="float" office:value="0">
            <text:p>0.00</text:p>
          </table:table-cell>
          <table:table-cell table:style-name="ce12" table:number-columns-repeated="3"/>
          <table:table-cell table:style-name="ce13" table:formula="of:=SUM([.AI39:.AK39])" office:value-type="float" office:value="0">
            <text:p>0.00</text:p>
          </table:table-cell>
          <table:table-cell table:style-name="ce12" table:number-columns-repeated="3"/>
          <table:table-cell table:style-name="ce13" table:formula="of:=SUM([.AM39:.AO39])" office:value-type="float" office:value="0">
            <text:p>0.00</text:p>
          </table:table-cell>
          <table:table-cell table:style-name="ce12" table:number-columns-repeated="2"/>
          <table:table-cell table:style-name="ce13" table:formula="of:=SUM([.AQ39:.AR39])" office:value-type="float" office:value="0">
            <text:p>0.00</text:p>
          </table:table-cell>
          <table:table-cell table:style-name="ce12" table:number-columns-repeated="3"/>
          <table:table-cell table:style-name="ce13" table:formula="of:=SUM([.AT39:.AV39])" office:value-type="float" office:value="0">
            <text:p>0.00</text:p>
          </table:table-cell>
          <table:table-cell table:style-name="ce12" table:number-columns-repeated="4"/>
          <table:table-cell table:style-name="ce13" table:formula="of:=SUM([.AX39:.BA39])" office:value-type="float" office:value="0">
            <text:p>0.00</text:p>
          </table:table-cell>
          <table:table-cell table:style-name="ce21"/>
          <table:table-cell table:style-name="ce25" table:formula="of:=[.I39]+[.M39]+[.P39]+[.T39]+[.W39]+[.AA39]+[.AD39]+[.AH39]+[.AL39]+[.AP39]+[.AS39]+[.AW39]+[.BB39]" office:value-type="float" office:value="0">
            <text:p>0.00</text:p>
          </table:table-cell>
          <table:table-cell table:style-name="ce28" table:formula="of:=[.BD39]/[.$BD$3]" office:value-type="percentage" office:value="0">
            <text:p>0.00%</text:p>
          </table:table-cell>
          <table:table-cell table:style-name="ce34" table:formula="of:=IF([.BE39]&lt;0.5;5;IF([.BE39]&lt;0.55;4;IF([.BE39]&lt;0.6;3.7;IF([.BE39]&lt;0.65;3.3;IF([.BE39]&lt;0.7;3;IF([.BE39]&lt;0.75;2.7;IF([.BE39]&lt;0.8;2.3;IF([.BE39]&lt;0.85;2;IF([.BE39]&lt;0.9;1.7;IF([.BE39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40:.H40])" office:value-type="float" office:value="0">
            <text:p>0.00</text:p>
          </table:table-cell>
          <table:table-cell table:style-name="ce12" table:number-columns-repeated="3"/>
          <table:table-cell table:style-name="ce16" table:formula="of:=SUM([.J40:.L40])" office:value-type="float" office:value="0">
            <text:p>0.00</text:p>
          </table:table-cell>
          <table:table-cell table:style-name="ce12" table:number-columns-repeated="2"/>
          <table:table-cell table:style-name="ce16" table:formula="of:=SUM([.N40:.O40])" office:value-type="float" office:value="0">
            <text:p>0.00</text:p>
          </table:table-cell>
          <table:table-cell table:style-name="ce12" table:number-columns-repeated="3"/>
          <table:table-cell table:style-name="ce16" table:formula="of:=SUM([.Q40:.S40])" office:value-type="float" office:value="0">
            <text:p>0.00</text:p>
          </table:table-cell>
          <table:table-cell table:style-name="ce12" table:number-columns-repeated="2"/>
          <table:table-cell table:style-name="ce16" table:formula="of:=SUM([.U40:.V40])" office:value-type="float" office:value="0">
            <text:p>0.00</text:p>
          </table:table-cell>
          <table:table-cell table:style-name="ce12" table:number-columns-repeated="3"/>
          <table:table-cell table:style-name="ce16" table:formula="of:=SUM([.X40:.Z40])" office:value-type="float" office:value="0">
            <text:p>0.00</text:p>
          </table:table-cell>
          <table:table-cell table:style-name="ce12" table:number-columns-repeated="2"/>
          <table:table-cell table:style-name="ce13" table:formula="of:=SUM([.AB40:.AC40])" office:value-type="float" office:value="0">
            <text:p>0.00</text:p>
          </table:table-cell>
          <table:table-cell table:style-name="ce12" table:number-columns-repeated="3"/>
          <table:table-cell table:style-name="ce13" table:formula="of:=SUM([.AE40:.AG40])" office:value-type="float" office:value="0">
            <text:p>0.00</text:p>
          </table:table-cell>
          <table:table-cell table:style-name="ce12" table:number-columns-repeated="3"/>
          <table:table-cell table:style-name="ce13" table:formula="of:=SUM([.AI40:.AK40])" office:value-type="float" office:value="0">
            <text:p>0.00</text:p>
          </table:table-cell>
          <table:table-cell table:style-name="ce12" table:number-columns-repeated="3"/>
          <table:table-cell table:style-name="ce13" table:formula="of:=SUM([.AM40:.AO40])" office:value-type="float" office:value="0">
            <text:p>0.00</text:p>
          </table:table-cell>
          <table:table-cell table:style-name="ce12" table:number-columns-repeated="2"/>
          <table:table-cell table:style-name="ce13" table:formula="of:=SUM([.AQ40:.AR40])" office:value-type="float" office:value="0">
            <text:p>0.00</text:p>
          </table:table-cell>
          <table:table-cell table:style-name="ce12" table:number-columns-repeated="3"/>
          <table:table-cell table:style-name="ce13" table:formula="of:=SUM([.AT40:.AV40])" office:value-type="float" office:value="0">
            <text:p>0.00</text:p>
          </table:table-cell>
          <table:table-cell table:style-name="ce12" table:number-columns-repeated="4"/>
          <table:table-cell table:style-name="ce13" table:formula="of:=SUM([.AX40:.BA40])" office:value-type="float" office:value="0">
            <text:p>0.00</text:p>
          </table:table-cell>
          <table:table-cell table:style-name="ce21"/>
          <table:table-cell table:style-name="ce25" table:formula="of:=[.I40]+[.M40]+[.P40]+[.T40]+[.W40]+[.AA40]+[.AD40]+[.AH40]+[.AL40]+[.AP40]+[.AS40]+[.AW40]+[.BB40]" office:value-type="float" office:value="0">
            <text:p>0.00</text:p>
          </table:table-cell>
          <table:table-cell table:style-name="ce28" table:formula="of:=[.BD40]/[.$BD$3]" office:value-type="percentage" office:value="0">
            <text:p>0.00%</text:p>
          </table:table-cell>
          <table:table-cell table:style-name="ce34" table:formula="of:=IF([.BE40]&lt;0.5;5;IF([.BE40]&lt;0.55;4;IF([.BE40]&lt;0.6;3.7;IF([.BE40]&lt;0.65;3.3;IF([.BE40]&lt;0.7;3;IF([.BE40]&lt;0.75;2.7;IF([.BE40]&lt;0.8;2.3;IF([.BE40]&lt;0.85;2;IF([.BE40]&lt;0.9;1.7;IF([.BE40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41:.H41])" office:value-type="float" office:value="0">
            <text:p>0.00</text:p>
          </table:table-cell>
          <table:table-cell table:style-name="ce12" table:number-columns-repeated="3"/>
          <table:table-cell table:style-name="ce16" table:formula="of:=SUM([.J41:.L41])" office:value-type="float" office:value="0">
            <text:p>0.00</text:p>
          </table:table-cell>
          <table:table-cell table:style-name="ce12" table:number-columns-repeated="2"/>
          <table:table-cell table:style-name="ce16" table:formula="of:=SUM([.N41:.O41])" office:value-type="float" office:value="0">
            <text:p>0.00</text:p>
          </table:table-cell>
          <table:table-cell table:style-name="ce12" table:number-columns-repeated="3"/>
          <table:table-cell table:style-name="ce16" table:formula="of:=SUM([.Q41:.S41])" office:value-type="float" office:value="0">
            <text:p>0.00</text:p>
          </table:table-cell>
          <table:table-cell table:style-name="ce12" table:number-columns-repeated="2"/>
          <table:table-cell table:style-name="ce16" table:formula="of:=SUM([.U41:.V41])" office:value-type="float" office:value="0">
            <text:p>0.00</text:p>
          </table:table-cell>
          <table:table-cell table:style-name="ce12" table:number-columns-repeated="3"/>
          <table:table-cell table:style-name="ce16" table:formula="of:=SUM([.X41:.Z41])" office:value-type="float" office:value="0">
            <text:p>0.00</text:p>
          </table:table-cell>
          <table:table-cell table:style-name="ce12" table:number-columns-repeated="2"/>
          <table:table-cell table:style-name="ce13" table:formula="of:=SUM([.AB41:.AC41])" office:value-type="float" office:value="0">
            <text:p>0.00</text:p>
          </table:table-cell>
          <table:table-cell table:style-name="ce12" table:number-columns-repeated="3"/>
          <table:table-cell table:style-name="ce13" table:formula="of:=SUM([.AE41:.AG41])" office:value-type="float" office:value="0">
            <text:p>0.00</text:p>
          </table:table-cell>
          <table:table-cell table:style-name="ce12" table:number-columns-repeated="3"/>
          <table:table-cell table:style-name="ce13" table:formula="of:=SUM([.AI41:.AK41])" office:value-type="float" office:value="0">
            <text:p>0.00</text:p>
          </table:table-cell>
          <table:table-cell table:style-name="ce12" table:number-columns-repeated="3"/>
          <table:table-cell table:style-name="ce13" table:formula="of:=SUM([.AM41:.AO41])" office:value-type="float" office:value="0">
            <text:p>0.00</text:p>
          </table:table-cell>
          <table:table-cell table:style-name="ce12" table:number-columns-repeated="2"/>
          <table:table-cell table:style-name="ce13" table:formula="of:=SUM([.AQ41:.AR41])" office:value-type="float" office:value="0">
            <text:p>0.00</text:p>
          </table:table-cell>
          <table:table-cell table:style-name="ce12" table:number-columns-repeated="3"/>
          <table:table-cell table:style-name="ce13" table:formula="of:=SUM([.AT41:.AV41])" office:value-type="float" office:value="0">
            <text:p>0.00</text:p>
          </table:table-cell>
          <table:table-cell table:style-name="ce12" table:number-columns-repeated="4"/>
          <table:table-cell table:style-name="ce13" table:formula="of:=SUM([.AX41:.BA41])" office:value-type="float" office:value="0">
            <text:p>0.00</text:p>
          </table:table-cell>
          <table:table-cell table:style-name="ce21"/>
          <table:table-cell table:style-name="ce25" table:formula="of:=[.I41]+[.M41]+[.P41]+[.T41]+[.W41]+[.AA41]+[.AD41]+[.AH41]+[.AL41]+[.AP41]+[.AS41]+[.AW41]+[.BB41]" office:value-type="float" office:value="0">
            <text:p>0.00</text:p>
          </table:table-cell>
          <table:table-cell table:style-name="ce28" table:formula="of:=[.BD41]/[.$BD$3]" office:value-type="percentage" office:value="0">
            <text:p>0.00%</text:p>
          </table:table-cell>
          <table:table-cell table:style-name="ce34" table:formula="of:=IF([.BE41]&lt;0.5;5;IF([.BE41]&lt;0.55;4;IF([.BE41]&lt;0.6;3.7;IF([.BE41]&lt;0.65;3.3;IF([.BE41]&lt;0.7;3;IF([.BE41]&lt;0.75;2.7;IF([.BE41]&lt;0.8;2.3;IF([.BE41]&lt;0.85;2;IF([.BE41]&lt;0.9;1.7;IF([.BE41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42:.H42])" office:value-type="float" office:value="0">
            <text:p>0.00</text:p>
          </table:table-cell>
          <table:table-cell table:style-name="ce12" table:number-columns-repeated="3"/>
          <table:table-cell table:style-name="ce16" table:formula="of:=SUM([.J42:.L42])" office:value-type="float" office:value="0">
            <text:p>0.00</text:p>
          </table:table-cell>
          <table:table-cell table:style-name="ce12" table:number-columns-repeated="2"/>
          <table:table-cell table:style-name="ce16" table:formula="of:=SUM([.N42:.O42])" office:value-type="float" office:value="0">
            <text:p>0.00</text:p>
          </table:table-cell>
          <table:table-cell table:style-name="ce12" table:number-columns-repeated="3"/>
          <table:table-cell table:style-name="ce16" table:formula="of:=SUM([.Q42:.S42])" office:value-type="float" office:value="0">
            <text:p>0.00</text:p>
          </table:table-cell>
          <table:table-cell table:style-name="ce12" table:number-columns-repeated="2"/>
          <table:table-cell table:style-name="ce16" table:formula="of:=SUM([.U42:.V42])" office:value-type="float" office:value="0">
            <text:p>0.00</text:p>
          </table:table-cell>
          <table:table-cell table:style-name="ce12" table:number-columns-repeated="3"/>
          <table:table-cell table:style-name="ce16" table:formula="of:=SUM([.X42:.Z42])" office:value-type="float" office:value="0">
            <text:p>0.00</text:p>
          </table:table-cell>
          <table:table-cell table:style-name="ce12" table:number-columns-repeated="2"/>
          <table:table-cell table:style-name="ce13" table:formula="of:=SUM([.AB42:.AC42])" office:value-type="float" office:value="0">
            <text:p>0.00</text:p>
          </table:table-cell>
          <table:table-cell table:style-name="ce12" table:number-columns-repeated="3"/>
          <table:table-cell table:style-name="ce13" table:formula="of:=SUM([.AE42:.AG42])" office:value-type="float" office:value="0">
            <text:p>0.00</text:p>
          </table:table-cell>
          <table:table-cell table:style-name="ce12" table:number-columns-repeated="3"/>
          <table:table-cell table:style-name="ce13" table:formula="of:=SUM([.AI42:.AK42])" office:value-type="float" office:value="0">
            <text:p>0.00</text:p>
          </table:table-cell>
          <table:table-cell table:style-name="ce12" table:number-columns-repeated="3"/>
          <table:table-cell table:style-name="ce13" table:formula="of:=SUM([.AM42:.AO42])" office:value-type="float" office:value="0">
            <text:p>0.00</text:p>
          </table:table-cell>
          <table:table-cell table:style-name="ce12" table:number-columns-repeated="2"/>
          <table:table-cell table:style-name="ce13" table:formula="of:=SUM([.AQ42:.AR42])" office:value-type="float" office:value="0">
            <text:p>0.00</text:p>
          </table:table-cell>
          <table:table-cell table:style-name="ce12" table:number-columns-repeated="3"/>
          <table:table-cell table:style-name="ce13" table:formula="of:=SUM([.AT42:.AV42])" office:value-type="float" office:value="0">
            <text:p>0.00</text:p>
          </table:table-cell>
          <table:table-cell table:style-name="ce12" table:number-columns-repeated="4"/>
          <table:table-cell table:style-name="ce13" table:formula="of:=SUM([.AX42:.BA42])" office:value-type="float" office:value="0">
            <text:p>0.00</text:p>
          </table:table-cell>
          <table:table-cell table:style-name="ce21"/>
          <table:table-cell table:style-name="ce25" table:formula="of:=[.I42]+[.M42]+[.P42]+[.T42]+[.W42]+[.AA42]+[.AD42]+[.AH42]+[.AL42]+[.AP42]+[.AS42]+[.AW42]+[.BB42]" office:value-type="float" office:value="0">
            <text:p>0.00</text:p>
          </table:table-cell>
          <table:table-cell table:style-name="ce28" table:formula="of:=[.BD42]/[.$BD$3]" office:value-type="percentage" office:value="0">
            <text:p>0.00%</text:p>
          </table:table-cell>
          <table:table-cell table:style-name="ce34" table:formula="of:=IF([.BE42]&lt;0.5;5;IF([.BE42]&lt;0.55;4;IF([.BE42]&lt;0.6;3.7;IF([.BE42]&lt;0.65;3.3;IF([.BE42]&lt;0.7;3;IF([.BE42]&lt;0.75;2.7;IF([.BE42]&lt;0.8;2.3;IF([.BE42]&lt;0.85;2;IF([.BE42]&lt;0.9;1.7;IF([.BE42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43:.H43])" office:value-type="float" office:value="0">
            <text:p>0.00</text:p>
          </table:table-cell>
          <table:table-cell table:style-name="ce12" table:number-columns-repeated="3"/>
          <table:table-cell table:style-name="ce16" table:formula="of:=SUM([.J43:.L43])" office:value-type="float" office:value="0">
            <text:p>0.00</text:p>
          </table:table-cell>
          <table:table-cell table:style-name="ce12" table:number-columns-repeated="2"/>
          <table:table-cell table:style-name="ce16" table:formula="of:=SUM([.N43:.O43])" office:value-type="float" office:value="0">
            <text:p>0.00</text:p>
          </table:table-cell>
          <table:table-cell table:style-name="ce12" table:number-columns-repeated="3"/>
          <table:table-cell table:style-name="ce16" table:formula="of:=SUM([.Q43:.S43])" office:value-type="float" office:value="0">
            <text:p>0.00</text:p>
          </table:table-cell>
          <table:table-cell table:style-name="ce12" table:number-columns-repeated="2"/>
          <table:table-cell table:style-name="ce16" table:formula="of:=SUM([.U43:.V43])" office:value-type="float" office:value="0">
            <text:p>0.00</text:p>
          </table:table-cell>
          <table:table-cell table:style-name="ce12" table:number-columns-repeated="3"/>
          <table:table-cell table:style-name="ce16" table:formula="of:=SUM([.X43:.Z43])" office:value-type="float" office:value="0">
            <text:p>0.00</text:p>
          </table:table-cell>
          <table:table-cell table:style-name="ce12" table:number-columns-repeated="2"/>
          <table:table-cell table:style-name="ce13" table:formula="of:=SUM([.AB43:.AC43])" office:value-type="float" office:value="0">
            <text:p>0.00</text:p>
          </table:table-cell>
          <table:table-cell table:style-name="ce12" table:number-columns-repeated="3"/>
          <table:table-cell table:style-name="ce13" table:formula="of:=SUM([.AE43:.AG43])" office:value-type="float" office:value="0">
            <text:p>0.00</text:p>
          </table:table-cell>
          <table:table-cell table:style-name="ce12" table:number-columns-repeated="3"/>
          <table:table-cell table:style-name="ce13" table:formula="of:=SUM([.AI43:.AK43])" office:value-type="float" office:value="0">
            <text:p>0.00</text:p>
          </table:table-cell>
          <table:table-cell table:style-name="ce12" table:number-columns-repeated="3"/>
          <table:table-cell table:style-name="ce13" table:formula="of:=SUM([.AM43:.AO43])" office:value-type="float" office:value="0">
            <text:p>0.00</text:p>
          </table:table-cell>
          <table:table-cell table:style-name="ce12" table:number-columns-repeated="2"/>
          <table:table-cell table:style-name="ce13" table:formula="of:=SUM([.AQ43:.AR43])" office:value-type="float" office:value="0">
            <text:p>0.00</text:p>
          </table:table-cell>
          <table:table-cell table:style-name="ce12" table:number-columns-repeated="3"/>
          <table:table-cell table:style-name="ce13" table:formula="of:=SUM([.AT43:.AV43])" office:value-type="float" office:value="0">
            <text:p>0.00</text:p>
          </table:table-cell>
          <table:table-cell table:style-name="ce12" table:number-columns-repeated="4"/>
          <table:table-cell table:style-name="ce13" table:formula="of:=SUM([.AX43:.BA43])" office:value-type="float" office:value="0">
            <text:p>0.00</text:p>
          </table:table-cell>
          <table:table-cell table:style-name="ce21"/>
          <table:table-cell table:style-name="ce25" table:formula="of:=[.I43]+[.M43]+[.P43]+[.T43]+[.W43]+[.AA43]+[.AD43]+[.AH43]+[.AL43]+[.AP43]+[.AS43]+[.AW43]+[.BB43]" office:value-type="float" office:value="0">
            <text:p>0.00</text:p>
          </table:table-cell>
          <table:table-cell table:style-name="ce28" table:formula="of:=[.BD43]/[.$BD$3]" office:value-type="percentage" office:value="0">
            <text:p>0.00%</text:p>
          </table:table-cell>
          <table:table-cell table:style-name="ce34" table:formula="of:=IF([.BE43]&lt;0.5;5;IF([.BE43]&lt;0.55;4;IF([.BE43]&lt;0.6;3.7;IF([.BE43]&lt;0.65;3.3;IF([.BE43]&lt;0.7;3;IF([.BE43]&lt;0.75;2.7;IF([.BE43]&lt;0.8;2.3;IF([.BE43]&lt;0.85;2;IF([.BE43]&lt;0.9;1.7;IF([.BE43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44:.H44])" office:value-type="float" office:value="0">
            <text:p>0.00</text:p>
          </table:table-cell>
          <table:table-cell table:style-name="ce12" table:number-columns-repeated="3"/>
          <table:table-cell table:style-name="ce16" table:formula="of:=SUM([.J44:.L44])" office:value-type="float" office:value="0">
            <text:p>0.00</text:p>
          </table:table-cell>
          <table:table-cell table:style-name="ce12" table:number-columns-repeated="2"/>
          <table:table-cell table:style-name="ce16" table:formula="of:=SUM([.N44:.O44])" office:value-type="float" office:value="0">
            <text:p>0.00</text:p>
          </table:table-cell>
          <table:table-cell table:style-name="ce12" table:number-columns-repeated="3"/>
          <table:table-cell table:style-name="ce16" table:formula="of:=SUM([.Q44:.S44])" office:value-type="float" office:value="0">
            <text:p>0.00</text:p>
          </table:table-cell>
          <table:table-cell table:style-name="ce12" table:number-columns-repeated="2"/>
          <table:table-cell table:style-name="ce16" table:formula="of:=SUM([.U44:.V44])" office:value-type="float" office:value="0">
            <text:p>0.00</text:p>
          </table:table-cell>
          <table:table-cell table:style-name="ce12" table:number-columns-repeated="3"/>
          <table:table-cell table:style-name="ce16" table:formula="of:=SUM([.X44:.Z44])" office:value-type="float" office:value="0">
            <text:p>0.00</text:p>
          </table:table-cell>
          <table:table-cell table:style-name="ce12" table:number-columns-repeated="2"/>
          <table:table-cell table:style-name="ce13" table:formula="of:=SUM([.AB44:.AC44])" office:value-type="float" office:value="0">
            <text:p>0.00</text:p>
          </table:table-cell>
          <table:table-cell table:style-name="ce12" table:number-columns-repeated="3"/>
          <table:table-cell table:style-name="ce13" table:formula="of:=SUM([.AE44:.AG44])" office:value-type="float" office:value="0">
            <text:p>0.00</text:p>
          </table:table-cell>
          <table:table-cell table:style-name="ce12" table:number-columns-repeated="3"/>
          <table:table-cell table:style-name="ce13" table:formula="of:=SUM([.AI44:.AK44])" office:value-type="float" office:value="0">
            <text:p>0.00</text:p>
          </table:table-cell>
          <table:table-cell table:style-name="ce12" table:number-columns-repeated="3"/>
          <table:table-cell table:style-name="ce13" table:formula="of:=SUM([.AM44:.AO44])" office:value-type="float" office:value="0">
            <text:p>0.00</text:p>
          </table:table-cell>
          <table:table-cell table:style-name="ce12" table:number-columns-repeated="2"/>
          <table:table-cell table:style-name="ce13" table:formula="of:=SUM([.AQ44:.AR44])" office:value-type="float" office:value="0">
            <text:p>0.00</text:p>
          </table:table-cell>
          <table:table-cell table:style-name="ce12" table:number-columns-repeated="3"/>
          <table:table-cell table:style-name="ce13" table:formula="of:=SUM([.AT44:.AV44])" office:value-type="float" office:value="0">
            <text:p>0.00</text:p>
          </table:table-cell>
          <table:table-cell table:style-name="ce12" table:number-columns-repeated="4"/>
          <table:table-cell table:style-name="ce13" table:formula="of:=SUM([.AX44:.BA44])" office:value-type="float" office:value="0">
            <text:p>0.00</text:p>
          </table:table-cell>
          <table:table-cell table:style-name="ce21"/>
          <table:table-cell table:style-name="ce25" table:formula="of:=[.I44]+[.M44]+[.P44]+[.T44]+[.W44]+[.AA44]+[.AD44]+[.AH44]+[.AL44]+[.AP44]+[.AS44]+[.AW44]+[.BB44]" office:value-type="float" office:value="0">
            <text:p>0.00</text:p>
          </table:table-cell>
          <table:table-cell table:style-name="ce28" table:formula="of:=[.BD44]/[.$BD$3]" office:value-type="percentage" office:value="0">
            <text:p>0.00%</text:p>
          </table:table-cell>
          <table:table-cell table:style-name="ce34" table:formula="of:=IF([.BE44]&lt;0.5;5;IF([.BE44]&lt;0.55;4;IF([.BE44]&lt;0.6;3.7;IF([.BE44]&lt;0.65;3.3;IF([.BE44]&lt;0.7;3;IF([.BE44]&lt;0.75;2.7;IF([.BE44]&lt;0.8;2.3;IF([.BE44]&lt;0.85;2;IF([.BE44]&lt;0.9;1.7;IF([.BE44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45:.H45])" office:value-type="float" office:value="0">
            <text:p>0.00</text:p>
          </table:table-cell>
          <table:table-cell table:style-name="ce12" table:number-columns-repeated="3"/>
          <table:table-cell table:style-name="ce16" table:formula="of:=SUM([.J45:.L45])" office:value-type="float" office:value="0">
            <text:p>0.00</text:p>
          </table:table-cell>
          <table:table-cell table:style-name="ce12" table:number-columns-repeated="2"/>
          <table:table-cell table:style-name="ce16" table:formula="of:=SUM([.N45:.O45])" office:value-type="float" office:value="0">
            <text:p>0.00</text:p>
          </table:table-cell>
          <table:table-cell table:style-name="ce12" table:number-columns-repeated="3"/>
          <table:table-cell table:style-name="ce16" table:formula="of:=SUM([.Q45:.S45])" office:value-type="float" office:value="0">
            <text:p>0.00</text:p>
          </table:table-cell>
          <table:table-cell table:style-name="ce12" table:number-columns-repeated="2"/>
          <table:table-cell table:style-name="ce16" table:formula="of:=SUM([.U45:.V45])" office:value-type="float" office:value="0">
            <text:p>0.00</text:p>
          </table:table-cell>
          <table:table-cell table:style-name="ce12" table:number-columns-repeated="3"/>
          <table:table-cell table:style-name="ce16" table:formula="of:=SUM([.X45:.Z45])" office:value-type="float" office:value="0">
            <text:p>0.00</text:p>
          </table:table-cell>
          <table:table-cell table:style-name="ce12" table:number-columns-repeated="2"/>
          <table:table-cell table:style-name="ce13" table:formula="of:=SUM([.AB45:.AC45])" office:value-type="float" office:value="0">
            <text:p>0.00</text:p>
          </table:table-cell>
          <table:table-cell table:style-name="ce12" table:number-columns-repeated="3"/>
          <table:table-cell table:style-name="ce13" table:formula="of:=SUM([.AE45:.AG45])" office:value-type="float" office:value="0">
            <text:p>0.00</text:p>
          </table:table-cell>
          <table:table-cell table:style-name="ce12" table:number-columns-repeated="3"/>
          <table:table-cell table:style-name="ce13" table:formula="of:=SUM([.AI45:.AK45])" office:value-type="float" office:value="0">
            <text:p>0.00</text:p>
          </table:table-cell>
          <table:table-cell table:style-name="ce12" table:number-columns-repeated="3"/>
          <table:table-cell table:style-name="ce13" table:formula="of:=SUM([.AM45:.AO45])" office:value-type="float" office:value="0">
            <text:p>0.00</text:p>
          </table:table-cell>
          <table:table-cell table:style-name="ce12" table:number-columns-repeated="2"/>
          <table:table-cell table:style-name="ce13" table:formula="of:=SUM([.AQ45:.AR45])" office:value-type="float" office:value="0">
            <text:p>0.00</text:p>
          </table:table-cell>
          <table:table-cell table:style-name="ce12" table:number-columns-repeated="3"/>
          <table:table-cell table:style-name="ce13" table:formula="of:=SUM([.AT45:.AV45])" office:value-type="float" office:value="0">
            <text:p>0.00</text:p>
          </table:table-cell>
          <table:table-cell table:style-name="ce12" table:number-columns-repeated="4"/>
          <table:table-cell table:style-name="ce13" table:formula="of:=SUM([.AX45:.BA45])" office:value-type="float" office:value="0">
            <text:p>0.00</text:p>
          </table:table-cell>
          <table:table-cell table:style-name="ce21"/>
          <table:table-cell table:style-name="ce25" table:formula="of:=[.I45]+[.M45]+[.P45]+[.T45]+[.W45]+[.AA45]+[.AD45]+[.AH45]+[.AL45]+[.AP45]+[.AS45]+[.AW45]+[.BB45]" office:value-type="float" office:value="0">
            <text:p>0.00</text:p>
          </table:table-cell>
          <table:table-cell table:style-name="ce28" table:formula="of:=[.BD45]/[.$BD$3]" office:value-type="percentage" office:value="0">
            <text:p>0.00%</text:p>
          </table:table-cell>
          <table:table-cell table:style-name="ce34" table:formula="of:=IF([.BE45]&lt;0.5;5;IF([.BE45]&lt;0.55;4;IF([.BE45]&lt;0.6;3.7;IF([.BE45]&lt;0.65;3.3;IF([.BE45]&lt;0.7;3;IF([.BE45]&lt;0.75;2.7;IF([.BE45]&lt;0.8;2.3;IF([.BE45]&lt;0.85;2;IF([.BE45]&lt;0.9;1.7;IF([.BE45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46:.H46])" office:value-type="float" office:value="0">
            <text:p>0.00</text:p>
          </table:table-cell>
          <table:table-cell table:style-name="ce12" table:number-columns-repeated="3"/>
          <table:table-cell table:style-name="ce16" table:formula="of:=SUM([.J46:.L46])" office:value-type="float" office:value="0">
            <text:p>0.00</text:p>
          </table:table-cell>
          <table:table-cell table:style-name="ce12" table:number-columns-repeated="2"/>
          <table:table-cell table:style-name="ce16" table:formula="of:=SUM([.N46:.O46])" office:value-type="float" office:value="0">
            <text:p>0.00</text:p>
          </table:table-cell>
          <table:table-cell table:style-name="ce12" table:number-columns-repeated="3"/>
          <table:table-cell table:style-name="ce16" table:formula="of:=SUM([.Q46:.S46])" office:value-type="float" office:value="0">
            <text:p>0.00</text:p>
          </table:table-cell>
          <table:table-cell table:style-name="ce12" table:number-columns-repeated="2"/>
          <table:table-cell table:style-name="ce16" table:formula="of:=SUM([.U46:.V46])" office:value-type="float" office:value="0">
            <text:p>0.00</text:p>
          </table:table-cell>
          <table:table-cell table:style-name="ce12" table:number-columns-repeated="3"/>
          <table:table-cell table:style-name="ce16" table:formula="of:=SUM([.X46:.Z46])" office:value-type="float" office:value="0">
            <text:p>0.00</text:p>
          </table:table-cell>
          <table:table-cell table:style-name="ce12" table:number-columns-repeated="2"/>
          <table:table-cell table:style-name="ce13" table:formula="of:=SUM([.AB46:.AC46])" office:value-type="float" office:value="0">
            <text:p>0.00</text:p>
          </table:table-cell>
          <table:table-cell table:style-name="ce12" table:number-columns-repeated="3"/>
          <table:table-cell table:style-name="ce13" table:formula="of:=SUM([.AE46:.AG46])" office:value-type="float" office:value="0">
            <text:p>0.00</text:p>
          </table:table-cell>
          <table:table-cell table:style-name="ce12" table:number-columns-repeated="3"/>
          <table:table-cell table:style-name="ce13" table:formula="of:=SUM([.AI46:.AK46])" office:value-type="float" office:value="0">
            <text:p>0.00</text:p>
          </table:table-cell>
          <table:table-cell table:style-name="ce12" table:number-columns-repeated="3"/>
          <table:table-cell table:style-name="ce13" table:formula="of:=SUM([.AM46:.AO46])" office:value-type="float" office:value="0">
            <text:p>0.00</text:p>
          </table:table-cell>
          <table:table-cell table:style-name="ce12" table:number-columns-repeated="2"/>
          <table:table-cell table:style-name="ce13" table:formula="of:=SUM([.AQ46:.AR46])" office:value-type="float" office:value="0">
            <text:p>0.00</text:p>
          </table:table-cell>
          <table:table-cell table:style-name="ce12" table:number-columns-repeated="3"/>
          <table:table-cell table:style-name="ce13" table:formula="of:=SUM([.AT46:.AV46])" office:value-type="float" office:value="0">
            <text:p>0.00</text:p>
          </table:table-cell>
          <table:table-cell table:style-name="ce12" table:number-columns-repeated="4"/>
          <table:table-cell table:style-name="ce13" table:formula="of:=SUM([.AX46:.BA46])" office:value-type="float" office:value="0">
            <text:p>0.00</text:p>
          </table:table-cell>
          <table:table-cell table:style-name="ce21"/>
          <table:table-cell table:style-name="ce25" table:formula="of:=[.I46]+[.M46]+[.P46]+[.T46]+[.W46]+[.AA46]+[.AD46]+[.AH46]+[.AL46]+[.AP46]+[.AS46]+[.AW46]+[.BB46]" office:value-type="float" office:value="0">
            <text:p>0.00</text:p>
          </table:table-cell>
          <table:table-cell table:style-name="ce28" table:formula="of:=[.BD46]/[.$BD$3]" office:value-type="percentage" office:value="0">
            <text:p>0.00%</text:p>
          </table:table-cell>
          <table:table-cell table:style-name="ce34" table:formula="of:=IF([.BE46]&lt;0.5;5;IF([.BE46]&lt;0.55;4;IF([.BE46]&lt;0.6;3.7;IF([.BE46]&lt;0.65;3.3;IF([.BE46]&lt;0.7;3;IF([.BE46]&lt;0.75;2.7;IF([.BE46]&lt;0.8;2.3;IF([.BE46]&lt;0.85;2;IF([.BE46]&lt;0.9;1.7;IF([.BE46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47:.H47])" office:value-type="float" office:value="0">
            <text:p>0.00</text:p>
          </table:table-cell>
          <table:table-cell table:style-name="ce12" table:number-columns-repeated="3"/>
          <table:table-cell table:style-name="ce16" table:formula="of:=SUM([.J47:.L47])" office:value-type="float" office:value="0">
            <text:p>0.00</text:p>
          </table:table-cell>
          <table:table-cell table:style-name="ce12" table:number-columns-repeated="2"/>
          <table:table-cell table:style-name="ce16" table:formula="of:=SUM([.N47:.O47])" office:value-type="float" office:value="0">
            <text:p>0.00</text:p>
          </table:table-cell>
          <table:table-cell table:style-name="ce12" table:number-columns-repeated="3"/>
          <table:table-cell table:style-name="ce16" table:formula="of:=SUM([.Q47:.S47])" office:value-type="float" office:value="0">
            <text:p>0.00</text:p>
          </table:table-cell>
          <table:table-cell table:style-name="ce12" table:number-columns-repeated="2"/>
          <table:table-cell table:style-name="ce16" table:formula="of:=SUM([.U47:.V47])" office:value-type="float" office:value="0">
            <text:p>0.00</text:p>
          </table:table-cell>
          <table:table-cell table:style-name="ce12" table:number-columns-repeated="3"/>
          <table:table-cell table:style-name="ce16" table:formula="of:=SUM([.X47:.Z47])" office:value-type="float" office:value="0">
            <text:p>0.00</text:p>
          </table:table-cell>
          <table:table-cell table:style-name="ce12" table:number-columns-repeated="2"/>
          <table:table-cell table:style-name="ce13" table:formula="of:=SUM([.AB47:.AC47])" office:value-type="float" office:value="0">
            <text:p>0.00</text:p>
          </table:table-cell>
          <table:table-cell table:style-name="ce12" table:number-columns-repeated="3"/>
          <table:table-cell table:style-name="ce13" table:formula="of:=SUM([.AE47:.AG47])" office:value-type="float" office:value="0">
            <text:p>0.00</text:p>
          </table:table-cell>
          <table:table-cell table:style-name="ce12" table:number-columns-repeated="3"/>
          <table:table-cell table:style-name="ce13" table:formula="of:=SUM([.AI47:.AK47])" office:value-type="float" office:value="0">
            <text:p>0.00</text:p>
          </table:table-cell>
          <table:table-cell table:style-name="ce12" table:number-columns-repeated="3"/>
          <table:table-cell table:style-name="ce13" table:formula="of:=SUM([.AM47:.AO47])" office:value-type="float" office:value="0">
            <text:p>0.00</text:p>
          </table:table-cell>
          <table:table-cell table:style-name="ce12" table:number-columns-repeated="2"/>
          <table:table-cell table:style-name="ce13" table:formula="of:=SUM([.AQ47:.AR47])" office:value-type="float" office:value="0">
            <text:p>0.00</text:p>
          </table:table-cell>
          <table:table-cell table:style-name="ce12" table:number-columns-repeated="3"/>
          <table:table-cell table:style-name="ce13" table:formula="of:=SUM([.AT47:.AV47])" office:value-type="float" office:value="0">
            <text:p>0.00</text:p>
          </table:table-cell>
          <table:table-cell table:style-name="ce12" table:number-columns-repeated="4"/>
          <table:table-cell table:style-name="ce13" table:formula="of:=SUM([.AX47:.BA47])" office:value-type="float" office:value="0">
            <text:p>0.00</text:p>
          </table:table-cell>
          <table:table-cell table:style-name="ce21"/>
          <table:table-cell table:style-name="ce25" table:formula="of:=[.I47]+[.M47]+[.P47]+[.T47]+[.W47]+[.AA47]+[.AD47]+[.AH47]+[.AL47]+[.AP47]+[.AS47]+[.AW47]+[.BB47]" office:value-type="float" office:value="0">
            <text:p>0.00</text:p>
          </table:table-cell>
          <table:table-cell table:style-name="ce28" table:formula="of:=[.BD47]/[.$BD$3]" office:value-type="percentage" office:value="0">
            <text:p>0.00%</text:p>
          </table:table-cell>
          <table:table-cell table:style-name="ce34" table:formula="of:=IF([.BE47]&lt;0.5;5;IF([.BE47]&lt;0.55;4;IF([.BE47]&lt;0.6;3.7;IF([.BE47]&lt;0.65;3.3;IF([.BE47]&lt;0.7;3;IF([.BE47]&lt;0.75;2.7;IF([.BE47]&lt;0.8;2.3;IF([.BE47]&lt;0.85;2;IF([.BE47]&lt;0.9;1.7;IF([.BE47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48:.H48])" office:value-type="float" office:value="0">
            <text:p>0.00</text:p>
          </table:table-cell>
          <table:table-cell table:style-name="ce12" table:number-columns-repeated="3"/>
          <table:table-cell table:style-name="ce16" table:formula="of:=SUM([.J48:.L48])" office:value-type="float" office:value="0">
            <text:p>0.00</text:p>
          </table:table-cell>
          <table:table-cell table:style-name="ce12" table:number-columns-repeated="2"/>
          <table:table-cell table:style-name="ce16" table:formula="of:=SUM([.N48:.O48])" office:value-type="float" office:value="0">
            <text:p>0.00</text:p>
          </table:table-cell>
          <table:table-cell table:style-name="ce12" table:number-columns-repeated="3"/>
          <table:table-cell table:style-name="ce16" table:formula="of:=SUM([.Q48:.S48])" office:value-type="float" office:value="0">
            <text:p>0.00</text:p>
          </table:table-cell>
          <table:table-cell table:style-name="ce12" table:number-columns-repeated="2"/>
          <table:table-cell table:style-name="ce16" table:formula="of:=SUM([.U48:.V48])" office:value-type="float" office:value="0">
            <text:p>0.00</text:p>
          </table:table-cell>
          <table:table-cell table:style-name="ce12" table:number-columns-repeated="3"/>
          <table:table-cell table:style-name="ce16" table:formula="of:=SUM([.X48:.Z48])" office:value-type="float" office:value="0">
            <text:p>0.00</text:p>
          </table:table-cell>
          <table:table-cell table:style-name="ce12" table:number-columns-repeated="2"/>
          <table:table-cell table:style-name="ce13" table:formula="of:=SUM([.AB48:.AC48])" office:value-type="float" office:value="0">
            <text:p>0.00</text:p>
          </table:table-cell>
          <table:table-cell table:style-name="ce12" table:number-columns-repeated="3"/>
          <table:table-cell table:style-name="ce13" table:formula="of:=SUM([.AE48:.AG48])" office:value-type="float" office:value="0">
            <text:p>0.00</text:p>
          </table:table-cell>
          <table:table-cell table:style-name="ce12" table:number-columns-repeated="3"/>
          <table:table-cell table:style-name="ce13" table:formula="of:=SUM([.AI48:.AK48])" office:value-type="float" office:value="0">
            <text:p>0.00</text:p>
          </table:table-cell>
          <table:table-cell table:style-name="ce12" table:number-columns-repeated="3"/>
          <table:table-cell table:style-name="ce13" table:formula="of:=SUM([.AM48:.AO48])" office:value-type="float" office:value="0">
            <text:p>0.00</text:p>
          </table:table-cell>
          <table:table-cell table:style-name="ce12" table:number-columns-repeated="2"/>
          <table:table-cell table:style-name="ce13" table:formula="of:=SUM([.AQ48:.AR48])" office:value-type="float" office:value="0">
            <text:p>0.00</text:p>
          </table:table-cell>
          <table:table-cell table:style-name="ce12" table:number-columns-repeated="3"/>
          <table:table-cell table:style-name="ce13" table:formula="of:=SUM([.AT48:.AV48])" office:value-type="float" office:value="0">
            <text:p>0.00</text:p>
          </table:table-cell>
          <table:table-cell table:style-name="ce12" table:number-columns-repeated="4"/>
          <table:table-cell table:style-name="ce13" table:formula="of:=SUM([.AX48:.BA48])" office:value-type="float" office:value="0">
            <text:p>0.00</text:p>
          </table:table-cell>
          <table:table-cell table:style-name="ce21"/>
          <table:table-cell table:style-name="ce25" table:formula="of:=[.I48]+[.M48]+[.P48]+[.T48]+[.W48]+[.AA48]+[.AD48]+[.AH48]+[.AL48]+[.AP48]+[.AS48]+[.AW48]+[.BB48]" office:value-type="float" office:value="0">
            <text:p>0.00</text:p>
          </table:table-cell>
          <table:table-cell table:style-name="ce28" table:formula="of:=[.BD48]/[.$BD$3]" office:value-type="percentage" office:value="0">
            <text:p>0.00%</text:p>
          </table:table-cell>
          <table:table-cell table:style-name="ce34" table:formula="of:=IF([.BE48]&lt;0.5;5;IF([.BE48]&lt;0.55;4;IF([.BE48]&lt;0.6;3.7;IF([.BE48]&lt;0.65;3.3;IF([.BE48]&lt;0.7;3;IF([.BE48]&lt;0.75;2.7;IF([.BE48]&lt;0.8;2.3;IF([.BE48]&lt;0.85;2;IF([.BE48]&lt;0.9;1.7;IF([.BE48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49:.H49])" office:value-type="float" office:value="0">
            <text:p>0.00</text:p>
          </table:table-cell>
          <table:table-cell table:style-name="ce12" table:number-columns-repeated="3"/>
          <table:table-cell table:style-name="ce16" table:formula="of:=SUM([.J49:.L49])" office:value-type="float" office:value="0">
            <text:p>0.00</text:p>
          </table:table-cell>
          <table:table-cell table:style-name="ce12" table:number-columns-repeated="2"/>
          <table:table-cell table:style-name="ce16" table:formula="of:=SUM([.N49:.O49])" office:value-type="float" office:value="0">
            <text:p>0.00</text:p>
          </table:table-cell>
          <table:table-cell table:style-name="ce12" table:number-columns-repeated="3"/>
          <table:table-cell table:style-name="ce16" table:formula="of:=SUM([.Q49:.S49])" office:value-type="float" office:value="0">
            <text:p>0.00</text:p>
          </table:table-cell>
          <table:table-cell table:style-name="ce12" table:number-columns-repeated="2"/>
          <table:table-cell table:style-name="ce16" table:formula="of:=SUM([.U49:.V49])" office:value-type="float" office:value="0">
            <text:p>0.00</text:p>
          </table:table-cell>
          <table:table-cell table:style-name="ce12" table:number-columns-repeated="3"/>
          <table:table-cell table:style-name="ce16" table:formula="of:=SUM([.X49:.Z49])" office:value-type="float" office:value="0">
            <text:p>0.00</text:p>
          </table:table-cell>
          <table:table-cell table:style-name="ce12" table:number-columns-repeated="2"/>
          <table:table-cell table:style-name="ce13" table:formula="of:=SUM([.AB49:.AC49])" office:value-type="float" office:value="0">
            <text:p>0.00</text:p>
          </table:table-cell>
          <table:table-cell table:style-name="ce12" table:number-columns-repeated="3"/>
          <table:table-cell table:style-name="ce13" table:formula="of:=SUM([.AE49:.AG49])" office:value-type="float" office:value="0">
            <text:p>0.00</text:p>
          </table:table-cell>
          <table:table-cell table:style-name="ce12" table:number-columns-repeated="3"/>
          <table:table-cell table:style-name="ce13" table:formula="of:=SUM([.AI49:.AK49])" office:value-type="float" office:value="0">
            <text:p>0.00</text:p>
          </table:table-cell>
          <table:table-cell table:style-name="ce12" table:number-columns-repeated="3"/>
          <table:table-cell table:style-name="ce13" table:formula="of:=SUM([.AM49:.AO49])" office:value-type="float" office:value="0">
            <text:p>0.00</text:p>
          </table:table-cell>
          <table:table-cell table:style-name="ce12" table:number-columns-repeated="2"/>
          <table:table-cell table:style-name="ce13" table:formula="of:=SUM([.AQ49:.AR49])" office:value-type="float" office:value="0">
            <text:p>0.00</text:p>
          </table:table-cell>
          <table:table-cell table:style-name="ce12" table:number-columns-repeated="3"/>
          <table:table-cell table:style-name="ce13" table:formula="of:=SUM([.AT49:.AV49])" office:value-type="float" office:value="0">
            <text:p>0.00</text:p>
          </table:table-cell>
          <table:table-cell table:style-name="ce12" table:number-columns-repeated="4"/>
          <table:table-cell table:style-name="ce13" table:formula="of:=SUM([.AX49:.BA49])" office:value-type="float" office:value="0">
            <text:p>0.00</text:p>
          </table:table-cell>
          <table:table-cell table:style-name="ce21"/>
          <table:table-cell table:style-name="ce25" table:formula="of:=[.I49]+[.M49]+[.P49]+[.T49]+[.W49]+[.AA49]+[.AD49]+[.AH49]+[.AL49]+[.AP49]+[.AS49]+[.AW49]+[.BB49]" office:value-type="float" office:value="0">
            <text:p>0.00</text:p>
          </table:table-cell>
          <table:table-cell table:style-name="ce28" table:formula="of:=[.BD49]/[.$BD$3]" office:value-type="percentage" office:value="0">
            <text:p>0.00%</text:p>
          </table:table-cell>
          <table:table-cell table:style-name="ce34" table:formula="of:=IF([.BE49]&lt;0.5;5;IF([.BE49]&lt;0.55;4;IF([.BE49]&lt;0.6;3.7;IF([.BE49]&lt;0.65;3.3;IF([.BE49]&lt;0.7;3;IF([.BE49]&lt;0.75;2.7;IF([.BE49]&lt;0.8;2.3;IF([.BE49]&lt;0.85;2;IF([.BE49]&lt;0.9;1.7;IF([.BE49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50:.H50])" office:value-type="float" office:value="0">
            <text:p>0.00</text:p>
          </table:table-cell>
          <table:table-cell table:style-name="ce12" table:number-columns-repeated="3"/>
          <table:table-cell table:style-name="ce16" table:formula="of:=SUM([.J50:.L50])" office:value-type="float" office:value="0">
            <text:p>0.00</text:p>
          </table:table-cell>
          <table:table-cell table:style-name="ce12" table:number-columns-repeated="2"/>
          <table:table-cell table:style-name="ce16" table:formula="of:=SUM([.N50:.O50])" office:value-type="float" office:value="0">
            <text:p>0.00</text:p>
          </table:table-cell>
          <table:table-cell table:style-name="ce12" table:number-columns-repeated="3"/>
          <table:table-cell table:style-name="ce16" table:formula="of:=SUM([.Q50:.S50])" office:value-type="float" office:value="0">
            <text:p>0.00</text:p>
          </table:table-cell>
          <table:table-cell table:style-name="ce12" table:number-columns-repeated="2"/>
          <table:table-cell table:style-name="ce16" table:formula="of:=SUM([.U50:.V50])" office:value-type="float" office:value="0">
            <text:p>0.00</text:p>
          </table:table-cell>
          <table:table-cell table:style-name="ce12" table:number-columns-repeated="3"/>
          <table:table-cell table:style-name="ce16" table:formula="of:=SUM([.X50:.Z50])" office:value-type="float" office:value="0">
            <text:p>0.00</text:p>
          </table:table-cell>
          <table:table-cell table:style-name="ce12" table:number-columns-repeated="2"/>
          <table:table-cell table:style-name="ce13" table:formula="of:=SUM([.AB50:.AC50])" office:value-type="float" office:value="0">
            <text:p>0.00</text:p>
          </table:table-cell>
          <table:table-cell table:style-name="ce12" table:number-columns-repeated="3"/>
          <table:table-cell table:style-name="ce13" table:formula="of:=SUM([.AE50:.AG50])" office:value-type="float" office:value="0">
            <text:p>0.00</text:p>
          </table:table-cell>
          <table:table-cell table:style-name="ce12" table:number-columns-repeated="3"/>
          <table:table-cell table:style-name="ce13" table:formula="of:=SUM([.AI50:.AK50])" office:value-type="float" office:value="0">
            <text:p>0.00</text:p>
          </table:table-cell>
          <table:table-cell table:style-name="ce12" table:number-columns-repeated="3"/>
          <table:table-cell table:style-name="ce13" table:formula="of:=SUM([.AM50:.AO50])" office:value-type="float" office:value="0">
            <text:p>0.00</text:p>
          </table:table-cell>
          <table:table-cell table:style-name="ce12" table:number-columns-repeated="2"/>
          <table:table-cell table:style-name="ce13" table:formula="of:=SUM([.AQ50:.AR50])" office:value-type="float" office:value="0">
            <text:p>0.00</text:p>
          </table:table-cell>
          <table:table-cell table:style-name="ce12" table:number-columns-repeated="3"/>
          <table:table-cell table:style-name="ce13" table:formula="of:=SUM([.AT50:.AV50])" office:value-type="float" office:value="0">
            <text:p>0.00</text:p>
          </table:table-cell>
          <table:table-cell table:style-name="ce12" table:number-columns-repeated="4"/>
          <table:table-cell table:style-name="ce13" table:formula="of:=SUM([.AX50:.BA50])" office:value-type="float" office:value="0">
            <text:p>0.00</text:p>
          </table:table-cell>
          <table:table-cell table:style-name="ce21"/>
          <table:table-cell table:style-name="ce25" table:formula="of:=[.I50]+[.M50]+[.P50]+[.T50]+[.W50]+[.AA50]+[.AD50]+[.AH50]+[.AL50]+[.AP50]+[.AS50]+[.AW50]+[.BB50]" office:value-type="float" office:value="0">
            <text:p>0.00</text:p>
          </table:table-cell>
          <table:table-cell table:style-name="ce28" table:formula="of:=[.BD50]/[.$BD$3]" office:value-type="percentage" office:value="0">
            <text:p>0.00%</text:p>
          </table:table-cell>
          <table:table-cell table:style-name="ce34" table:formula="of:=IF([.BE50]&lt;0.5;5;IF([.BE50]&lt;0.55;4;IF([.BE50]&lt;0.6;3.7;IF([.BE50]&lt;0.65;3.3;IF([.BE50]&lt;0.7;3;IF([.BE50]&lt;0.75;2.7;IF([.BE50]&lt;0.8;2.3;IF([.BE50]&lt;0.85;2;IF([.BE50]&lt;0.9;1.7;IF([.BE50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51:.H51])" office:value-type="float" office:value="0">
            <text:p>0.00</text:p>
          </table:table-cell>
          <table:table-cell table:style-name="ce12" table:number-columns-repeated="3"/>
          <table:table-cell table:style-name="ce16" table:formula="of:=SUM([.J51:.L51])" office:value-type="float" office:value="0">
            <text:p>0.00</text:p>
          </table:table-cell>
          <table:table-cell table:style-name="ce12" table:number-columns-repeated="2"/>
          <table:table-cell table:style-name="ce16" table:formula="of:=SUM([.N51:.O51])" office:value-type="float" office:value="0">
            <text:p>0.00</text:p>
          </table:table-cell>
          <table:table-cell table:style-name="ce12" table:number-columns-repeated="3"/>
          <table:table-cell table:style-name="ce16" table:formula="of:=SUM([.Q51:.S51])" office:value-type="float" office:value="0">
            <text:p>0.00</text:p>
          </table:table-cell>
          <table:table-cell table:style-name="ce12" table:number-columns-repeated="2"/>
          <table:table-cell table:style-name="ce16" table:formula="of:=SUM([.U51:.V51])" office:value-type="float" office:value="0">
            <text:p>0.00</text:p>
          </table:table-cell>
          <table:table-cell table:style-name="ce12" table:number-columns-repeated="3"/>
          <table:table-cell table:style-name="ce16" table:formula="of:=SUM([.X51:.Z51])" office:value-type="float" office:value="0">
            <text:p>0.00</text:p>
          </table:table-cell>
          <table:table-cell table:style-name="ce12" table:number-columns-repeated="2"/>
          <table:table-cell table:style-name="ce13" table:formula="of:=SUM([.AB51:.AC51])" office:value-type="float" office:value="0">
            <text:p>0.00</text:p>
          </table:table-cell>
          <table:table-cell table:style-name="ce12" table:number-columns-repeated="3"/>
          <table:table-cell table:style-name="ce13" table:formula="of:=SUM([.AE51:.AG51])" office:value-type="float" office:value="0">
            <text:p>0.00</text:p>
          </table:table-cell>
          <table:table-cell table:style-name="ce12" table:number-columns-repeated="3"/>
          <table:table-cell table:style-name="ce13" table:formula="of:=SUM([.AI51:.AK51])" office:value-type="float" office:value="0">
            <text:p>0.00</text:p>
          </table:table-cell>
          <table:table-cell table:style-name="ce12" table:number-columns-repeated="3"/>
          <table:table-cell table:style-name="ce13" table:formula="of:=SUM([.AM51:.AO51])" office:value-type="float" office:value="0">
            <text:p>0.00</text:p>
          </table:table-cell>
          <table:table-cell table:style-name="ce12" table:number-columns-repeated="2"/>
          <table:table-cell table:style-name="ce13" table:formula="of:=SUM([.AQ51:.AR51])" office:value-type="float" office:value="0">
            <text:p>0.00</text:p>
          </table:table-cell>
          <table:table-cell table:style-name="ce12" table:number-columns-repeated="3"/>
          <table:table-cell table:style-name="ce13" table:formula="of:=SUM([.AT51:.AV51])" office:value-type="float" office:value="0">
            <text:p>0.00</text:p>
          </table:table-cell>
          <table:table-cell table:style-name="ce12" table:number-columns-repeated="4"/>
          <table:table-cell table:style-name="ce13" table:formula="of:=SUM([.AX51:.BA51])" office:value-type="float" office:value="0">
            <text:p>0.00</text:p>
          </table:table-cell>
          <table:table-cell table:style-name="ce21"/>
          <table:table-cell table:style-name="ce25" table:formula="of:=[.I51]+[.M51]+[.P51]+[.T51]+[.W51]+[.AA51]+[.AD51]+[.AH51]+[.AL51]+[.AP51]+[.AS51]+[.AW51]+[.BB51]" office:value-type="float" office:value="0">
            <text:p>0.00</text:p>
          </table:table-cell>
          <table:table-cell table:style-name="ce28" table:formula="of:=[.BD51]/[.$BD$3]" office:value-type="percentage" office:value="0">
            <text:p>0.00%</text:p>
          </table:table-cell>
          <table:table-cell table:style-name="ce34" table:formula="of:=IF([.BE51]&lt;0.5;5;IF([.BE51]&lt;0.55;4;IF([.BE51]&lt;0.6;3.7;IF([.BE51]&lt;0.65;3.3;IF([.BE51]&lt;0.7;3;IF([.BE51]&lt;0.75;2.7;IF([.BE51]&lt;0.8;2.3;IF([.BE51]&lt;0.85;2;IF([.BE51]&lt;0.9;1.7;IF([.BE51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52:.H52])" office:value-type="float" office:value="0">
            <text:p>0.00</text:p>
          </table:table-cell>
          <table:table-cell table:style-name="ce12" table:number-columns-repeated="3"/>
          <table:table-cell table:style-name="ce16" table:formula="of:=SUM([.J52:.L52])" office:value-type="float" office:value="0">
            <text:p>0.00</text:p>
          </table:table-cell>
          <table:table-cell table:style-name="ce12" table:number-columns-repeated="2"/>
          <table:table-cell table:style-name="ce16" table:formula="of:=SUM([.N52:.O52])" office:value-type="float" office:value="0">
            <text:p>0.00</text:p>
          </table:table-cell>
          <table:table-cell table:style-name="ce12" table:number-columns-repeated="3"/>
          <table:table-cell table:style-name="ce16" table:formula="of:=SUM([.Q52:.S52])" office:value-type="float" office:value="0">
            <text:p>0.00</text:p>
          </table:table-cell>
          <table:table-cell table:style-name="ce12" table:number-columns-repeated="2"/>
          <table:table-cell table:style-name="ce16" table:formula="of:=SUM([.U52:.V52])" office:value-type="float" office:value="0">
            <text:p>0.00</text:p>
          </table:table-cell>
          <table:table-cell table:style-name="ce12" table:number-columns-repeated="3"/>
          <table:table-cell table:style-name="ce16" table:formula="of:=SUM([.X52:.Z52])" office:value-type="float" office:value="0">
            <text:p>0.00</text:p>
          </table:table-cell>
          <table:table-cell table:style-name="ce12" table:number-columns-repeated="2"/>
          <table:table-cell table:style-name="ce13" table:formula="of:=SUM([.AB52:.AC52])" office:value-type="float" office:value="0">
            <text:p>0.00</text:p>
          </table:table-cell>
          <table:table-cell table:style-name="ce12" table:number-columns-repeated="3"/>
          <table:table-cell table:style-name="ce13" table:formula="of:=SUM([.AE52:.AG52])" office:value-type="float" office:value="0">
            <text:p>0.00</text:p>
          </table:table-cell>
          <table:table-cell table:style-name="ce12" table:number-columns-repeated="3"/>
          <table:table-cell table:style-name="ce13" table:formula="of:=SUM([.AI52:.AK52])" office:value-type="float" office:value="0">
            <text:p>0.00</text:p>
          </table:table-cell>
          <table:table-cell table:style-name="ce12" table:number-columns-repeated="3"/>
          <table:table-cell table:style-name="ce13" table:formula="of:=SUM([.AM52:.AO52])" office:value-type="float" office:value="0">
            <text:p>0.00</text:p>
          </table:table-cell>
          <table:table-cell table:style-name="ce12" table:number-columns-repeated="2"/>
          <table:table-cell table:style-name="ce13" table:formula="of:=SUM([.AQ52:.AR52])" office:value-type="float" office:value="0">
            <text:p>0.00</text:p>
          </table:table-cell>
          <table:table-cell table:style-name="ce12" table:number-columns-repeated="3"/>
          <table:table-cell table:style-name="ce13" table:formula="of:=SUM([.AT52:.AV52])" office:value-type="float" office:value="0">
            <text:p>0.00</text:p>
          </table:table-cell>
          <table:table-cell table:style-name="ce12" table:number-columns-repeated="4"/>
          <table:table-cell table:style-name="ce13" table:formula="of:=SUM([.AX52:.BA52])" office:value-type="float" office:value="0">
            <text:p>0.00</text:p>
          </table:table-cell>
          <table:table-cell table:style-name="ce21"/>
          <table:table-cell table:style-name="ce25" table:formula="of:=[.I52]+[.M52]+[.P52]+[.T52]+[.W52]+[.AA52]+[.AD52]+[.AH52]+[.AL52]+[.AP52]+[.AS52]+[.AW52]+[.BB52]" office:value-type="float" office:value="0">
            <text:p>0.00</text:p>
          </table:table-cell>
          <table:table-cell table:style-name="ce28" table:formula="of:=[.BD52]/[.$BD$3]" office:value-type="percentage" office:value="0">
            <text:p>0.00%</text:p>
          </table:table-cell>
          <table:table-cell table:style-name="ce34" table:formula="of:=IF([.BE52]&lt;0.5;5;IF([.BE52]&lt;0.55;4;IF([.BE52]&lt;0.6;3.7;IF([.BE52]&lt;0.65;3.3;IF([.BE52]&lt;0.7;3;IF([.BE52]&lt;0.75;2.7;IF([.BE52]&lt;0.8;2.3;IF([.BE52]&lt;0.85;2;IF([.BE52]&lt;0.9;1.7;IF([.BE52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53:.H53])" office:value-type="float" office:value="0">
            <text:p>0.00</text:p>
          </table:table-cell>
          <table:table-cell table:style-name="ce12" table:number-columns-repeated="3"/>
          <table:table-cell table:style-name="ce16" table:formula="of:=SUM([.J53:.L53])" office:value-type="float" office:value="0">
            <text:p>0.00</text:p>
          </table:table-cell>
          <table:table-cell table:style-name="ce12" table:number-columns-repeated="2"/>
          <table:table-cell table:style-name="ce16" table:formula="of:=SUM([.N53:.O53])" office:value-type="float" office:value="0">
            <text:p>0.00</text:p>
          </table:table-cell>
          <table:table-cell table:style-name="ce12" table:number-columns-repeated="3"/>
          <table:table-cell table:style-name="ce16" table:formula="of:=SUM([.Q53:.S53])" office:value-type="float" office:value="0">
            <text:p>0.00</text:p>
          </table:table-cell>
          <table:table-cell table:style-name="ce12" table:number-columns-repeated="2"/>
          <table:table-cell table:style-name="ce16" table:formula="of:=SUM([.U53:.V53])" office:value-type="float" office:value="0">
            <text:p>0.00</text:p>
          </table:table-cell>
          <table:table-cell table:style-name="ce12" table:number-columns-repeated="3"/>
          <table:table-cell table:style-name="ce16" table:formula="of:=SUM([.X53:.Z53])" office:value-type="float" office:value="0">
            <text:p>0.00</text:p>
          </table:table-cell>
          <table:table-cell table:style-name="ce12" table:number-columns-repeated="2"/>
          <table:table-cell table:style-name="ce13" table:formula="of:=SUM([.AB53:.AC53])" office:value-type="float" office:value="0">
            <text:p>0.00</text:p>
          </table:table-cell>
          <table:table-cell table:style-name="ce12" table:number-columns-repeated="3"/>
          <table:table-cell table:style-name="ce13" table:formula="of:=SUM([.AE53:.AG53])" office:value-type="float" office:value="0">
            <text:p>0.00</text:p>
          </table:table-cell>
          <table:table-cell table:style-name="ce12" table:number-columns-repeated="3"/>
          <table:table-cell table:style-name="ce13" table:formula="of:=SUM([.AI53:.AK53])" office:value-type="float" office:value="0">
            <text:p>0.00</text:p>
          </table:table-cell>
          <table:table-cell table:style-name="ce12" table:number-columns-repeated="3"/>
          <table:table-cell table:style-name="ce13" table:formula="of:=SUM([.AM53:.AO53])" office:value-type="float" office:value="0">
            <text:p>0.00</text:p>
          </table:table-cell>
          <table:table-cell table:style-name="ce12" table:number-columns-repeated="2"/>
          <table:table-cell table:style-name="ce13" table:formula="of:=SUM([.AQ53:.AR53])" office:value-type="float" office:value="0">
            <text:p>0.00</text:p>
          </table:table-cell>
          <table:table-cell table:style-name="ce12" table:number-columns-repeated="3"/>
          <table:table-cell table:style-name="ce13" table:formula="of:=SUM([.AT53:.AV53])" office:value-type="float" office:value="0">
            <text:p>0.00</text:p>
          </table:table-cell>
          <table:table-cell table:style-name="ce12" table:number-columns-repeated="4"/>
          <table:table-cell table:style-name="ce13" table:formula="of:=SUM([.AX53:.BA53])" office:value-type="float" office:value="0">
            <text:p>0.00</text:p>
          </table:table-cell>
          <table:table-cell table:style-name="ce21"/>
          <table:table-cell table:style-name="ce25" table:formula="of:=[.I53]+[.M53]+[.P53]+[.T53]+[.W53]+[.AA53]+[.AD53]+[.AH53]+[.AL53]+[.AP53]+[.AS53]+[.AW53]+[.BB53]" office:value-type="float" office:value="0">
            <text:p>0.00</text:p>
          </table:table-cell>
          <table:table-cell table:style-name="ce28" table:formula="of:=[.BD53]/[.$BD$3]" office:value-type="percentage" office:value="0">
            <text:p>0.00%</text:p>
          </table:table-cell>
          <table:table-cell table:style-name="ce34" table:formula="of:=IF([.BE53]&lt;0.5;5;IF([.BE53]&lt;0.55;4;IF([.BE53]&lt;0.6;3.7;IF([.BE53]&lt;0.65;3.3;IF([.BE53]&lt;0.7;3;IF([.BE53]&lt;0.75;2.7;IF([.BE53]&lt;0.8;2.3;IF([.BE53]&lt;0.85;2;IF([.BE53]&lt;0.9;1.7;IF([.BE53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54:.H54])" office:value-type="float" office:value="0">
            <text:p>0.00</text:p>
          </table:table-cell>
          <table:table-cell table:style-name="ce12" table:number-columns-repeated="3"/>
          <table:table-cell table:style-name="ce16" table:formula="of:=SUM([.J54:.L54])" office:value-type="float" office:value="0">
            <text:p>0.00</text:p>
          </table:table-cell>
          <table:table-cell table:style-name="ce12" table:number-columns-repeated="2"/>
          <table:table-cell table:style-name="ce16" table:formula="of:=SUM([.N54:.O54])" office:value-type="float" office:value="0">
            <text:p>0.00</text:p>
          </table:table-cell>
          <table:table-cell table:style-name="ce12" table:number-columns-repeated="3"/>
          <table:table-cell table:style-name="ce16" table:formula="of:=SUM([.Q54:.S54])" office:value-type="float" office:value="0">
            <text:p>0.00</text:p>
          </table:table-cell>
          <table:table-cell table:style-name="ce12" table:number-columns-repeated="2"/>
          <table:table-cell table:style-name="ce16" table:formula="of:=SUM([.U54:.V54])" office:value-type="float" office:value="0">
            <text:p>0.00</text:p>
          </table:table-cell>
          <table:table-cell table:style-name="ce12" table:number-columns-repeated="3"/>
          <table:table-cell table:style-name="ce16" table:formula="of:=SUM([.X54:.Z54])" office:value-type="float" office:value="0">
            <text:p>0.00</text:p>
          </table:table-cell>
          <table:table-cell table:style-name="ce12" table:number-columns-repeated="2"/>
          <table:table-cell table:style-name="ce13" table:formula="of:=SUM([.AB54:.AC54])" office:value-type="float" office:value="0">
            <text:p>0.00</text:p>
          </table:table-cell>
          <table:table-cell table:style-name="ce12" table:number-columns-repeated="3"/>
          <table:table-cell table:style-name="ce13" table:formula="of:=SUM([.AE54:.AG54])" office:value-type="float" office:value="0">
            <text:p>0.00</text:p>
          </table:table-cell>
          <table:table-cell table:style-name="ce12" table:number-columns-repeated="3"/>
          <table:table-cell table:style-name="ce13" table:formula="of:=SUM([.AI54:.AK54])" office:value-type="float" office:value="0">
            <text:p>0.00</text:p>
          </table:table-cell>
          <table:table-cell table:style-name="ce12" table:number-columns-repeated="3"/>
          <table:table-cell table:style-name="ce13" table:formula="of:=SUM([.AM54:.AO54])" office:value-type="float" office:value="0">
            <text:p>0.00</text:p>
          </table:table-cell>
          <table:table-cell table:style-name="ce12" table:number-columns-repeated="2"/>
          <table:table-cell table:style-name="ce13" table:formula="of:=SUM([.AQ54:.AR54])" office:value-type="float" office:value="0">
            <text:p>0.00</text:p>
          </table:table-cell>
          <table:table-cell table:style-name="ce12" table:number-columns-repeated="3"/>
          <table:table-cell table:style-name="ce13" table:formula="of:=SUM([.AT54:.AV54])" office:value-type="float" office:value="0">
            <text:p>0.00</text:p>
          </table:table-cell>
          <table:table-cell table:style-name="ce12" table:number-columns-repeated="4"/>
          <table:table-cell table:style-name="ce13" table:formula="of:=SUM([.AX54:.BA54])" office:value-type="float" office:value="0">
            <text:p>0.00</text:p>
          </table:table-cell>
          <table:table-cell table:style-name="ce21"/>
          <table:table-cell table:style-name="ce25" table:formula="of:=[.I54]+[.M54]+[.P54]+[.T54]+[.W54]+[.AA54]+[.AD54]+[.AH54]+[.AL54]+[.AP54]+[.AS54]+[.AW54]+[.BB54]" office:value-type="float" office:value="0">
            <text:p>0.00</text:p>
          </table:table-cell>
          <table:table-cell table:style-name="ce28" table:formula="of:=[.BD54]/[.$BD$3]" office:value-type="percentage" office:value="0">
            <text:p>0.00%</text:p>
          </table:table-cell>
          <table:table-cell table:style-name="ce34" table:formula="of:=IF([.BE54]&lt;0.5;5;IF([.BE54]&lt;0.55;4;IF([.BE54]&lt;0.6;3.7;IF([.BE54]&lt;0.65;3.3;IF([.BE54]&lt;0.7;3;IF([.BE54]&lt;0.75;2.7;IF([.BE54]&lt;0.8;2.3;IF([.BE54]&lt;0.85;2;IF([.BE54]&lt;0.9;1.7;IF([.BE54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55:.H55])" office:value-type="float" office:value="0">
            <text:p>0.00</text:p>
          </table:table-cell>
          <table:table-cell table:style-name="ce12" table:number-columns-repeated="3"/>
          <table:table-cell table:style-name="ce16" table:formula="of:=SUM([.J55:.L55])" office:value-type="float" office:value="0">
            <text:p>0.00</text:p>
          </table:table-cell>
          <table:table-cell table:style-name="ce12" table:number-columns-repeated="2"/>
          <table:table-cell table:style-name="ce16" table:formula="of:=SUM([.N55:.O55])" office:value-type="float" office:value="0">
            <text:p>0.00</text:p>
          </table:table-cell>
          <table:table-cell table:style-name="ce12" table:number-columns-repeated="3"/>
          <table:table-cell table:style-name="ce16" table:formula="of:=SUM([.Q55:.S55])" office:value-type="float" office:value="0">
            <text:p>0.00</text:p>
          </table:table-cell>
          <table:table-cell table:style-name="ce12" table:number-columns-repeated="2"/>
          <table:table-cell table:style-name="ce16" table:formula="of:=SUM([.U55:.V55])" office:value-type="float" office:value="0">
            <text:p>0.00</text:p>
          </table:table-cell>
          <table:table-cell table:style-name="ce12" table:number-columns-repeated="3"/>
          <table:table-cell table:style-name="ce16" table:formula="of:=SUM([.X55:.Z55])" office:value-type="float" office:value="0">
            <text:p>0.00</text:p>
          </table:table-cell>
          <table:table-cell table:style-name="ce12" table:number-columns-repeated="2"/>
          <table:table-cell table:style-name="ce13" table:formula="of:=SUM([.AB55:.AC55])" office:value-type="float" office:value="0">
            <text:p>0.00</text:p>
          </table:table-cell>
          <table:table-cell table:style-name="ce12" table:number-columns-repeated="3"/>
          <table:table-cell table:style-name="ce13" table:formula="of:=SUM([.AE55:.AG55])" office:value-type="float" office:value="0">
            <text:p>0.00</text:p>
          </table:table-cell>
          <table:table-cell table:style-name="ce12" table:number-columns-repeated="3"/>
          <table:table-cell table:style-name="ce13" table:formula="of:=SUM([.AI55:.AK55])" office:value-type="float" office:value="0">
            <text:p>0.00</text:p>
          </table:table-cell>
          <table:table-cell table:style-name="ce12" table:number-columns-repeated="3"/>
          <table:table-cell table:style-name="ce13" table:formula="of:=SUM([.AM55:.AO55])" office:value-type="float" office:value="0">
            <text:p>0.00</text:p>
          </table:table-cell>
          <table:table-cell table:style-name="ce12" table:number-columns-repeated="2"/>
          <table:table-cell table:style-name="ce13" table:formula="of:=SUM([.AQ55:.AR55])" office:value-type="float" office:value="0">
            <text:p>0.00</text:p>
          </table:table-cell>
          <table:table-cell table:style-name="ce12" table:number-columns-repeated="3"/>
          <table:table-cell table:style-name="ce13" table:formula="of:=SUM([.AT55:.AV55])" office:value-type="float" office:value="0">
            <text:p>0.00</text:p>
          </table:table-cell>
          <table:table-cell table:style-name="ce12" table:number-columns-repeated="4"/>
          <table:table-cell table:style-name="ce13" table:formula="of:=SUM([.AX55:.BA55])" office:value-type="float" office:value="0">
            <text:p>0.00</text:p>
          </table:table-cell>
          <table:table-cell table:style-name="ce21"/>
          <table:table-cell table:style-name="ce25" table:formula="of:=[.I55]+[.M55]+[.P55]+[.T55]+[.W55]+[.AA55]+[.AD55]+[.AH55]+[.AL55]+[.AP55]+[.AS55]+[.AW55]+[.BB55]" office:value-type="float" office:value="0">
            <text:p>0.00</text:p>
          </table:table-cell>
          <table:table-cell table:style-name="ce28" table:formula="of:=[.BD55]/[.$BD$3]" office:value-type="percentage" office:value="0">
            <text:p>0.00%</text:p>
          </table:table-cell>
          <table:table-cell table:style-name="ce34" table:formula="of:=IF([.BE55]&lt;0.5;5;IF([.BE55]&lt;0.55;4;IF([.BE55]&lt;0.6;3.7;IF([.BE55]&lt;0.65;3.3;IF([.BE55]&lt;0.7;3;IF([.BE55]&lt;0.75;2.7;IF([.BE55]&lt;0.8;2.3;IF([.BE55]&lt;0.85;2;IF([.BE55]&lt;0.9;1.7;IF([.BE55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2" table:number-columns-repeated="963"/>
        </table:table-row>
        <table:table-row table:style-name="ro1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56:.H56])" office:value-type="float" office:value="0">
            <text:p>0.00</text:p>
          </table:table-cell>
          <table:table-cell table:style-name="ce12" table:number-columns-repeated="3"/>
          <table:table-cell table:style-name="ce16" table:formula="of:=SUM([.J56:.L56])" office:value-type="float" office:value="0">
            <text:p>0.00</text:p>
          </table:table-cell>
          <table:table-cell table:style-name="ce12" table:number-columns-repeated="2"/>
          <table:table-cell table:style-name="ce16" table:formula="of:=SUM([.N56:.O56])" office:value-type="float" office:value="0">
            <text:p>0.00</text:p>
          </table:table-cell>
          <table:table-cell table:style-name="ce12" table:number-columns-repeated="3"/>
          <table:table-cell table:style-name="ce16" table:formula="of:=SUM([.Q56:.S56])" office:value-type="float" office:value="0">
            <text:p>0.00</text:p>
          </table:table-cell>
          <table:table-cell table:style-name="ce12" table:number-columns-repeated="2"/>
          <table:table-cell table:style-name="ce16" table:formula="of:=SUM([.U56:.V56])" office:value-type="float" office:value="0">
            <text:p>0.00</text:p>
          </table:table-cell>
          <table:table-cell table:style-name="ce12" table:number-columns-repeated="3"/>
          <table:table-cell table:style-name="ce16" table:formula="of:=SUM([.X56:.Z56])" office:value-type="float" office:value="0">
            <text:p>0.00</text:p>
          </table:table-cell>
          <table:table-cell table:style-name="ce12" table:number-columns-repeated="2"/>
          <table:table-cell table:style-name="ce13" table:formula="of:=SUM([.AB56:.AC56])" office:value-type="float" office:value="0">
            <text:p>0.00</text:p>
          </table:table-cell>
          <table:table-cell table:style-name="ce12" table:number-columns-repeated="3"/>
          <table:table-cell table:style-name="ce13" table:formula="of:=SUM([.AE56:.AG56])" office:value-type="float" office:value="0">
            <text:p>0.00</text:p>
          </table:table-cell>
          <table:table-cell table:style-name="ce12" table:number-columns-repeated="3"/>
          <table:table-cell table:style-name="ce13" table:formula="of:=SUM([.AI56:.AK56])" office:value-type="float" office:value="0">
            <text:p>0.00</text:p>
          </table:table-cell>
          <table:table-cell table:style-name="ce12" table:number-columns-repeated="3"/>
          <table:table-cell table:style-name="ce13" table:formula="of:=SUM([.AM56:.AO56])" office:value-type="float" office:value="0">
            <text:p>0.00</text:p>
          </table:table-cell>
          <table:table-cell table:style-name="ce12" table:number-columns-repeated="2"/>
          <table:table-cell table:style-name="ce13" table:formula="of:=SUM([.AQ56:.AR56])" office:value-type="float" office:value="0">
            <text:p>0.00</text:p>
          </table:table-cell>
          <table:table-cell table:style-name="ce12" table:number-columns-repeated="3"/>
          <table:table-cell table:style-name="ce13" table:formula="of:=SUM([.AT56:.AV56])" office:value-type="float" office:value="0">
            <text:p>0.00</text:p>
          </table:table-cell>
          <table:table-cell table:style-name="ce12" table:number-columns-repeated="4"/>
          <table:table-cell table:style-name="ce13" table:formula="of:=SUM([.AX56:.BA56])" office:value-type="float" office:value="0">
            <text:p>0.00</text:p>
          </table:table-cell>
          <table:table-cell table:style-name="ce21"/>
          <table:table-cell table:style-name="ce25" table:formula="of:=[.I56]+[.M56]+[.P56]+[.T56]+[.W56]+[.AA56]+[.AD56]+[.AH56]+[.AL56]+[.AP56]+[.AS56]+[.AW56]+[.BB56]" office:value-type="float" office:value="0">
            <text:p>0.00</text:p>
          </table:table-cell>
          <table:table-cell table:style-name="ce28" table:formula="of:=[.BD56]/[.$BD$3]" office:value-type="percentage" office:value="0">
            <text:p>0.00%</text:p>
          </table:table-cell>
          <table:table-cell table:style-name="ce34" table:formula="of:=IF([.BE56]&lt;0.5;5;IF([.BE56]&lt;0.55;4;IF([.BE56]&lt;0.6;3.7;IF([.BE56]&lt;0.65;3.3;IF([.BE56]&lt;0.7;3;IF([.BE56]&lt;0.75;2.7;IF([.BE56]&lt;0.8;2.3;IF([.BE56]&lt;0.85;2;IF([.BE56]&lt;0.9;1.7;IF([.BE56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57:.H57])" office:value-type="float" office:value="0">
            <text:p>0.00</text:p>
          </table:table-cell>
          <table:table-cell table:style-name="ce12" table:number-columns-repeated="3"/>
          <table:table-cell table:style-name="ce16" table:formula="of:=SUM([.J57:.L57])" office:value-type="float" office:value="0">
            <text:p>0.00</text:p>
          </table:table-cell>
          <table:table-cell table:style-name="ce12" table:number-columns-repeated="2"/>
          <table:table-cell table:style-name="ce16" table:formula="of:=SUM([.N57:.O57])" office:value-type="float" office:value="0">
            <text:p>0.00</text:p>
          </table:table-cell>
          <table:table-cell table:style-name="ce12" table:number-columns-repeated="3"/>
          <table:table-cell table:style-name="ce16" table:formula="of:=SUM([.Q57:.S57])" office:value-type="float" office:value="0">
            <text:p>0.00</text:p>
          </table:table-cell>
          <table:table-cell table:style-name="ce12" table:number-columns-repeated="2"/>
          <table:table-cell table:style-name="ce16" table:formula="of:=SUM([.U57:.V57])" office:value-type="float" office:value="0">
            <text:p>0.00</text:p>
          </table:table-cell>
          <table:table-cell table:style-name="ce12" table:number-columns-repeated="3"/>
          <table:table-cell table:style-name="ce16" table:formula="of:=SUM([.X57:.Z57])" office:value-type="float" office:value="0">
            <text:p>0.00</text:p>
          </table:table-cell>
          <table:table-cell table:style-name="ce12" table:number-columns-repeated="2"/>
          <table:table-cell table:style-name="ce13" table:formula="of:=SUM([.AB57:.AC57])" office:value-type="float" office:value="0">
            <text:p>0.00</text:p>
          </table:table-cell>
          <table:table-cell table:style-name="ce12" table:number-columns-repeated="3"/>
          <table:table-cell table:style-name="ce13" table:formula="of:=SUM([.AE57:.AG57])" office:value-type="float" office:value="0">
            <text:p>0.00</text:p>
          </table:table-cell>
          <table:table-cell table:style-name="ce12" table:number-columns-repeated="3"/>
          <table:table-cell table:style-name="ce13" table:formula="of:=SUM([.AI57:.AK57])" office:value-type="float" office:value="0">
            <text:p>0.00</text:p>
          </table:table-cell>
          <table:table-cell table:style-name="ce12" table:number-columns-repeated="3"/>
          <table:table-cell table:style-name="ce13" table:formula="of:=SUM([.AM57:.AO57])" office:value-type="float" office:value="0">
            <text:p>0.00</text:p>
          </table:table-cell>
          <table:table-cell table:style-name="ce12" table:number-columns-repeated="2"/>
          <table:table-cell table:style-name="ce13" table:formula="of:=SUM([.AQ57:.AR57])" office:value-type="float" office:value="0">
            <text:p>0.00</text:p>
          </table:table-cell>
          <table:table-cell table:style-name="ce12" table:number-columns-repeated="3"/>
          <table:table-cell table:style-name="ce13" table:formula="of:=SUM([.AT57:.AV57])" office:value-type="float" office:value="0">
            <text:p>0.00</text:p>
          </table:table-cell>
          <table:table-cell table:style-name="ce12" table:number-columns-repeated="4"/>
          <table:table-cell table:style-name="ce13" table:formula="of:=SUM([.AX57:.BA57])" office:value-type="float" office:value="0">
            <text:p>0.00</text:p>
          </table:table-cell>
          <table:table-cell table:style-name="ce21"/>
          <table:table-cell table:style-name="ce25" table:formula="of:=[.I57]+[.M57]+[.P57]+[.T57]+[.W57]+[.AA57]+[.AD57]+[.AH57]+[.AL57]+[.AP57]+[.AS57]+[.AW57]+[.BB57]" office:value-type="float" office:value="0">
            <text:p>0.00</text:p>
          </table:table-cell>
          <table:table-cell table:style-name="ce28" table:formula="of:=[.BD57]/[.$BD$3]" office:value-type="percentage" office:value="0">
            <text:p>0.00%</text:p>
          </table:table-cell>
          <table:table-cell table:style-name="ce34" table:formula="of:=IF([.BE57]&lt;0.5;5;IF([.BE57]&lt;0.55;4;IF([.BE57]&lt;0.6;3.7;IF([.BE57]&lt;0.65;3.3;IF([.BE57]&lt;0.7;3;IF([.BE57]&lt;0.75;2.7;IF([.BE57]&lt;0.8;2.3;IF([.BE57]&lt;0.85;2;IF([.BE57]&lt;0.9;1.7;IF([.BE57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58:.H58])" office:value-type="float" office:value="0">
            <text:p>0.00</text:p>
          </table:table-cell>
          <table:table-cell table:style-name="ce12" table:number-columns-repeated="3"/>
          <table:table-cell table:style-name="ce16" table:formula="of:=SUM([.J58:.L58])" office:value-type="float" office:value="0">
            <text:p>0.00</text:p>
          </table:table-cell>
          <table:table-cell table:style-name="ce12" table:number-columns-repeated="2"/>
          <table:table-cell table:style-name="ce16" table:formula="of:=SUM([.N58:.O58])" office:value-type="float" office:value="0">
            <text:p>0.00</text:p>
          </table:table-cell>
          <table:table-cell table:style-name="ce12" table:number-columns-repeated="3"/>
          <table:table-cell table:style-name="ce16" table:formula="of:=SUM([.Q58:.S58])" office:value-type="float" office:value="0">
            <text:p>0.00</text:p>
          </table:table-cell>
          <table:table-cell table:style-name="ce12" table:number-columns-repeated="2"/>
          <table:table-cell table:style-name="ce16" table:formula="of:=SUM([.U58:.V58])" office:value-type="float" office:value="0">
            <text:p>0.00</text:p>
          </table:table-cell>
          <table:table-cell table:style-name="ce12" table:number-columns-repeated="3"/>
          <table:table-cell table:style-name="ce16" table:formula="of:=SUM([.X58:.Z58])" office:value-type="float" office:value="0">
            <text:p>0.00</text:p>
          </table:table-cell>
          <table:table-cell table:style-name="ce12" table:number-columns-repeated="2"/>
          <table:table-cell table:style-name="ce13" table:formula="of:=SUM([.AB58:.AC58])" office:value-type="float" office:value="0">
            <text:p>0.00</text:p>
          </table:table-cell>
          <table:table-cell table:style-name="ce12" table:number-columns-repeated="3"/>
          <table:table-cell table:style-name="ce13" table:formula="of:=SUM([.AE58:.AG58])" office:value-type="float" office:value="0">
            <text:p>0.00</text:p>
          </table:table-cell>
          <table:table-cell table:style-name="ce12" table:number-columns-repeated="3"/>
          <table:table-cell table:style-name="ce13" table:formula="of:=SUM([.AI58:.AK58])" office:value-type="float" office:value="0">
            <text:p>0.00</text:p>
          </table:table-cell>
          <table:table-cell table:style-name="ce12" table:number-columns-repeated="3"/>
          <table:table-cell table:style-name="ce13" table:formula="of:=SUM([.AM58:.AO58])" office:value-type="float" office:value="0">
            <text:p>0.00</text:p>
          </table:table-cell>
          <table:table-cell table:style-name="ce12" table:number-columns-repeated="2"/>
          <table:table-cell table:style-name="ce13" table:formula="of:=SUM([.AQ58:.AR58])" office:value-type="float" office:value="0">
            <text:p>0.00</text:p>
          </table:table-cell>
          <table:table-cell table:style-name="ce12" table:number-columns-repeated="3"/>
          <table:table-cell table:style-name="ce13" table:formula="of:=SUM([.AT58:.AV58])" office:value-type="float" office:value="0">
            <text:p>0.00</text:p>
          </table:table-cell>
          <table:table-cell table:style-name="ce12" table:number-columns-repeated="4"/>
          <table:table-cell table:style-name="ce13" table:formula="of:=SUM([.AX58:.BA58])" office:value-type="float" office:value="0">
            <text:p>0.00</text:p>
          </table:table-cell>
          <table:table-cell table:style-name="ce21"/>
          <table:table-cell table:style-name="ce25" table:formula="of:=[.I58]+[.M58]+[.P58]+[.T58]+[.W58]+[.AA58]+[.AD58]+[.AH58]+[.AL58]+[.AP58]+[.AS58]+[.AW58]+[.BB58]" office:value-type="float" office:value="0">
            <text:p>0.00</text:p>
          </table:table-cell>
          <table:table-cell table:style-name="ce28" table:formula="of:=[.BD58]/[.$BD$3]" office:value-type="percentage" office:value="0">
            <text:p>0.00%</text:p>
          </table:table-cell>
          <table:table-cell table:style-name="ce34" table:formula="of:=IF([.BE58]&lt;0.5;5;IF([.BE58]&lt;0.55;4;IF([.BE58]&lt;0.6;3.7;IF([.BE58]&lt;0.65;3.3;IF([.BE58]&lt;0.7;3;IF([.BE58]&lt;0.75;2.7;IF([.BE58]&lt;0.8;2.3;IF([.BE58]&lt;0.85;2;IF([.BE58]&lt;0.9;1.7;IF([.BE58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59:.H59])" office:value-type="float" office:value="0">
            <text:p>0.00</text:p>
          </table:table-cell>
          <table:table-cell table:style-name="ce12" table:number-columns-repeated="3"/>
          <table:table-cell table:style-name="ce16" table:formula="of:=SUM([.J59:.L59])" office:value-type="float" office:value="0">
            <text:p>0.00</text:p>
          </table:table-cell>
          <table:table-cell table:style-name="ce12" table:number-columns-repeated="2"/>
          <table:table-cell table:style-name="ce16" table:formula="of:=SUM([.N59:.O59])" office:value-type="float" office:value="0">
            <text:p>0.00</text:p>
          </table:table-cell>
          <table:table-cell table:style-name="ce12" table:number-columns-repeated="3"/>
          <table:table-cell table:style-name="ce16" table:formula="of:=SUM([.Q59:.S59])" office:value-type="float" office:value="0">
            <text:p>0.00</text:p>
          </table:table-cell>
          <table:table-cell table:style-name="ce12" table:number-columns-repeated="2"/>
          <table:table-cell table:style-name="ce16" table:formula="of:=SUM([.U59:.V59])" office:value-type="float" office:value="0">
            <text:p>0.00</text:p>
          </table:table-cell>
          <table:table-cell table:style-name="ce12" table:number-columns-repeated="3"/>
          <table:table-cell table:style-name="ce16" table:formula="of:=SUM([.X59:.Z59])" office:value-type="float" office:value="0">
            <text:p>0.00</text:p>
          </table:table-cell>
          <table:table-cell table:style-name="ce12" table:number-columns-repeated="2"/>
          <table:table-cell table:style-name="ce13" table:formula="of:=SUM([.AB59:.AC59])" office:value-type="float" office:value="0">
            <text:p>0.00</text:p>
          </table:table-cell>
          <table:table-cell table:style-name="ce12" table:number-columns-repeated="3"/>
          <table:table-cell table:style-name="ce13" table:formula="of:=SUM([.AE59:.AG59])" office:value-type="float" office:value="0">
            <text:p>0.00</text:p>
          </table:table-cell>
          <table:table-cell table:style-name="ce12" table:number-columns-repeated="3"/>
          <table:table-cell table:style-name="ce13" table:formula="of:=SUM([.AI59:.AK59])" office:value-type="float" office:value="0">
            <text:p>0.00</text:p>
          </table:table-cell>
          <table:table-cell table:style-name="ce12" table:number-columns-repeated="3"/>
          <table:table-cell table:style-name="ce13" table:formula="of:=SUM([.AM59:.AO59])" office:value-type="float" office:value="0">
            <text:p>0.00</text:p>
          </table:table-cell>
          <table:table-cell table:style-name="ce12" table:number-columns-repeated="2"/>
          <table:table-cell table:style-name="ce13" table:formula="of:=SUM([.AQ59:.AR59])" office:value-type="float" office:value="0">
            <text:p>0.00</text:p>
          </table:table-cell>
          <table:table-cell table:style-name="ce12" table:number-columns-repeated="3"/>
          <table:table-cell table:style-name="ce13" table:formula="of:=SUM([.AT59:.AV59])" office:value-type="float" office:value="0">
            <text:p>0.00</text:p>
          </table:table-cell>
          <table:table-cell table:style-name="ce12" table:number-columns-repeated="4"/>
          <table:table-cell table:style-name="ce13" table:formula="of:=SUM([.AX59:.BA59])" office:value-type="float" office:value="0">
            <text:p>0.00</text:p>
          </table:table-cell>
          <table:table-cell table:style-name="ce21"/>
          <table:table-cell table:style-name="ce25" table:formula="of:=[.I59]+[.M59]+[.P59]+[.T59]+[.W59]+[.AA59]+[.AD59]+[.AH59]+[.AL59]+[.AP59]+[.AS59]+[.AW59]+[.BB59]" office:value-type="float" office:value="0">
            <text:p>0.00</text:p>
          </table:table-cell>
          <table:table-cell table:style-name="ce28" table:formula="of:=[.BD59]/[.$BD$3]" office:value-type="percentage" office:value="0">
            <text:p>0.00%</text:p>
          </table:table-cell>
          <table:table-cell table:style-name="ce34" table:formula="of:=IF([.BE59]&lt;0.5;5;IF([.BE59]&lt;0.55;4;IF([.BE59]&lt;0.6;3.7;IF([.BE59]&lt;0.65;3.3;IF([.BE59]&lt;0.7;3;IF([.BE59]&lt;0.75;2.7;IF([.BE59]&lt;0.8;2.3;IF([.BE59]&lt;0.85;2;IF([.BE59]&lt;0.9;1.7;IF([.BE59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60:.H60])" office:value-type="float" office:value="0">
            <text:p>0.00</text:p>
          </table:table-cell>
          <table:table-cell table:style-name="ce12" table:number-columns-repeated="3"/>
          <table:table-cell table:style-name="ce16" table:formula="of:=SUM([.J60:.L60])" office:value-type="float" office:value="0">
            <text:p>0.00</text:p>
          </table:table-cell>
          <table:table-cell table:style-name="ce12" table:number-columns-repeated="2"/>
          <table:table-cell table:style-name="ce16" table:formula="of:=SUM([.N60:.O60])" office:value-type="float" office:value="0">
            <text:p>0.00</text:p>
          </table:table-cell>
          <table:table-cell table:style-name="ce12" table:number-columns-repeated="3"/>
          <table:table-cell table:style-name="ce16" table:formula="of:=SUM([.Q60:.S60])" office:value-type="float" office:value="0">
            <text:p>0.00</text:p>
          </table:table-cell>
          <table:table-cell table:style-name="ce12" table:number-columns-repeated="2"/>
          <table:table-cell table:style-name="ce16" table:formula="of:=SUM([.U60:.V60])" office:value-type="float" office:value="0">
            <text:p>0.00</text:p>
          </table:table-cell>
          <table:table-cell table:style-name="ce12" table:number-columns-repeated="3"/>
          <table:table-cell table:style-name="ce16" table:formula="of:=SUM([.X60:.Z60])" office:value-type="float" office:value="0">
            <text:p>0.00</text:p>
          </table:table-cell>
          <table:table-cell table:style-name="ce12" table:number-columns-repeated="2"/>
          <table:table-cell table:style-name="ce13" table:formula="of:=SUM([.AB60:.AC60])" office:value-type="float" office:value="0">
            <text:p>0.00</text:p>
          </table:table-cell>
          <table:table-cell table:style-name="ce12" table:number-columns-repeated="3"/>
          <table:table-cell table:style-name="ce13" table:formula="of:=SUM([.AE60:.AG60])" office:value-type="float" office:value="0">
            <text:p>0.00</text:p>
          </table:table-cell>
          <table:table-cell table:style-name="ce12" table:number-columns-repeated="3"/>
          <table:table-cell table:style-name="ce13" table:formula="of:=SUM([.AI60:.AK60])" office:value-type="float" office:value="0">
            <text:p>0.00</text:p>
          </table:table-cell>
          <table:table-cell table:style-name="ce12" table:number-columns-repeated="3"/>
          <table:table-cell table:style-name="ce13" table:formula="of:=SUM([.AM60:.AO60])" office:value-type="float" office:value="0">
            <text:p>0.00</text:p>
          </table:table-cell>
          <table:table-cell table:style-name="ce12" table:number-columns-repeated="2"/>
          <table:table-cell table:style-name="ce13" table:formula="of:=SUM([.AQ60:.AR60])" office:value-type="float" office:value="0">
            <text:p>0.00</text:p>
          </table:table-cell>
          <table:table-cell table:style-name="ce12" table:number-columns-repeated="3"/>
          <table:table-cell table:style-name="ce13" table:formula="of:=SUM([.AT60:.AV60])" office:value-type="float" office:value="0">
            <text:p>0.00</text:p>
          </table:table-cell>
          <table:table-cell table:style-name="ce12" table:number-columns-repeated="4"/>
          <table:table-cell table:style-name="ce13" table:formula="of:=SUM([.AX60:.BA60])" office:value-type="float" office:value="0">
            <text:p>0.00</text:p>
          </table:table-cell>
          <table:table-cell table:style-name="ce21"/>
          <table:table-cell table:style-name="ce25" table:formula="of:=[.I60]+[.M60]+[.P60]+[.T60]+[.W60]+[.AA60]+[.AD60]+[.AH60]+[.AL60]+[.AP60]+[.AS60]+[.AW60]+[.BB60]" office:value-type="float" office:value="0">
            <text:p>0.00</text:p>
          </table:table-cell>
          <table:table-cell table:style-name="ce28" table:formula="of:=[.BD60]/[.$BD$3]" office:value-type="percentage" office:value="0">
            <text:p>0.00%</text:p>
          </table:table-cell>
          <table:table-cell table:style-name="ce34" table:formula="of:=IF([.BE60]&lt;0.5;5;IF([.BE60]&lt;0.55;4;IF([.BE60]&lt;0.6;3.7;IF([.BE60]&lt;0.65;3.3;IF([.BE60]&lt;0.7;3;IF([.BE60]&lt;0.75;2.7;IF([.BE60]&lt;0.8;2.3;IF([.BE60]&lt;0.85;2;IF([.BE60]&lt;0.9;1.7;IF([.BE60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61:.H61])" office:value-type="float" office:value="0">
            <text:p>0.00</text:p>
          </table:table-cell>
          <table:table-cell table:style-name="ce12" table:number-columns-repeated="3"/>
          <table:table-cell table:style-name="ce16" table:formula="of:=SUM([.J61:.L61])" office:value-type="float" office:value="0">
            <text:p>0.00</text:p>
          </table:table-cell>
          <table:table-cell table:style-name="ce12" table:number-columns-repeated="2"/>
          <table:table-cell table:style-name="ce16" table:formula="of:=SUM([.N61:.O61])" office:value-type="float" office:value="0">
            <text:p>0.00</text:p>
          </table:table-cell>
          <table:table-cell table:style-name="ce12" table:number-columns-repeated="3"/>
          <table:table-cell table:style-name="ce16" table:formula="of:=SUM([.Q61:.S61])" office:value-type="float" office:value="0">
            <text:p>0.00</text:p>
          </table:table-cell>
          <table:table-cell table:style-name="ce12" table:number-columns-repeated="2"/>
          <table:table-cell table:style-name="ce16" table:formula="of:=SUM([.U61:.V61])" office:value-type="float" office:value="0">
            <text:p>0.00</text:p>
          </table:table-cell>
          <table:table-cell table:style-name="ce12" table:number-columns-repeated="3"/>
          <table:table-cell table:style-name="ce16" table:formula="of:=SUM([.X61:.Z61])" office:value-type="float" office:value="0">
            <text:p>0.00</text:p>
          </table:table-cell>
          <table:table-cell table:style-name="ce12" table:number-columns-repeated="2"/>
          <table:table-cell table:style-name="ce13" table:formula="of:=SUM([.AB61:.AC61])" office:value-type="float" office:value="0">
            <text:p>0.00</text:p>
          </table:table-cell>
          <table:table-cell table:style-name="ce12" table:number-columns-repeated="3"/>
          <table:table-cell table:style-name="ce13" table:formula="of:=SUM([.AE61:.AG61])" office:value-type="float" office:value="0">
            <text:p>0.00</text:p>
          </table:table-cell>
          <table:table-cell table:style-name="ce12" table:number-columns-repeated="3"/>
          <table:table-cell table:style-name="ce13" table:formula="of:=SUM([.AI61:.AK61])" office:value-type="float" office:value="0">
            <text:p>0.00</text:p>
          </table:table-cell>
          <table:table-cell table:style-name="ce12" table:number-columns-repeated="3"/>
          <table:table-cell table:style-name="ce13" table:formula="of:=SUM([.AM61:.AO61])" office:value-type="float" office:value="0">
            <text:p>0.00</text:p>
          </table:table-cell>
          <table:table-cell table:style-name="ce12" table:number-columns-repeated="2"/>
          <table:table-cell table:style-name="ce13" table:formula="of:=SUM([.AQ61:.AR61])" office:value-type="float" office:value="0">
            <text:p>0.00</text:p>
          </table:table-cell>
          <table:table-cell table:style-name="ce12" table:number-columns-repeated="3"/>
          <table:table-cell table:style-name="ce13" table:formula="of:=SUM([.AT61:.AV61])" office:value-type="float" office:value="0">
            <text:p>0.00</text:p>
          </table:table-cell>
          <table:table-cell table:style-name="ce12" table:number-columns-repeated="4"/>
          <table:table-cell table:style-name="ce13" table:formula="of:=SUM([.AX61:.BA61])" office:value-type="float" office:value="0">
            <text:p>0.00</text:p>
          </table:table-cell>
          <table:table-cell table:style-name="ce21"/>
          <table:table-cell table:style-name="ce25" table:formula="of:=[.I61]+[.M61]+[.P61]+[.T61]+[.W61]+[.AA61]+[.AD61]+[.AH61]+[.AL61]+[.AP61]+[.AS61]+[.AW61]+[.BB61]" office:value-type="float" office:value="0">
            <text:p>0.00</text:p>
          </table:table-cell>
          <table:table-cell table:style-name="ce28" table:formula="of:=[.BD61]/[.$BD$3]" office:value-type="percentage" office:value="0">
            <text:p>0.00%</text:p>
          </table:table-cell>
          <table:table-cell table:style-name="ce34" table:formula="of:=IF([.BE61]&lt;0.5;5;IF([.BE61]&lt;0.55;4;IF([.BE61]&lt;0.6;3.7;IF([.BE61]&lt;0.65;3.3;IF([.BE61]&lt;0.7;3;IF([.BE61]&lt;0.75;2.7;IF([.BE61]&lt;0.8;2.3;IF([.BE61]&lt;0.85;2;IF([.BE61]&lt;0.9;1.7;IF([.BE61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62:.H62])" office:value-type="float" office:value="0">
            <text:p>0.00</text:p>
          </table:table-cell>
          <table:table-cell table:style-name="ce12" table:number-columns-repeated="3"/>
          <table:table-cell table:style-name="ce16" table:formula="of:=SUM([.J62:.L62])" office:value-type="float" office:value="0">
            <text:p>0.00</text:p>
          </table:table-cell>
          <table:table-cell table:style-name="ce12" table:number-columns-repeated="2"/>
          <table:table-cell table:style-name="ce16" table:formula="of:=SUM([.N62:.O62])" office:value-type="float" office:value="0">
            <text:p>0.00</text:p>
          </table:table-cell>
          <table:table-cell table:style-name="ce12" table:number-columns-repeated="3"/>
          <table:table-cell table:style-name="ce16" table:formula="of:=SUM([.Q62:.S62])" office:value-type="float" office:value="0">
            <text:p>0.00</text:p>
          </table:table-cell>
          <table:table-cell table:style-name="ce12" table:number-columns-repeated="2"/>
          <table:table-cell table:style-name="ce16" table:formula="of:=SUM([.U62:.V62])" office:value-type="float" office:value="0">
            <text:p>0.00</text:p>
          </table:table-cell>
          <table:table-cell table:style-name="ce12" table:number-columns-repeated="3"/>
          <table:table-cell table:style-name="ce16" table:formula="of:=SUM([.X62:.Z62])" office:value-type="float" office:value="0">
            <text:p>0.00</text:p>
          </table:table-cell>
          <table:table-cell table:style-name="ce12" table:number-columns-repeated="2"/>
          <table:table-cell table:style-name="ce13" table:formula="of:=SUM([.AB62:.AC62])" office:value-type="float" office:value="0">
            <text:p>0.00</text:p>
          </table:table-cell>
          <table:table-cell table:style-name="ce12" table:number-columns-repeated="3"/>
          <table:table-cell table:style-name="ce13" table:formula="of:=SUM([.AE62:.AG62])" office:value-type="float" office:value="0">
            <text:p>0.00</text:p>
          </table:table-cell>
          <table:table-cell table:style-name="ce12" table:number-columns-repeated="3"/>
          <table:table-cell table:style-name="ce13" table:formula="of:=SUM([.AI62:.AK62])" office:value-type="float" office:value="0">
            <text:p>0.00</text:p>
          </table:table-cell>
          <table:table-cell table:style-name="ce12" table:number-columns-repeated="3"/>
          <table:table-cell table:style-name="ce13" table:formula="of:=SUM([.AM62:.AO62])" office:value-type="float" office:value="0">
            <text:p>0.00</text:p>
          </table:table-cell>
          <table:table-cell table:style-name="ce12" table:number-columns-repeated="2"/>
          <table:table-cell table:style-name="ce13" table:formula="of:=SUM([.AQ62:.AR62])" office:value-type="float" office:value="0">
            <text:p>0.00</text:p>
          </table:table-cell>
          <table:table-cell table:style-name="ce12" table:number-columns-repeated="3"/>
          <table:table-cell table:style-name="ce13" table:formula="of:=SUM([.AT62:.AV62])" office:value-type="float" office:value="0">
            <text:p>0.00</text:p>
          </table:table-cell>
          <table:table-cell table:style-name="ce12" table:number-columns-repeated="4"/>
          <table:table-cell table:style-name="ce13" table:formula="of:=SUM([.AX62:.BA62])" office:value-type="float" office:value="0">
            <text:p>0.00</text:p>
          </table:table-cell>
          <table:table-cell table:style-name="ce21"/>
          <table:table-cell table:style-name="ce25" table:formula="of:=[.I62]+[.M62]+[.P62]+[.T62]+[.W62]+[.AA62]+[.AD62]+[.AH62]+[.AL62]+[.AP62]+[.AS62]+[.AW62]+[.BB62]" office:value-type="float" office:value="0">
            <text:p>0.00</text:p>
          </table:table-cell>
          <table:table-cell table:style-name="ce28" table:formula="of:=[.BD62]/[.$BD$3]" office:value-type="percentage" office:value="0">
            <text:p>0.00%</text:p>
          </table:table-cell>
          <table:table-cell table:style-name="ce34" table:formula="of:=IF([.BE62]&lt;0.5;5;IF([.BE62]&lt;0.55;4;IF([.BE62]&lt;0.6;3.7;IF([.BE62]&lt;0.65;3.3;IF([.BE62]&lt;0.7;3;IF([.BE62]&lt;0.75;2.7;IF([.BE62]&lt;0.8;2.3;IF([.BE62]&lt;0.85;2;IF([.BE62]&lt;0.9;1.7;IF([.BE62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 table:visibility="collapse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63:.H63])" office:value-type="float" office:value="0">
            <text:p>0.00</text:p>
          </table:table-cell>
          <table:table-cell table:style-name="ce12" table:number-columns-repeated="3"/>
          <table:table-cell table:style-name="ce16" table:formula="of:=SUM([.J63:.L63])" office:value-type="float" office:value="0">
            <text:p>0.00</text:p>
          </table:table-cell>
          <table:table-cell table:style-name="ce12" table:number-columns-repeated="2"/>
          <table:table-cell table:style-name="ce16" table:formula="of:=SUM([.N63:.O63])" office:value-type="float" office:value="0">
            <text:p>0.00</text:p>
          </table:table-cell>
          <table:table-cell table:style-name="ce12" table:number-columns-repeated="3"/>
          <table:table-cell table:style-name="ce16" table:formula="of:=SUM([.Q63:.S63])" office:value-type="float" office:value="0">
            <text:p>0.00</text:p>
          </table:table-cell>
          <table:table-cell table:style-name="ce12" table:number-columns-repeated="2"/>
          <table:table-cell table:style-name="ce16" table:formula="of:=SUM([.U63:.V63])" office:value-type="float" office:value="0">
            <text:p>0.00</text:p>
          </table:table-cell>
          <table:table-cell table:style-name="ce12" table:number-columns-repeated="3"/>
          <table:table-cell table:style-name="ce16" table:formula="of:=SUM([.X63:.Z63])" office:value-type="float" office:value="0">
            <text:p>0.00</text:p>
          </table:table-cell>
          <table:table-cell table:style-name="ce12" table:number-columns-repeated="2"/>
          <table:table-cell table:style-name="ce13" table:formula="of:=SUM([.AB63:.AC63])" office:value-type="float" office:value="0">
            <text:p>0.00</text:p>
          </table:table-cell>
          <table:table-cell table:style-name="ce12" table:number-columns-repeated="3"/>
          <table:table-cell table:style-name="ce13" table:formula="of:=SUM([.AE63:.AG63])" office:value-type="float" office:value="0">
            <text:p>0.00</text:p>
          </table:table-cell>
          <table:table-cell table:style-name="ce12" table:number-columns-repeated="3"/>
          <table:table-cell table:style-name="ce13" table:formula="of:=SUM([.AI63:.AK63])" office:value-type="float" office:value="0">
            <text:p>0.00</text:p>
          </table:table-cell>
          <table:table-cell table:style-name="ce12" table:number-columns-repeated="3"/>
          <table:table-cell table:style-name="ce13" table:formula="of:=SUM([.AM63:.AO63])" office:value-type="float" office:value="0">
            <text:p>0.00</text:p>
          </table:table-cell>
          <table:table-cell table:style-name="ce12" table:number-columns-repeated="2"/>
          <table:table-cell table:style-name="ce13" table:formula="of:=SUM([.AQ63:.AR63])" office:value-type="float" office:value="0">
            <text:p>0.00</text:p>
          </table:table-cell>
          <table:table-cell table:style-name="ce12" table:number-columns-repeated="3"/>
          <table:table-cell table:style-name="ce13" table:formula="of:=SUM([.AT63:.AV63])" office:value-type="float" office:value="0">
            <text:p>0.00</text:p>
          </table:table-cell>
          <table:table-cell table:style-name="ce12" table:number-columns-repeated="4"/>
          <table:table-cell table:style-name="ce13" table:formula="of:=SUM([.AX63:.BA63])" office:value-type="float" office:value="0">
            <text:p>0.00</text:p>
          </table:table-cell>
          <table:table-cell table:style-name="ce21"/>
          <table:table-cell table:style-name="ce25" table:formula="of:=[.I63]+[.M63]+[.P63]+[.T63]+[.W63]+[.AA63]+[.AD63]+[.AH63]+[.AL63]+[.AP63]+[.AS63]+[.AW63]+[.BB63]" office:value-type="float" office:value="0">
            <text:p>0.00</text:p>
          </table:table-cell>
          <table:table-cell table:style-name="ce28" table:formula="of:=[.BD63]/[.$BD$3]" office:value-type="percentage" office:value="0">
            <text:p>0.00%</text:p>
          </table:table-cell>
          <table:table-cell table:style-name="ce34" table:formula="of:=IF([.BE63]&lt;0.5;5;IF([.BE63]&lt;0.55;4;IF([.BE63]&lt;0.6;3.7;IF([.BE63]&lt;0.65;3.3;IF([.BE63]&lt;0.7;3;IF([.BE63]&lt;0.75;2.7;IF([.BE63]&lt;0.8;2.3;IF([.BE63]&lt;0.85;2;IF([.BE63]&lt;0.9;1.7;IF([.BE63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 table:style-name="ce2"/>
          <table:table-cell table:style-name="ce12" table:number-columns-repeated="2"/>
          <table:table-cell table:style-name="ce16" table:formula="of:=SUM([.G64:.H64])" office:value-type="float" office:value="0">
            <text:p>0.00</text:p>
          </table:table-cell>
          <table:table-cell table:style-name="ce12" table:number-columns-repeated="3"/>
          <table:table-cell table:style-name="ce16" table:formula="of:=SUM([.J64:.L64])" office:value-type="float" office:value="0">
            <text:p>0.00</text:p>
          </table:table-cell>
          <table:table-cell table:style-name="ce12" table:number-columns-repeated="2"/>
          <table:table-cell table:style-name="ce16" table:formula="of:=SUM([.N64:.O64])" office:value-type="float" office:value="0">
            <text:p>0.00</text:p>
          </table:table-cell>
          <table:table-cell table:style-name="ce12" table:number-columns-repeated="3"/>
          <table:table-cell table:style-name="ce16" table:formula="of:=SUM([.Q64:.S64])" office:value-type="float" office:value="0">
            <text:p>0.00</text:p>
          </table:table-cell>
          <table:table-cell table:style-name="ce12" table:number-columns-repeated="2"/>
          <table:table-cell table:style-name="ce16" table:formula="of:=SUM([.U64:.V64])" office:value-type="float" office:value="0">
            <text:p>0.00</text:p>
          </table:table-cell>
          <table:table-cell table:style-name="ce12" table:number-columns-repeated="3"/>
          <table:table-cell table:style-name="ce16" table:formula="of:=SUM([.X64:.Z64])" office:value-type="float" office:value="0">
            <text:p>0.00</text:p>
          </table:table-cell>
          <table:table-cell table:style-name="ce12" table:number-columns-repeated="2"/>
          <table:table-cell table:style-name="ce13" table:formula="of:=SUM([.AB64:.AC64])" office:value-type="float" office:value="0">
            <text:p>0.00</text:p>
          </table:table-cell>
          <table:table-cell table:style-name="ce12" table:number-columns-repeated="3"/>
          <table:table-cell table:style-name="ce13" table:formula="of:=SUM([.AE64:.AG64])" office:value-type="float" office:value="0">
            <text:p>0.00</text:p>
          </table:table-cell>
          <table:table-cell table:style-name="ce12" table:number-columns-repeated="3"/>
          <table:table-cell table:style-name="ce13" table:formula="of:=SUM([.AI64:.AK64])" office:value-type="float" office:value="0">
            <text:p>0.00</text:p>
          </table:table-cell>
          <table:table-cell table:style-name="ce12" table:number-columns-repeated="3"/>
          <table:table-cell table:style-name="ce13" table:formula="of:=SUM([.AM64:.AO64])" office:value-type="float" office:value="0">
            <text:p>0.00</text:p>
          </table:table-cell>
          <table:table-cell table:style-name="ce12" table:number-columns-repeated="2"/>
          <table:table-cell table:style-name="ce13" table:formula="of:=SUM([.AQ64:.AR64])" office:value-type="float" office:value="0">
            <text:p>0.00</text:p>
          </table:table-cell>
          <table:table-cell table:style-name="ce12" table:number-columns-repeated="3"/>
          <table:table-cell table:style-name="ce13" table:formula="of:=SUM([.AT64:.AV64])" office:value-type="float" office:value="0">
            <text:p>0.00</text:p>
          </table:table-cell>
          <table:table-cell table:style-name="ce12" table:number-columns-repeated="4"/>
          <table:table-cell table:style-name="ce13" table:formula="of:=SUM([.AX64:.BA64])" office:value-type="float" office:value="0">
            <text:p>0.00</text:p>
          </table:table-cell>
          <table:table-cell table:style-name="ce21"/>
          <table:table-cell table:style-name="ce25" table:formula="of:=[.I64]+[.M64]+[.P64]+[.T64]+[.W64]+[.AA64]+[.AD64]+[.AH64]+[.AL64]+[.AP64]+[.AS64]+[.AW64]+[.BB64]" office:value-type="float" office:value="0">
            <text:p>0.00</text:p>
          </table:table-cell>
          <table:table-cell table:style-name="ce28" table:formula="of:=[.BD64]/[.$BD$3]" office:value-type="percentage" office:value="0">
            <text:p>0.00%</text:p>
          </table:table-cell>
          <table:table-cell table:style-name="ce34" table:formula="of:=IF([.BE64]&lt;0.5;5;IF([.BE64]&lt;0.55;4;IF([.BE64]&lt;0.6;3.7;IF([.BE64]&lt;0.65;3.3;IF([.BE64]&lt;0.7;3;IF([.BE64]&lt;0.75;2.7;IF([.BE64]&lt;0.8;2.3;IF([.BE64]&lt;0.85;2;IF([.BE64]&lt;0.9;1.7;IF([.BE64]&lt;0.95;1.3;1))))))))))" office:value-type="float" office:value="5">
            <text:p>5.0</text:p>
          </table:table-cell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62"/>
        </table:table-row>
        <table:table-row table:style-name="ro1" table:number-rows-repeated="3">
          <table:table-cell table:style-name="ce2" table:number-columns-repeated="2"/>
          <table:table-cell/>
          <table:table-cell table:style-name="ce8" table:number-columns-repeated="2"/>
          <table:table-cell/>
          <table:table-cell table:style-name="ce12"/>
          <table:table-cell table:style-name="ce14"/>
          <table:table-cell table:style-name="ce16"/>
          <table:table-cell table:style-name="ce12" table:number-columns-repeated="3"/>
          <table:table-cell table:style-name="ce11"/>
          <table:table-cell table:style-name="ce12" table:number-columns-repeated="2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16"/>
          <table:table-cell table:style-name="ce21"/>
          <table:table-cell table:style-name="ce25"/>
          <table:table-cell table:style-name="ce30"/>
          <table:table-cell table:style-name="ce34"/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55"/>
          <table:table-cell table:number-columns-repeated="7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/>
          <table:table-cell table:style-name="ce8"/>
          <table:table-cell table:style-name="ce2"/>
          <table:table-cell table:style-name="ce16"/>
          <table:table-cell table:style-name="ce8" table:number-columns-repeated="3"/>
          <table:table-cell table:style-name="ce11"/>
          <table:table-cell table:style-name="ce2" table:number-columns-repeated="17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 table:number-columns-repeated="8"/>
          <table:table-cell table:style-name="ce8" table:number-columns-repeated="4"/>
          <table:table-cell table:style-name="ce2"/>
          <table:table-cell table:style-name="ce21"/>
          <table:table-cell table:style-name="ce26"/>
          <table:table-cell table:style-name="ce31"/>
          <table:table-cell table:style-name="ce34"/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55"/>
          <table:table-cell table:number-columns-repeated="7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/>
          <table:table-cell table:style-name="ce8"/>
          <table:table-cell table:style-name="ce2"/>
          <table:table-cell table:style-name="ce16"/>
          <table:table-cell table:style-name="ce8" table:number-columns-repeated="3"/>
          <table:table-cell table:style-name="ce11"/>
          <table:table-cell table:style-name="ce2" table:number-columns-repeated="21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 table:number-columns-repeated="13"/>
          <table:table-cell table:style-name="ce21"/>
          <table:table-cell table:style-name="ce26"/>
          <table:table-cell table:style-name="ce31"/>
          <table:table-cell table:style-name="ce34"/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55"/>
          <table:table-cell table:number-columns-repeated="7"/>
        </table:table-row>
        <table:table-row table:style-name="ro1">
          <table:table-cell table:style-name="ce2" table:number-columns-repeated="3"/>
          <table:table-cell table:style-name="ce8" table:number-columns-repeated="2"/>
          <table:table-cell/>
          <table:table-cell table:style-name="ce8"/>
          <table:table-cell table:style-name="ce2"/>
          <table:table-cell table:style-name="ce16"/>
          <table:table-cell table:style-name="ce8" table:number-columns-repeated="3"/>
          <table:table-cell table:style-name="ce11"/>
          <table:table-cell table:style-name="ce2" table:number-columns-repeated="21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 table:number-columns-repeated="4"/>
          <table:table-cell table:style-name="ce12" table:number-columns-repeated="3"/>
          <table:table-cell table:style-name="ce2" table:number-columns-repeated="6"/>
          <table:table-cell table:style-name="ce21"/>
          <table:table-cell table:style-name="ce26"/>
          <table:table-cell table:style-name="ce31"/>
          <table:table-cell table:style-name="ce34"/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55"/>
          <table:table-cell table:number-columns-repeated="7"/>
        </table:table-row>
        <table:table-row table:style-name="ro1" table:number-rows-repeated="4">
          <table:table-cell table:style-name="ce2" table:number-columns-repeated="3"/>
          <table:table-cell table:style-name="ce8" table:number-columns-repeated="2"/>
          <table:table-cell/>
          <table:table-cell table:style-name="ce8"/>
          <table:table-cell table:style-name="ce2"/>
          <table:table-cell table:style-name="ce16"/>
          <table:table-cell table:style-name="ce8" table:number-columns-repeated="3"/>
          <table:table-cell table:style-name="ce11"/>
          <table:table-cell table:style-name="ce2" table:number-columns-repeated="21"/>
          <table:table-cell table:style-name="ce8" table:number-columns-repeated="3"/>
          <table:table-cell table:style-name="ce2"/>
          <table:table-cell table:style-name="ce8" table:number-columns-repeated="3"/>
          <table:table-cell table:style-name="ce2" table:number-columns-repeated="13"/>
          <table:table-cell table:style-name="ce21"/>
          <table:table-cell table:style-name="ce26"/>
          <table:table-cell table:style-name="ce31"/>
          <table:table-cell table:style-name="ce34"/>
          <table:table-cell table:style-name="ce35"/>
          <table:table-cell table:style-name="ce39"/>
          <table:table-cell table:style-name="ce34"/>
          <table:table-cell table:style-name="ce42"/>
          <table:table-cell table:style-name="ce2" table:number-columns-repeated="955"/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ce16"/>
          <table:table-cell table:number-columns-repeated="3"/>
          <table:table-cell table:style-name="ce11"/>
          <table:table-cell table:number-columns-repeated="21"/>
          <table:table-cell table:style-name="ce9" table:number-columns-repeated="3"/>
          <table:table-cell/>
          <table:table-cell table:style-name="ce9" table:number-columns-repeated="3"/>
          <table:table-cell table:number-columns-repeated="983"/>
        </table:table-row>
        <table:table-row table:style-name="ro1" table:number-rows-repeated="16">
          <table:table-cell table:number-columns-repeated="34"/>
          <table:table-cell table:style-name="ce9" table:number-columns-repeated="3"/>
          <table:table-cell/>
          <table:table-cell table:style-name="ce9" table:number-columns-repeated="3"/>
          <table:table-cell table:number-columns-repeated="983"/>
        </table:table-row>
        <table:table-row table:style-name="ro1">
          <table:table-cell table:number-columns-repeated="34"/>
          <table:table-cell table:style-name="ce9" table:number-columns-repeated="3"/>
          <table:table-cell table:number-columns-repeated="98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微软雅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11-18T11:30:35</dc:date>
    <dc:creator>Bingo </dc:creator>
    <meta:editing-duration>P31DT21H35M10S</meta:editing-duration>
    <meta:editing-cycles>1459</meta:editing-cycles>
    <meta:printed-by>Olaf Bergmann</meta:printed-by>
    <meta:print-date>2014-10-28T15:48:55.980302589</meta:print-date>
    <meta:document-statistic meta:table-count="1" meta:cell-count="1267" meta:object-count="0"/>
  </office:meta>
</office:document-meta>
</file>